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d820" officeooo:paragraph-rsid="0013d820"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3d820" officeooo:paragraph-rsid="0013d82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3d820" officeooo:paragraph-rsid="0041c7e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3d820" officeooo:paragraph-rsid="0043982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3d820" officeooo:paragraph-rsid="00491af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491afd"/>
    </style:style>
    <style:style style:name="P7" style:family="paragraph" style:parent-style-name="Standard">
      <style:paragraph-properties fo:text-align="start" style:justify-single-word="false"/>
      <style:text-properties officeooo:paragraph-rsid="00a6acae"/>
    </style:style>
    <style:style style:name="P8" style:family="paragraph" style:parent-style-name="Standard">
      <style:paragraph-properties fo:line-height="100%" fo:text-align="start" style:justify-single-word="false"/>
      <style:text-properties officeooo:paragraph-rsid="00491afd"/>
    </style:style>
    <style:style style:name="P9" style:family="paragraph" style:parent-style-name="Standard">
      <style:paragraph-properties fo:line-height="100%" fo:text-align="start" style:justify-single-word="false"/>
      <style:text-properties officeooo:paragraph-rsid="00a6acae"/>
    </style:style>
    <style:style style:name="P10" style:family="paragraph" style:parent-style-name="Standard">
      <style:paragraph-properties fo:text-align="start" style:justify-single-word="false"/>
      <style:text-properties officeooo:rsid="00a6acae" officeooo:paragraph-rsid="00a6acae"/>
    </style:style>
    <style:style style:name="P11" style:family="paragraph" style:parent-style-name="Text_20_body">
      <style:paragraph-properties fo:text-align="start" style:justify-single-word="false"/>
      <style:text-properties officeooo:paragraph-rsid="0013d820"/>
    </style:style>
    <style:style style:name="P12" style:family="paragraph" style:parent-style-name="Text_20_body">
      <style:paragraph-properties fo:text-align="start" style:justify-single-word="false"/>
      <style:text-properties officeooo:paragraph-rsid="00a6acae"/>
    </style:style>
    <style:style style:name="P13" style:family="paragraph" style:parent-style-name="Text_20_body">
      <style:paragraph-properties fo:text-align="start" style:justify-single-word="false">
        <style:tab-stops>
          <style:tab-stop style:position="17.727cm"/>
        </style:tab-stops>
      </style:paragraph-properties>
    </style:style>
    <style:style style:name="P14" style:family="paragraph" style:parent-style-name="Text_20_body">
      <style:paragraph-properties fo:text-align="start" style:justify-single-word="false"/>
      <style:text-properties fo:font-size="12pt" style:text-underline-style="none" fo:font-weight="normal" officeooo:rsid="0013d820" officeooo:paragraph-rsid="00439822" style:font-size-asian="10.5pt" style:font-weight-asian="normal" style:font-size-complex="12pt" style:font-weight-complex="normal"/>
    </style:style>
    <style:style style:name="P15" style:family="paragraph" style:parent-style-name="Text_20_body">
      <style:paragraph-properties fo:line-height="100%"/>
    </style:style>
    <style:style style:name="P16" style:family="paragraph" style:parent-style-name="Text_20_body">
      <style:paragraph-properties fo:line-height="100%" fo:text-align="start" style:justify-single-word="false"/>
      <style:text-properties officeooo:paragraph-rsid="00491afd"/>
    </style:style>
    <style:style style:name="P17" style:family="paragraph" style:parent-style-name="Text_20_body">
      <style:paragraph-properties fo:line-height="100%" fo:text-align="start" style:justify-single-word="false"/>
      <style:text-properties officeooo:paragraph-rsid="00d69cde"/>
    </style:style>
    <style:style style:name="P18" style:family="paragraph" style:parent-style-name="Text_20_body">
      <style:paragraph-properties fo:line-height="100%" fo:text-align="start" style:justify-single-word="false"/>
      <style:text-properties officeooo:paragraph-rsid="00a6acae"/>
    </style:style>
    <style:style style:name="P19" style:family="paragraph" style:parent-style-name="Text_20_body">
      <style:paragraph-properties fo:line-height="100%" fo:text-align="start" style:justify-single-word="false"/>
      <style:text-properties officeooo:paragraph-rsid="014ca694"/>
    </style:style>
    <style:style style:name="P20" style:family="paragraph" style:parent-style-name="Text_20_body">
      <style:paragraph-properties fo:line-height="100%" fo:text-align="start" style:justify-single-word="false"/>
      <style:text-properties officeooo:paragraph-rsid="01512abf"/>
    </style:style>
    <style:style style:name="P21" style:family="paragraph" style:parent-style-name="Text_20_body">
      <style:paragraph-properties fo:line-height="100%"/>
      <style:text-properties officeooo:paragraph-rsid="0185b591"/>
    </style:style>
    <style:style style:name="P22" style:family="paragraph" style:parent-style-name="Text_20_body">
      <style:paragraph-properties fo:line-height="100%"/>
      <style:text-properties officeooo:paragraph-rsid="0186c78c"/>
    </style:style>
    <style:style style:name="P23" style:family="paragraph" style:parent-style-name="Text_20_body">
      <style:paragraph-properties fo:line-height="100%"/>
      <style:text-properties officeooo:paragraph-rsid="018d32fa"/>
    </style:style>
    <style:style style:name="P24" style:family="paragraph" style:parent-style-name="Text_20_body">
      <style:paragraph-properties fo:line-height="100%"/>
      <style:text-properties officeooo:paragraph-rsid="01bdf834"/>
    </style:style>
    <style:style style:name="P25" style:family="paragraph" style:parent-style-name="Text_20_body">
      <style:paragraph-properties fo:line-height="100%"/>
      <style:text-properties officeooo:paragraph-rsid="01d92ed3"/>
    </style:style>
    <style:style style:name="P26" style:family="paragraph" style:parent-style-name="Text_20_body">
      <style:paragraph-properties fo:line-height="100%"/>
      <style:text-properties officeooo:rsid="018d32fa" officeooo:paragraph-rsid="018d32fa"/>
    </style:style>
    <style:style style:name="P27" style:family="paragraph" style:parent-style-name="Text_20_body">
      <style:paragraph-properties fo:text-align="center" style:justify-single-word="false">
        <style:tab-stops>
          <style:tab-stop style:position="17.727cm"/>
        </style:tab-stops>
      </style:paragraph-properties>
    </style:style>
    <style:style style:name="P28" style:family="paragraph" style:parent-style-name="Preformatted_20_Text">
      <style:paragraph-properties fo:text-align="start" style:justify-single-word="false"/>
      <style:text-properties fo:font-size="12pt" style:text-underline-style="none" fo:font-weight="normal" officeooo:rsid="0013d820" officeooo:paragraph-rsid="0013d820" style:font-size-asian="10.5pt" style:font-weight-asian="normal" style:font-size-complex="12pt" style:font-weight-complex="normal"/>
    </style:style>
    <style:style style:name="P29" style:family="paragraph" style:parent-style-name="Preformatted_20_Text">
      <style:paragraph-properties fo:text-align="start" style:justify-single-word="false"/>
      <style:text-properties officeooo:paragraph-rsid="0013d820"/>
    </style:style>
    <style:style style:name="P30" style:family="paragraph" style:parent-style-name="Preformatted_20_Text">
      <style:paragraph-properties fo:text-align="start" style:justify-single-word="false"/>
      <style:text-properties officeooo:paragraph-rsid="0019f3bc"/>
    </style:style>
    <style:style style:name="P31" style:family="paragraph" style:parent-style-name="Preformatted_20_Text">
      <style:paragraph-properties fo:line-height="100%"/>
    </style:style>
    <style:style style:name="P32" style:family="paragraph" style:parent-style-name="Preformatted_20_Text">
      <style:paragraph-properties fo:line-height="100%" fo:text-align="start" style:justify-single-word="false"/>
      <style:text-properties officeooo:paragraph-rsid="00a6acae"/>
    </style:style>
    <style:style style:name="P33" style:family="paragraph" style:parent-style-name="Preformatted_20_Text">
      <style:paragraph-properties fo:line-height="100%"/>
      <style:text-properties officeooo:paragraph-rsid="018d32fa"/>
    </style:style>
    <style:style style:name="P34" style:family="paragraph" style:parent-style-name="Preformatted_20_Text">
      <style:paragraph-properties fo:margin-top="0cm" fo:margin-bottom="0.499cm" style:contextual-spacing="false"/>
    </style:style>
    <style:style style:name="P35" style:family="paragraph" style:parent-style-name="Preformatted_20_Text">
      <style:paragraph-properties fo:margin-top="0cm" fo:margin-bottom="0.499cm" style:contextual-spacing="false" fo:line-height="100%"/>
    </style:style>
    <style:style style:name="P36" style:family="paragraph" style:parent-style-name="Heading_20_3">
      <style:paragraph-properties fo:text-align="start" style:justify-single-word="false"/>
      <style:text-properties officeooo:paragraph-rsid="0013d820"/>
    </style:style>
    <style:style style:name="P37" style:family="paragraph" style:parent-style-name="Heading_20_3">
      <style:paragraph-properties fo:text-align="start" style:justify-single-word="false"/>
      <style:text-properties officeooo:paragraph-rsid="00491afd"/>
    </style:style>
    <style:style style:name="P38" style:family="paragraph" style:parent-style-name="Heading_20_3">
      <style:paragraph-properties fo:text-align="start" style:justify-single-word="false">
        <style:tab-stops>
          <style:tab-stop style:position="17.727cm"/>
        </style:tab-stops>
      </style:paragraph-properties>
    </style:style>
    <style:style style:name="P39" style:family="paragraph" style:parent-style-name="Heading_20_3">
      <style:paragraph-properties fo:text-align="start" style:justify-single-word="false"/>
      <style:text-properties fo:font-size="12pt" style:text-underline-style="none" fo:font-weight="normal" officeooo:rsid="0013d820" officeooo:paragraph-rsid="00439822" style:font-size-asian="10.5pt" style:font-weight-asian="normal" style:font-size-complex="12pt" style:font-weight-complex="normal"/>
    </style:style>
    <style:style style:name="P40" style:family="paragraph" style:parent-style-name="Heading_20_3">
      <style:paragraph-properties fo:text-align="start" style:justify-single-word="false"/>
      <style:text-properties fo:font-size="12pt" style:text-underline-style="none" fo:font-weight="normal" officeooo:rsid="0013d820" officeooo:paragraph-rsid="00491afd" style:font-size-asian="10.5pt" style:font-weight-asian="normal" style:font-size-complex="12pt" style:font-weight-complex="normal"/>
    </style:style>
    <style:style style:name="P41" style:family="paragraph" style:parent-style-name="Heading_20_3">
      <style:paragraph-properties fo:line-height="100%" fo:text-align="start" style:justify-single-word="false"/>
      <style:text-properties officeooo:paragraph-rsid="00491afd"/>
    </style:style>
    <style:style style:name="P42" style:family="paragraph" style:parent-style-name="Heading_20_2">
      <style:paragraph-properties fo:text-align="start" style:justify-single-word="false"/>
      <style:text-properties officeooo:paragraph-rsid="00491afd"/>
    </style:style>
    <style:style style:name="P43" style:family="paragraph" style:parent-style-name="Heading_20_2">
      <style:paragraph-properties fo:text-align="start" style:justify-single-word="false"/>
      <style:text-properties officeooo:paragraph-rsid="00a6acae"/>
    </style:style>
    <style:style style:name="P44" style:family="paragraph" style:parent-style-name="Heading_20_2">
      <style:paragraph-properties fo:text-align="start" style:justify-single-word="false"/>
      <style:text-properties officeooo:rsid="00a6acae" officeooo:paragraph-rsid="00a6acae"/>
    </style:style>
    <style:style style:name="P45" style:family="paragraph" style:parent-style-name="Heading_20_2">
      <style:paragraph-properties fo:line-height="100%"/>
    </style:style>
    <style:style style:name="P46" style:family="paragraph" style:parent-style-name="Heading_20_2">
      <style:paragraph-properties fo:line-height="100%" fo:text-align="start" style:justify-single-word="false"/>
      <style:text-properties officeooo:paragraph-rsid="00a6acae"/>
    </style:style>
    <style:style style:name="P47" style:family="paragraph" style:parent-style-name="Heading_20_2">
      <style:paragraph-properties fo:line-height="100%" fo:text-align="start" style:justify-single-word="false"/>
      <style:text-properties officeooo:paragraph-rsid="00d69cde"/>
    </style:style>
    <style:style style:name="P48" style:family="paragraph" style:parent-style-name="Heading_20_2">
      <style:paragraph-properties fo:line-height="100%" fo:text-align="start" style:justify-single-word="false"/>
      <style:text-properties officeooo:paragraph-rsid="014ca694"/>
    </style:style>
    <style:style style:name="P49" style:family="paragraph" style:parent-style-name="Heading_20_2">
      <style:paragraph-properties fo:line-height="100%" fo:text-align="start" style:justify-single-word="false"/>
      <style:text-properties officeooo:paragraph-rsid="01512abf"/>
    </style:style>
    <style:style style:name="P50" style:family="paragraph" style:parent-style-name="Heading_20_2">
      <style:paragraph-properties fo:line-height="100%"/>
      <style:text-properties officeooo:paragraph-rsid="0186c78c"/>
    </style:style>
    <style:style style:name="P51" style:family="paragraph" style:parent-style-name="Heading_20_2">
      <style:paragraph-properties fo:line-height="100%"/>
      <style:text-properties officeooo:paragraph-rsid="018d32fa"/>
    </style:style>
    <style:style style:name="P52" style:family="paragraph" style:parent-style-name="Heading_20_2">
      <style:paragraph-properties fo:line-height="100%"/>
      <style:text-properties officeooo:rsid="018d32fa" officeooo:paragraph-rsid="018d32fa"/>
    </style:style>
    <style:style style:name="P53" style:family="paragraph" style:parent-style-name="Text_20_body">
      <style:paragraph-properties fo:text-align="start" style:justify-single-word="false" fo:background-color="#ffffff">
        <style:tab-stops>
          <style:tab-stop style:position="17.727cm"/>
        </style:tab-stops>
        <style:background-image/>
      </style:paragraph-properties>
    </style:style>
    <style:style style:name="P54" style:family="paragraph" style:parent-style-name="Preformatted_20_Text">
      <style:paragraph-properties fo:margin-top="0cm" fo:margin-bottom="0.499cm" style:contextual-spacing="false"/>
    </style:style>
    <style:style style:name="P55" style:family="paragraph" style:parent-style-name="Preformatted_20_Text">
      <style:paragraph-properties fo:margin-top="0cm" fo:margin-bottom="0.499cm" style:contextual-spacing="false"/>
      <style:text-properties officeooo:paragraph-rsid="02015194"/>
    </style:style>
    <style:style style:name="P56" style:family="paragraph" style:parent-style-name="Preformatted_20_Text">
      <style:paragraph-properties fo:margin-top="0cm" fo:margin-bottom="0.499cm" style:contextual-spacing="false"/>
      <style:text-properties officeooo:paragraph-rsid="0202057c"/>
    </style:style>
    <style:style style:name="P57" style:family="paragraph" style:parent-style-name="Preformatted_20_Text">
      <style:paragraph-properties fo:margin-top="0cm" fo:margin-bottom="0.499cm" style:contextual-spacing="false"/>
      <style:text-properties officeooo:paragraph-rsid="020317bf"/>
    </style:style>
    <style:style style:name="P58" style:family="paragraph" style:parent-style-name="Text_20_body" style:list-style-name="L1">
      <style:paragraph-properties fo:line-height="100%" fo:text-align="start" style:justify-single-word="false"/>
      <style:text-properties officeooo:paragraph-rsid="00d69cde"/>
    </style:style>
    <style:style style:name="P59" style:family="paragraph" style:parent-style-name="Text_20_body" style:list-style-name="L1">
      <style:paragraph-properties fo:line-height="100%" fo:text-align="start" style:justify-single-word="false"/>
      <style:text-properties officeooo:paragraph-rsid="00ef68dd"/>
    </style:style>
    <style:style style:name="P60" style:family="paragraph" style:parent-style-name="Text_20_body" style:list-style-name="L3">
      <style:paragraph-properties fo:line-height="100%" fo:text-align="start" style:justify-single-word="false"/>
      <style:text-properties officeooo:paragraph-rsid="00a6acae"/>
    </style:style>
    <style:style style:name="P61" style:family="paragraph" style:parent-style-name="Text_20_body" style:list-style-name="L5">
      <style:paragraph-properties fo:line-height="100%"/>
      <style:text-properties officeooo:paragraph-rsid="0186c78c"/>
    </style:style>
    <style:style style:name="P62" style:family="paragraph" style:parent-style-name="Text_20_body" style:list-style-name="L7">
      <style:paragraph-properties fo:line-height="100%"/>
    </style:style>
    <style:style style:name="P63" style:family="paragraph" style:parent-style-name="Text_20_body" style:list-style-name="L2">
      <style:paragraph-properties fo:text-align="start" style:justify-single-word="false"/>
      <style:text-properties officeooo:paragraph-rsid="00a6acae"/>
    </style:style>
    <style:style style:name="P64" style:family="paragraph" style:parent-style-name="Text_20_body" style:list-style-name="L4"/>
    <style:style style:name="P65" style:family="paragraph" style:parent-style-name="Text_20_body">
      <style:text-properties officeooo:paragraph-rsid="01f84d98"/>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text-properties fo:color="#000000" officeooo:rsid="020b4d4a"/>
    </style:style>
    <style:style style:name="P69" style:family="paragraph" style:parent-style-name="Text_20_body" style:list-style-name="L10">
      <style:text-properties fo:color="#000000" officeooo:rsid="020b4d4a"/>
    </style:style>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 style:master-page-name="">
      <style:paragraph-properties fo:margin-left="0cm" fo:margin-right="0cm" fo:margin-top="0cm" fo:margin-bottom="0.247cm" style:contextual-spacing="false" fo:line-height="100%" fo:text-align="start" style:justify-single-word="false" fo:text-indent="-0.6cm" style:auto-text-indent="false" style:page-number="auto">
        <style:tab-stops/>
      </style:paragraph-properties>
      <style:text-properties officeooo:paragraph-rsid="00ef68dd"/>
    </style:style>
    <style:style style:name="P73" style:family="paragraph" style:parent-style-name="Text_20_body" style:list-style-name="L6" style:master-page-name="">
      <style:paragraph-properties fo:margin-left="1.3cm" fo:margin-right="0cm" fo:margin-top="0cm" fo:margin-bottom="0.247cm" style:contextual-spacing="false" fo:line-height="100%" fo:text-indent="-0.6cm" style:auto-text-indent="false" style:page-number="auto"/>
      <style:text-properties officeooo:paragraph-rsid="01d92ed3"/>
    </style:style>
    <style:style style:name="P74" style:family="paragraph" style:parent-style-name="Text_20_body">
      <style:paragraph-properties fo:margin-top="0cm" fo:margin-bottom="0.499cm" style:contextual-spacing="false"/>
      <style:text-properties officeooo:paragraph-rsid="0202057c"/>
    </style:style>
    <style:style style:name="P75" style:family="paragraph" style:parent-style-name="Text_20_body">
      <style:paragraph-properties fo:margin-top="0cm" fo:margin-bottom="0.499cm" style:contextual-spacing="false"/>
      <style:text-properties officeooo:paragraph-rsid="020317bf"/>
    </style:style>
    <style:style style:name="P76" style:family="paragraph" style:parent-style-name="Text_20_body">
      <style:paragraph-properties fo:margin-top="0cm" fo:margin-bottom="0.499cm" style:contextual-spacing="false"/>
      <style:text-properties officeooo:paragraph-rsid="020b4d4a"/>
    </style:style>
    <style:style style:name="P77" style:family="paragraph" style:parent-style-name="Text_20_body">
      <style:paragraph-properties fo:margin-top="0cm" fo:margin-bottom="0.499cm" style:contextual-spacing="false"/>
      <style:text-properties fo:color="#000000" officeooo:paragraph-rsid="020b4d4a"/>
    </style:style>
    <style:style style:name="P78" style:family="paragraph" style:parent-style-name="Text_20_body">
      <style:paragraph-properties fo:margin-top="0cm" fo:margin-bottom="0.499cm" style:contextual-spacing="false"/>
      <style:text-properties fo:color="#000000" officeooo:rsid="020b4d4a" officeooo:paragraph-rsid="020b4d4a"/>
    </style:style>
    <style:style style:name="P79" style:family="paragraph" style:parent-style-name="Heading_20_3">
      <style:text-properties officeooo:paragraph-rsid="01f84d98"/>
    </style:style>
    <style:style style:name="P80" style:family="paragraph" style:parent-style-name="Heading_20_3">
      <style:paragraph-properties fo:margin-top="0cm" fo:margin-bottom="0.499cm" style:contextual-spacing="false"/>
      <style:text-properties officeooo:paragraph-rsid="02015194"/>
    </style:style>
    <style:style style:name="P81" style:family="paragraph" style:parent-style-name="Heading_20_3">
      <style:paragraph-properties fo:margin-top="0cm" fo:margin-bottom="0.499cm" style:contextual-spacing="false"/>
      <style:text-properties officeooo:paragraph-rsid="020317bf"/>
    </style:style>
    <style:style style:name="P82" style:family="paragraph" style:parent-style-name="Heading_20_2" style:list-style-name="L1">
      <style:paragraph-properties fo:margin-left="0cm" fo:margin-right="0cm" fo:margin-top="0cm" fo:margin-bottom="0.247cm" style:contextual-spacing="false" fo:line-height="100%" fo:text-align="start" style:justify-single-word="false" fo:text-indent="-0.6cm" style:auto-text-indent="false">
        <style:tab-stops/>
      </style:paragraph-properties>
      <style:text-properties officeooo:paragraph-rsid="00ef68dd"/>
    </style:style>
    <style:style style:name="P83" style:family="paragraph" style:parent-style-name="Heading_20_2">
      <style:paragraph-properties fo:margin-top="0cm" fo:margin-bottom="0.499cm" style:contextual-spacing="false"/>
      <style:text-properties officeooo:paragraph-rsid="020317bf"/>
    </style:style>
    <style:style style:name="P84" style:family="paragraph" style:parent-style-name="Heading_20_2">
      <style:paragraph-properties fo:margin-top="0cm" fo:margin-bottom="0.499cm" style:contextual-spacing="false"/>
      <style:text-properties officeooo:paragraph-rsid="020b4d4a"/>
    </style:style>
    <style:style style:name="P85" style:family="paragraph" style:parent-style-name="Heading_20_2">
      <style:paragraph-properties fo:margin-top="0cm" fo:margin-bottom="0.499cm" style:contextual-spacing="false"/>
      <style:text-properties fo:color="#000000" officeooo:rsid="020b4d4a" officeooo:paragraph-rsid="020b4d4a"/>
    </style:style>
    <style:style style:name="T1" style:family="text">
      <style:text-properties officeooo:rsid="0014c730"/>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3d820" style:font-size-asian="10.5pt" style:font-weight-asian="normal" style:font-size-complex="12pt" style:font-weight-complex="normal"/>
    </style:style>
    <style:style style:name="T4" style:family="text">
      <style:text-properties fo:font-size="12pt" style:text-underline-style="none" fo:font-weight="normal" officeooo:rsid="001d8491"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12a8ac2" style:font-size-asian="12pt" style:font-weight-asian="normal" style:font-size-complex="12pt" style:font-weight-complex="normal"/>
    </style:style>
    <style:style style:name="T7" style:family="text">
      <style:text-properties fo:font-size="12pt" fo:font-weight="normal" officeooo:rsid="0184048e" style:font-size-asian="12pt" style:font-weight-asian="normal" style:font-size-complex="12pt" style:font-weight-complex="normal"/>
    </style:style>
    <style:style style:name="T8" style:family="text">
      <style:text-properties fo:font-size="12pt" fo:font-weight="normal" officeooo:rsid="0185b591" style:font-size-asian="12pt" style:font-weight-asian="normal" style:font-size-complex="12pt" style:font-weight-complex="normal"/>
    </style:style>
    <style:style style:name="T9" style:family="text">
      <style:text-properties fo:font-size="12pt" fo:font-weight="normal" officeooo:rsid="0186c78c" style:font-size-asian="12pt" style:font-weight-asian="normal" style:font-size-complex="12pt" style:font-weight-complex="normal"/>
    </style:style>
    <style:style style:name="T10" style:family="text">
      <style:text-properties fo:font-size="12pt" fo:font-weight="normal" officeooo:rsid="018d32fa" style:font-size-asian="12pt" style:font-weight-asian="normal" style:font-size-complex="12pt" style:font-weight-complex="normal"/>
    </style:style>
    <style:style style:name="T11" style:family="text">
      <style:text-properties officeooo:rsid="00191ef5"/>
    </style:style>
    <style:style style:name="T12" style:family="text">
      <style:text-properties officeooo:rsid="0019f3bc"/>
    </style:style>
    <style:style style:name="T13" style:family="text">
      <style:text-properties officeooo:rsid="001bacd8"/>
    </style:style>
    <style:style style:name="T14" style:family="text">
      <style:text-properties officeooo:rsid="001d8491"/>
    </style:style>
    <style:style style:name="T15" style:family="text">
      <style:text-properties officeooo:rsid="0025105d"/>
    </style:style>
    <style:style style:name="T16" style:family="text">
      <style:text-properties officeooo:rsid="004a62cc"/>
    </style:style>
    <style:style style:name="T17" style:family="text">
      <style:text-properties officeooo:rsid="00620dbb"/>
    </style:style>
    <style:style style:name="T18" style:family="text">
      <style:text-properties officeooo:rsid="006a56db"/>
    </style:style>
    <style:style style:name="T19" style:family="text">
      <style:text-properties officeooo:rsid="00a6acae"/>
    </style:style>
    <style:style style:name="T20" style:family="text">
      <style:text-properties officeooo:rsid="01136e7a"/>
    </style:style>
    <style:style style:name="T21" style:family="text">
      <style:text-properties officeooo:rsid="014bc831"/>
    </style:style>
    <style:style style:name="T22" style:family="text">
      <style:text-properties style:text-underline-style="none"/>
    </style:style>
    <style:style style:name="T23" style:family="text">
      <style:text-properties officeooo:rsid="01d1b1bc"/>
    </style:style>
    <style:style style:name="T24" style:family="text">
      <style:text-properties officeooo:rsid="01d33ead"/>
    </style:style>
    <style:style style:name="T25" style:family="text">
      <style:text-properties officeooo:rsid="01d92ed3"/>
    </style:style>
    <style:style style:name="T26" style:family="text">
      <style:text-properties officeooo:rsid="01de7e0c"/>
    </style:style>
    <style:style style:name="T27" style:family="text">
      <style:text-properties fo:color="#800000" fo:font-size="20pt" style:text-underline-style="solid" style:text-underline-width="auto" style:text-underline-color="font-color" fo:font-weight="bold" fo:background-color="#ffff00" loext:char-shading-value="0" style:font-size-asian="20pt" style:font-weight-asian="bold" style:font-size-complex="20pt" style:font-weight-complex="bold"/>
    </style:style>
    <style:style style:name="T28" style:family="text">
      <style:text-properties fo:color="#800000" fo:font-size="20pt" style:text-underline-style="none" fo:font-weight="normal" fo:background-color="transparent" loext:char-shading-value="0" style:font-size-asian="20pt" style:font-weight-asian="normal" style:font-size-complex="20pt" style:font-weight-complex="normal"/>
    </style:style>
    <style:style style:name="T29" style:family="text">
      <style:text-properties fo:color="#800000" fo:font-weight="bold" style:font-weight-asian="bold" style:font-weight-complex="bold"/>
    </style:style>
    <style:style style:name="T30" style:family="text">
      <style:text-properties officeooo:rsid="020317bf"/>
    </style:style>
    <style:style style:name="T3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cto <text:span text:style-name="T1">Helper Guide</text:span></text:p>
      <text:p text:style-name="P2"/>
      <text:p text:style-name="P2"/>
      <text:p text:style-name="P29"><text:span text:style-name="T3">INHERIT += "rm_work" : </text:span>Adding this statement deletes the work directory used for building a package once the package is built.</text:p>
      <text:p text:style-name="P29"/>
      <text:p text:style-name="P29"><text:a xlink:type="simple" xlink:href="http://www.yoctoproject.org/docs/1.8/mega-manual/mega-manual.html#structure-core-script" office:target-frame-name="_top" xlink:show="replace"><text:span text:style-name="Source_20_Text">oe-init-build-env</text:span></text:a> environment setup script </text:p>
      <text:p text:style-name="P29"><text:tab/><text:span text:style-name="T11">Ex. Source </text:span><text:a xlink:type="simple" xlink:href="http://www.yoctoproject.org/docs/1.8/mega-manual/mega-manual.html#structure-core-script" office:target-frame-name="_top" xlink:show="replace"><text:span text:style-name="Source_20_Text">oe-init-build-env</text:span></text:a> <text:span text:style-name="T11">BUILD_DIR_PATH</text:span></text:p>
      <text:p text:style-name="P29"/>
      <text:p text:style-name="P29"/>
      <text:p text:style-name="P30"><text:a xlink:type="simple" xlink:href="http://www.yoctoproject.org/docs/1.8/mega-manual/mega-manual.html#var-PACKAGE_CLASSES" office:target-frame-name="_top" xlink:show="replace"><text:span text:style-name="Source_20_Text">PACKAGE_CLASSES</text:span></text:a><text:span text:style-name="Source_20_Text"> </text:span><text:span text:style-name="Source_20_Text"><text:span text:style-name="T12">= define as per your requirement (more details: </text:span></text:span>"<text:a xlink:type="simple" xlink:href="http://www.yoctoproject.org/docs/1.8/mega-manual/mega-manual.html#ref-classes-package" office:target-frame-name="_top" xlink:show="replace"><text:span text:style-name="Source_20_Text">package*.bbclass</text:span></text:a>"<text:span text:style-name="Source_20_Text"><text:span text:style-name="T12">)</text:span></text:span></text:p>
      <text:p text:style-name="P2"/>
      <text:p text:style-name="P28">bitbake -k <text:span text:style-name="T13">console-trdx-image</text:span></text:p>
      <text:p text:style-name="P29"><text:span text:style-name="T3">-</text:span><text:span text:style-name="T4">k : </text:span>If you want to make sure the build continues even when BitBake encounters an error, use this <text:span text:style-name="T14">flag</text:span></text:p>
      <text:p text:style-name="P29"/>
      <text:p text:style-name="P29"/>
      <text:p text:style-name="P11"><text:a xlink:type="simple" xlink:href="http://www.yoctoproject.org/tools-resources/projects/hob" office:target-frame-name="_top" xlink:show="replace"><text:span text:style-name="Emphasis">Hob</text:span></text:a><text:span text:style-name="Emphasis">:</text:span> A graphical user interface for BitBake. Hob's primary goal is to enable a user to perform common tasks more easily. </text:p>
      <text:p text:style-name="P29"/>
      <text:p text:style-name="P29"><text:a xlink:type="simple" xlink:href="http://www.yoctoproject.org/tools-resources/projects/toaster" office:target-frame-name="_top" xlink:show="replace"><text:span text:style-name="Emphasis">Toaster</text:span></text:a><text:span text:style-name="Emphasis">:</text:span> An Application Programming Interface (API) and web-based interface to the OpenEmbedded build system, which uses BitBake, that reports build information. </text:p>
      <text:p text:style-name="P29"/>
      <text:p text:style-name="P29"><text:a xlink:type="simple" xlink:href="http://bugzilla.yoctoproject.org/" office:target-frame-name="_top" xlink:show="replace"><text:span text:style-name="Emphasis">Bugzilla</text:span></text:a><text:span text:style-name="Emphasis">:</text:span> The bug tracking application the Yocto Project uses. If you find problems with the Yocto Project, you should report them using this application. </text:p>
      <text:p text:style-name="P29"/>
      <text:p text:style-name="P11"><text:a xlink:type="simple" xlink:href="http://www.openembedded.org/wiki/BitBake" office:target-frame-name="_top" xlink:show="replace"><text:span text:style-name="Emphasis">BitBake</text:span></text:a><text:span text:style-name="Emphasis">:</text:span> The tool used by the OpenEmbedded build system to process project metadata. </text:p>
      <text:p text:style-name="P11"><text:tab/>applications for architectures based on ARM, MIPS, PowerPC, x86 and x86-64. </text:p>
      <text:p text:style-name="P11"/>
      <text:h text:style-name="P36" text:outline-level="3"><text:bookmark text:name="structure-build-buildhistory"/><text:span text:style-name="Source_20_Text">buildhistory</text:span></text:h>
      <text:p text:style-name="P11">The OpenEmbedded build system creates this directory when you enable the build history feature.The directory tracks build information into image, packages, and SDK subdirectories. For information on the build history feature</text:p>
      <text:p text:style-name="P11"/>
      <text:h text:style-name="P36" text:outline-level="3"><text:bookmark text:name="structure-build-conf-bblayers.conf"/><text:span text:style-name="Source_20_Text">bblayers.conf</text:span></text:h>
      <text:p text:style-name="P11">This configuration file defines <text:a xlink:type="simple" xlink:href="http://www.yoctoproject.org/docs/1.8/mega-manual/mega-manual.html#understanding-and-creating-layers" office:target-frame-name="_top" xlink:show="replace">layers</text:a>, which are directory trees, traversed (or walked) by BitBake. </text:p>
      <text:p text:style-name="P11"><text:a xlink:type="simple" xlink:href="http://www.yoctoproject.org/docs/1.8/mega-manual/mega-manual.html#var-BBLAYERS"><text:span text:style-name="Source_20_Text">BBLAYERS</text:span></text:a><text:span text:style-name="Source_20_Text"> </text:span><text:span text:style-name="Source_20_Text"><text:span text:style-name="T15">= </text:span></text:span>find<text:span text:style-name="Source_20_Text"> </text:span>the<text:span text:style-name="Source_20_Text"> </text:span>list<text:span text:style-name="Source_20_Text"> </text:span><text:span text:style-name="Source_20_Text"><text:span text:style-name="T15">of </text:span></text:span>layers</text:p>
      <text:p text:style-name="P11"/>
      <text:h text:style-name="P36" text:outline-level="3"><text:bookmark text:name="structure-build-conf-sanity_info"/><text:span text:style-name="Source_20_Text">sanity_info</text:span></text:h>
      <text:p text:style-name="P11">This file indicates the state of the sanity checks and is created during the build. </text:p>
      <text:p text:style-name="P11"/>
      <text:p text:style-name="P11"/>
      <text:h text:style-name="P36" text:outline-level="3"><text:bookmark text:name="structure-build-downloads"/><text:soft-page-break/><text:span text:style-name="Source_20_Text">downloads</text:span></text:h>
      <text:p text:style-name="P11">This directory contains downloaded upstream source tarballs. You can reuse the directory for multiple builds or move the directory to another location. You can control the location of this directory through the <text:a xlink:type="simple" xlink:href="http://www.yoctoproject.org/docs/1.8/mega-manual/mega-manual.html#var-DL_DIR"><text:span text:style-name="Source_20_Text">DL_DIR</text:span></text:a> variable. </text:p>
      <text:p text:style-name="P11"/>
      <text:h text:style-name="P36" text:outline-level="3"><text:bookmark text:name="structure-build-sstate-cache"/><text:span text:style-name="Source_20_Text">sstate-cache</text:span></text:h>
      <text:p text:style-name="P11"><text:bookmark text:name="structure-build-sstate-cache1"/>This directory contains the shared state cache. You can reuse the directory for multiple builds or move the directory to another location. You can control the location of this directory through the <text:a xlink:type="simple" xlink:href="http://www.yoctoproject.org/docs/1.8/mega-manual/mega-manual.html#var-SSTATE_DIR"><text:span text:style-name="Source_20_Text">SSTATE_DIR</text:span></text:a> variable. </text:p>
      <text:p text:style-name="P11"/>
      <text:h text:style-name="P36" text:outline-level="3"><text:bookmark text:name="structure-build-tmp-buildstats"/><text:span text:style-name="Source_20_Text">buildstats</text:span></text:h>
      <text:p text:style-name="P11">This directory stores the build statistics. </text:p>
      <text:p text:style-name="P11"/>
      <text:h text:style-name="P36" text:outline-level="3"><text:bookmark text:name="structure-build-tmp-cache"/><text:span text:style-name="Source_20_Text">cache</text:span></text:h>
      <text:p text:style-name="P11">When BitBake parses the metadata, it creates a cache file of the result that can be used when subsequently running commands. BitBake stores these results here on a per-machine basis. </text:p>
      <text:p text:style-name="P11"/>
      <text:h text:style-name="P36" text:outline-level="3"><text:bookmark text:name="structure-build-tmp-deploy"/><text:span text:style-name="Source_20_Text">deploy</text:span></text:h>
      <text:p text:style-name="P11">This directory contains any "end result" output from the OpenEmbedded build process. The <text:a xlink:type="simple" xlink:href="http://www.yoctoproject.org/docs/1.8/mega-manual/mega-manual.html#var-DEPLOY_DIR"><text:span text:style-name="Source_20_Text">DEPLOY_DIR</text:span></text:a> variable points to this directory. For more detail on the contents of the <text:span text:style-name="Source_20_Text">deploy</text:span> directory</text:p>
      <text:p text:style-name="P11"><text:a xlink:type="simple" xlink:href="http://www.yoctoproject.org/docs/1.8/mega-manual/mega-manual.html#images-dev-environment">Images</text:a> </text:p>
      <text:p text:style-name="P11">The <text:a xlink:type="simple" xlink:href="http://www.yoctoproject.org/docs/1.8/mega-manual/mega-manual.html#var-DEPLOY_DIR"><text:span text:style-name="Source_20_Text">DEPLOY_DIR</text:span></text:a> variable points to the <text:span text:style-name="Source_20_Text">deploy</text:span> directory</text:p>
      <text:p text:style-name="P11"><text:a xlink:type="simple" xlink:href="http://www.yoctoproject.org/docs/1.8/mega-manual/mega-manual.html#var-DEPLOY_DIR_IMAGE"><text:span text:style-name="Source_20_Text">DEPLOY_DIR_IMAGE</text:span></text:a> variable points to the appropriate directory containing images for the current configuration. </text:p>
      <text:p text:style-name="P11"><text:span text:style-name="Source_20_Text"><text:span text:style-name="Emphasis">Kernel-image</text:span></text:span>: A kernel binary file. The <text:a xlink:type="simple" xlink:href="http://www.yoctoproject.org/docs/1.8/mega-manual/mega-manual.html#var-KERNEL_IMAGETYPE"><text:span text:style-name="Source_20_Text">KERNEL_IMAGETYPE</text:span></text:a> variable setting determines the naming scheme for the kernel image file. Depending on that variable, the file could begin with a variety of naming strings. The <text:span text:style-name="Source_20_Text">deploy/images/</text:span><text:span text:style-name="Source_20_Text"><text:span text:style-name="Emphasis">machine</text:span></text:span> directory can contain multiple image files for the machine.</text:p>
      <text:p text:style-name="P11"><text:span text:style-name="Emphasis"><text:span text:style-name="Source_20_Text">root-filesystem-image</text:span></text:span>: Root filesystems for the target device (e.g. <text:span text:style-name="Source_20_Text">*.ext3</text:span> or <text:span text:style-name="Source_20_Text">*.bz2</text:span> files). The <text:a xlink:type="simple" xlink:href="http://www.yoctoproject.org/docs/1.8/mega-manual/mega-manual.html#var-IMAGE_FSTYPES"><text:span text:style-name="Source_20_Text">IMAGE_FSTYPES</text:span></text:a> variable setting determines the root filesystem image type. The <text:span text:style-name="Source_20_Text">deploy/images/</text:span><text:span text:style-name="Source_20_Text"><text:span text:style-name="Emphasis">machine</text:span></text:span> directory can contain multiple root filesystems for the machine.</text:p>
      <text:p text:style-name="P11"/>
      <text:p text:style-name="P11"><text:span text:style-name="Source_20_Text"><text:span text:style-name="Emphasis">kernel-modules</text:span></text:span>: Tarballs that contain all the modules built for the kernel. Kernel module tarballs exist for legacy purposes and can be suppressed by setting the <text:a xlink:type="simple" xlink:href="http://www.yoctoproject.org/docs/1.8/mega-manual/mega-manual.html#var-MODULE_TARBALL_DEPLOY"><text:span text:style-name="Source_20_Text">MODULE_TARBALL_DEPLOY</text:span></text:a> variable to "0". The <text:span text:style-name="Source_20_Text">deploy/images/</text:span><text:span text:style-name="Emphasis"><text:span text:style-name="Source_20_Text">machine</text:span></text:span> directory can contain multiple kernel module tarballs for the machine</text:p>
      <text:p text:style-name="P11"><text:soft-page-break/><text:span text:style-name="Source_20_Text"><text:span text:style-name="Emphasis">bootloaders</text:span></text:span>: Bootloaders supporting the image, if applicable to the target machine. The <text:span text:style-name="Source_20_Text">deploy/images/</text:span><text:span text:style-name="Emphasis"><text:span text:style-name="Source_20_Text">machine</text:span></text:span> directory can contain multiple bootloaders for the machine.</text:p>
      <text:p text:style-name="P3"><text:span text:style-name="Source_20_Text"><text:span text:style-name="Emphasis">symlinks</text:span></text:span>: The <text:span text:style-name="Source_20_Text">deploy/images/</text:span><text:span text:style-name="Emphasis"><text:span text:style-name="Source_20_Text">machine</text:span></text:span> folder contains a symbolic link that points to the most recently built file for each machine. These links might be useful for external scripts that need to obtain the latest version of each file. </text:p>
      <text:p text:style-name="P3"/>
      <text:p text:style-name="P4"><text:a xlink:type="simple" xlink:href="http://www.yoctoproject.org/docs/1.8/mega-manual/mega-manual.html#var-DEPLOY_DIR"><text:span text:style-name="Source_20_Text">DEPLOY_DIR</text:span></text:a>: Points to the <text:span text:style-name="Source_20_Text">deploy</text:span> directory.</text:p>
      <text:p text:style-name="P4"><text:a xlink:type="simple" xlink:href="http://www.yoctoproject.org/docs/1.8/mega-manual/mega-manual.html#var-SDKMACHINE"><text:span text:style-name="Source_20_Text">SDKMACHINE</text:span></text:a>: Specifies the architecture of the machine on which the cross-development tools are run to create packages for the target hardware. </text:p>
      <text:p text:style-name="P4"><text:a xlink:type="simple" xlink:href="http://www.yoctoproject.org/docs/1.8/mega-manual/mega-manual.html#var-SDKIMAGE_FEATURES"><text:span text:style-name="Source_20_Text">SDKIMAGE_FEATURES</text:span></text:a>: Lists the features to include in the "target" part of the SDK. </text:p>
      <text:p text:style-name="P14"><text:a xlink:type="simple" xlink:href="http://www.yoctoproject.org/docs/1.8/mega-manual/mega-manual.html#var-TOOLCHAIN_HOST_TASK"><text:span text:style-name="Source_20_Text">TOOLCHAIN_HOST_TASK</text:span></text:a>: Lists packages that make up the host part of the SDK (i.e. the part that runs on the <text:span text:style-name="Source_20_Text">SDKMACHINE</text:span>). When you use <text:span text:style-name="Source_20_Text">bitbake -c populate_sdk </text:span><text:span text:style-name="Source_20_Text"><text:span text:style-name="Emphasis">imagename</text:span></text:span> to create the SDK, a set of default packages apply. This variable allows you to add more packages</text:p>
      <text:p text:style-name="P4"><text:a xlink:type="simple" xlink:href="http://www.yoctoproject.org/docs/1.8/mega-manual/mega-manual.html#var-TOOLCHAIN_TARGET_TASK"><text:span text:style-name="Source_20_Text">TOOLCHAIN_TARGET_TASK</text:span></text:a>: Lists packages that make up the target part of the SDK (i.e. the part built for the target hardware)</text:p>
      <text:p text:style-name="P14"><text:a xlink:type="simple" xlink:href="http://www.yoctoproject.org/docs/1.8/mega-manual/mega-manual.html#var-SDKPATH"><text:span text:style-name="Source_20_Text">SDKPATH</text:span></text:a>: Defines the default SDK installation path offered by the installation script</text:p>
      <text:p text:style-name="P4"/>
      <text:h text:style-name="P39" text:outline-level="3"><text:bookmark text:name="structure-build-tmp-deploy-licenses"/><text:span text:style-name="Source_20_Text">licenses</text:span></text:h>
      <text:p text:style-name="P5">This directory receives package licensing information.</text:p>
      <text:p text:style-name="P5"/>
      <text:h text:style-name="P40" text:outline-level="3"><text:bookmark text:name="structure-build-tmp-deploy-images"/><text:span text:style-name="Source_20_Text">images</text:span></text:h>
      <text:p text:style-name="P5"><text:span text:style-name="T16">T</text:span>hese commands rebuild and re-create the kernel files </text:p>
      <text:p text:style-name="P6"><text:span text:style-name="T3"><text:tab/></text:span> <text:s text:c="4"/>$ bitbake -c clean virtual/kernel</text:p>
      <text:p text:style-name="P34"><text:tab/> <text:s text:c="2"/>$ bitbake virtual/kernel</text:p>
      <text:h text:style-name="P40" text:outline-level="3"><text:bookmark text:name="structure-build-tmp-deploy-sdk"/><text:span text:style-name="Source_20_Text">sdk</text:span></text:h>
      <text:p text:style-name="P5">The OpenEmbedded build system creates this directory to hold toolchain installer scripts.</text:p>
      <text:p text:style-name="P5"/>
      <text:h text:style-name="P40" text:outline-level="3"><text:bookmark text:name="structure-build-tmp-sstate-control"/><text:span text:style-name="Source_20_Text">sstate-control</text:span></text:h>
      <text:p text:style-name="P5">The OpenEmbedded build system uses this directory for the shared state manifest files. </text:p>
      <text:p text:style-name="P5"/>
      <text:h text:style-name="P40" text:outline-level="3"><text:bookmark text:name="structure-build-tmp-sysroots"/><text:span text:style-name="Source_20_Text">sysroots</text:span></text:h>
      <text:p text:style-name="P6"><text:span text:style-name="T3">This directory contains shared header files and libraries as well as other shared data.</text:span>Packages that need to share output with other packages do so within this directory. The directory is subdivided by architecture so multiple builds can run within the one Build Directory. </text:p>
      <text:p text:style-name="P6"/>
      <text:h text:style-name="P37" text:outline-level="3"><text:bookmark text:name="structure-build-tmp-stamps"/><text:span text:style-name="Source_20_Text">stamps</text:span></text:h>
      <text:p text:style-name="P6">BitBake uses for accounting purposes to track what tasks have run and when they have run. </text:p>
      <text:h text:style-name="P37" text:outline-level="3"><text:bookmark text:name="structure-build-tmp-log"/><text:span text:style-name="Source_20_Text">log</text:span></text:h>
      <text:p text:style-name="P6">This directory contains general logs that are not otherwise placed using the package's <text:a xlink:type="simple" xlink:href="http://www.yoctoproject.org/docs/1.8/mega-manual/mega-manual.html#var-WORKDIR"><text:span text:style-name="Source_20_Text">WORKDIR</text:span></text:a>.</text:p>
      <text:p text:style-name="P6"/>
      <text:h text:style-name="P37" text:outline-level="3"><text:bookmark text:name="structure-build-tmp-work"/><text:soft-page-break/><text:span text:style-name="Source_20_Text">work</text:span></text:h>
      <text:p text:style-name="P6">This directory contains architecture-specific work sub-directories for packages built by BitBake.</text:p>
      <text:p text:style-name="P6">For example, the source for a particular package is unpacked, patched, configured and compiled all within its own work directory. Within the work directory, organization is based on the package group and version for which the source is being compiled as defined by the <text:a xlink:type="simple" xlink:href="http://www.yoctoproject.org/docs/1.8/mega-manual/mega-manual.html#var-WORKDIR"><text:span text:style-name="Source_20_Text">WORKDIR</text:span></text:a>. </text:p>
      <text:p text:style-name="P6"/>
      <text:p text:style-name="P6">The most important directory is <text:span text:style-name="Source_20_Text">WORKDIR/temp/</text:span>, which has log files for each task (<text:span text:style-name="Source_20_Text">log.do_*.pid</text:span>) and contains the scripts BitBake runs for each task (<text:span text:style-name="Source_20_Text">run.do_*.pid</text:span>). </text:p>
      <text:p text:style-name="P6"/>
      <text:p text:style-name="P6">The <text:span text:style-name="Source_20_Text">WORKDIR/image/</text:span> directory is where "make install" places its output that is then split into sub-packages within <text:span text:style-name="Source_20_Text">WORKDIR/packages-split/</text:span>. </text:p>
      <text:p text:style-name="P6"/>
      <text:h text:style-name="P37" text:outline-level="3"><text:bookmark text:name="structure-build-work-shared"/><text:span text:style-name="Source_20_Text">work-shared</text:span></text:h>
      <text:p text:style-name="P6">For efficiency, the OpenEmbedded build system creates and uses this directory to hold recipes that share a work directory with other recipes. In practice, this is only used for <text:span text:style-name="Source_20_Text">gcc</text:span> and its variants</text:p>
      <text:h text:style-name="P42" text:outline-level="2"><text:bookmark text:name="structure-meta"/>Metadata - <text:span text:style-name="Source_20_Text">meta</text:span></text:h>
      <text:p text:style-name="P6">core of the Yocto Project</text:p>
      <text:h text:style-name="P37" text:outline-level="3"><text:bookmark text:name="structure-meta-classes"/><text:span text:style-name="Source_20_Text">classes</text:span></text:h>
      <text:p text:style-name="P6"><text:span text:style-name="Source_20_Text">*.bbclass </text:span><text:span text:style-name="Source_20_Text"><text:span text:style-name="T17">= </text:span></text:span>used to abstract common code so it can be reused by multiple packages<text:span text:style-name="Source_20_Text">.</text:span>Every package inherits the <text:span text:style-name="Source_20_Text">base.bbclass</text:span> file.</text:p>
      <text:h text:style-name="P37" text:outline-level="3"><text:bookmark text:name="structure-meta-conf"/><text:span text:style-name="Source_20_Text">conf</text:span></text:h>
      <text:p text:style-name="P6">This directory contains the core set of configuration files that start from <text:span text:style-name="Source_20_Text">bitbake.conf</text:span> and from which all other configuration files are included.</text:p>
      <text:h text:style-name="P37" text:outline-level="3"><text:bookmark text:name="structure-meta-conf-machine"/><text:span text:style-name="Source_20_Text">machine</text:span></text:h>
      <text:p text:style-name="P6">This directory contains all the machine configuration files.If you set <text:span text:style-name="Source_20_Text">MACHINE = "</text:span><text:span text:style-name="Source_20_Text"><text:span text:style-name="T18">colibri-vf</text:span></text:span><text:span text:style-name="Source_20_Text">"</text:span>, the OpenEmbedded build system looks for a <text:span text:style-name="Source_20_Text">qemux86.conf</text:span> file in this directory. The <text:span text:style-name="Source_20_Text">include</text:span> directory contains various data common to multiple machines. If you want to add support for a new machine to the Yocto Project, look in this directory. </text:p>
      <text:h text:style-name="P37" text:outline-level="3"><text:bookmark text:name="structure-meta-conf-distro"/><text:span text:style-name="Source_20_Text">distro</text:span></text:h>
      <text:p text:style-name="P6">The contents of this directory controls any distribution-specific configurations.Yocto Project, the <text:span text:style-name="Source_20_Text">defaultsetup.conf</text:span> is the main file.This directory includes the versions and the <text:span text:style-name="Source_20_Text">SRCDATE</text:span> definitions for applications that are configured.An example of an alternative configuration might be <text:span text:style-name="Source_20_Text">poky-bleeding.conf</text:span>. Although this file mainly inherits its configuration from Poky. </text:p>
      <text:h text:style-name="P37" text:outline-level="3"><text:bookmark text:name="structure-meta-files"/><text:span text:style-name="Source_20_Text">files</text:span></text:h>
      <text:p text:style-name="P6">This directory contains common license files and several text files used by the build system. The text files contain minimal device information and lists of files and directories with known permissions. </text:p>
      <text:h text:style-name="P37" text:outline-level="3"><text:bookmark text:name="structure-meta-lib"/><text:span text:style-name="Source_20_Text">lib</text:span></text:h>
      <text:p text:style-name="P6">This directory contains OpenEmbedded Python library code used during the build process. </text:p>
      <text:h text:style-name="P41" text:outline-level="3"><text:bookmark text:name="structure-meta-recipes-bsp"/><text:soft-page-break/><text:span text:style-name="Source_20_Text">recipes-bsp</text:span></text:h>
      <text:p text:style-name="P16"><text:bookmark text:name="structure-meta-recipes-bsp1"/>This directory contains anything linking to specific hardware or hardware configuration information such as "u-boot" and "grub". </text:p>
      <text:h text:style-name="P41" text:outline-level="3"><text:bookmark text:name="structure-meta-recipes-connectivity"/><text:span text:style-name="Source_20_Text">recipes-connectivity</text:span></text:h>
      <text:p text:style-name="P8">This directory contains libraries and applications related to communication with other devices. </text:p>
      <text:h text:style-name="P41" text:outline-level="3"><text:bookmark text:name="structure-meta-recipes-core"/><text:span text:style-name="Source_20_Text">recipes-core</text:span></text:h>
      <text:p text:style-name="P8">This directory contains what is needed to build a basic working Linux image including commonly used dependencies. </text:p>
      <text:h text:style-name="P41" text:outline-level="3"><text:bookmark text:name="structure-meta-recipes-devtools"/><text:span text:style-name="Source_20_Text">recipes-devtools</text:span></text:h>
      <text:p text:style-name="P8">This directory contains tools that are primarily used by the build system. The tools, however, can also be used on targets. </text:p>
      <text:h text:style-name="P41" text:outline-level="3"><text:bookmark text:name="structure-meta-recipes-extended"/><text:span text:style-name="Source_20_Text">recipes-extended</text:span></text:h>
      <text:p text:style-name="P16"><text:bookmark text:name="structure-meta-recipes-extended1"/>This directory contains non-essential applications that add features compared to the alternatives in core. You might need this directory for full tool functionality or for Linux Standard Base (LSB) compliance. </text:p>
      <text:h text:style-name="P41" text:outline-level="3"><text:bookmark text:name="structure-meta-recipes-gnome"/><text:span text:style-name="Source_20_Text">recipes-gnome</text:span></text:h>
      <text:p text:style-name="P8">This directory contains all things related to the GTK+ application framework. </text:p>
      <text:h text:style-name="P41" text:outline-level="3"><text:bookmark text:name="structure-meta-recipes-graphics"/><text:span text:style-name="Source_20_Text">recipes-graphics</text:span></text:h>
      <text:p text:style-name="P8">This directory contains X and other graphically related system libraries </text:p>
      <text:h text:style-name="P41" text:outline-level="3"><text:bookmark text:name="structure-meta-recipes-kernel"/><text:span text:style-name="Source_20_Text">recipes-kernel</text:span></text:h>
      <text:p text:style-name="P8">This directory contains the kernel and generic applications and libraries that have strong kernel dependencies. </text:p>
      <text:h text:style-name="P41" text:outline-level="3"><text:bookmark text:name="structure-meta-recipes-lsb4"/><text:span text:style-name="Source_20_Text">recipes-lsb4</text:span></text:h>
      <text:p text:style-name="P8">This directory contains recipes specifically added to support the Linux Standard Base (LSB) version 4.x</text:p>
      <text:h text:style-name="P41" text:outline-level="3"><text:bookmark text:name="structure-meta-recipes-multimedia"/><text:span text:style-name="Source_20_Text">recipes-multimedia</text:span></text:h>
      <text:p text:style-name="P8">This directory contains codecs and support utilities for audio, images and video. </text:p>
      <text:h text:style-name="P41" text:outline-level="3"><text:bookmark text:name="structure-meta-recipes-qt"/><text:span text:style-name="Source_20_Text">recipes-qt</text:span></text:h>
      <text:p text:style-name="P8">This directory contains all things related to the Qt application framework. </text:p>
      <text:h text:style-name="P41" text:outline-level="3"><text:bookmark text:name="structure-meta-recipes-rt"/><text:span text:style-name="Source_20_Text">recipes-rt</text:span></text:h>
      <text:p text:style-name="P8">This directory contains package and image recipes for using and testing the <text:span text:style-name="Source_20_Text">PREEMPT_RT</text:span> kernel. </text:p>
      <text:h text:style-name="P41" text:outline-level="3"><text:bookmark text:name="structure-meta-recipes-sato"/><text:span text:style-name="Source_20_Text">recipes-sato</text:span></text:h>
      <text:p text:style-name="P6">This directory contains the Sato demo/reference UI/UX and its associated applications and configuration data. </text:p>
      <text:h text:style-name="P37" text:outline-level="3"><text:bookmark text:name="structure-meta-recipes-support"/><text:span text:style-name="Source_20_Text">recipes-support</text:span></text:h>
      <text:p text:style-name="P6">This directory contains recipes used by other recipes, but that are not directly included in images (i.e. dependencies of other recipes). </text:p>
      <text:h text:style-name="P37" text:outline-level="3"><text:bookmark text:name="structure-meta-site"/><text:span text:style-name="Source_20_Text">site</text:span></text:h>
      <text:p text:style-name="P6">This directory contains a list of cached results for various architectures. Because certain "autoconf" test results <text:soft-page-break/>cannot be determined when cross-compiling due to the tests not able to run on a live system, the information in this directory is passed to "autoconf" for the various architectures. </text:p>
      <text:h text:style-name="P37" text:outline-level="3"><text:bookmark text:name="structure-meta-recipes-txt"/><text:span text:style-name="Source_20_Text">recipes.txt</text:span></text:h>
      <text:p text:style-name="P6">This file is a description of the contents of <text:span text:style-name="Source_20_Text">recipes-*</text:span>. </text:p>
      <text:p text:style-name="P6"/>
      <text:h text:style-name="P44" text:outline-level="2">Classes</text:h>
      <text:p text:style-name="P10">Class files are searched for in <text:a xlink:type="simple" xlink:href="http://www.yoctoproject.org/docs/1.8/mega-manual/mega-manual.html#var-BBPATH"><text:span text:style-name="Source_20_Text">BBPATH</text:span></text:a> using the same method by which <text:span text:style-name="Source_20_Text">.conf</text:span> files are searched</text:p>
      <text:h text:style-name="P44" text:outline-level="2"><text:bookmark text:name="ref-classes-allarch"/><text:span text:style-name="Source_20_Text"><text:span text:style-name="T5">allarch.bbclass</text:span></text:span></text:h>
      <text:p text:style-name="P7"><text:span text:style-name="T19"><text:tab/></text:span>The <text:span text:style-name="Source_20_Text">allarch</text:span> class is inherited by recipes that do not produce architecture-specific output.The class disables functionality that is normally needed for recipes that produce executable binaries.</text:p>
      <text:p text:style-name="P7">By default, all recipes inherit the <text:a xlink:type="simple" xlink:href="http://www.yoctoproject.org/docs/1.8/mega-manual/mega-manual.html#ref-classes-base"><text:span text:style-name="Source_20_Text">base</text:span></text:a> and <text:a xlink:type="simple" xlink:href="http://www.yoctoproject.org/docs/1.8/mega-manual/mega-manual.html#ref-classes-package"><text:span text:style-name="Source_20_Text">package</text:span></text:a> classes, which enable functionality needed for recipes that produce executable output.</text:p>
      <text:h text:style-name="P43" text:outline-level="2"><text:bookmark text:name="ref-classes-archiver"/><text:span text:style-name="Source_20_Text"><text:span text:style-name="T5">archiver.bbclass</text:span></text:span></text:h>
      <text:p text:style-name="P7"><text:tab/>The <text:span text:style-name="Source_20_Text">archiver</text:span> class supports releasing source code and other materials with the binaries. <text:a xlink:type="simple" xlink:href="http://www.yoctoproject.org/docs/1.8/mega-manual/mega-manual.html#var-ARCHIVER_MODE"><text:span text:style-name="Source_20_Text">ARCHIVER_MODE</text:span></text:a> variable for information about the variable flags (varflags) that help control archive creation. </text:p>
      <text:h text:style-name="P43" text:outline-level="2"><text:bookmark text:name="ref-classes-autotools"/><text:span text:style-name="Source_20_Text"><text:span text:style-name="T5">autotools.bbclass</text:span></text:span></text:h>
      <text:p text:style-name="P7"><text:tab/>The <text:span text:style-name="Source_20_Text">autotools</text:span> class supports Autotooled packages. </text:p>
      <text:p text:style-name="P7">The <text:span text:style-name="Source_20_Text">autoconf</text:span>, <text:span text:style-name="Source_20_Text">automake</text:span>, and <text:span text:style-name="Source_20_Text">libtool</text:span> bring standardization.This class defines a set of tasks (configure, compile etc.) that work for all Autotooled packages. It should usually be enough to define a few standard variables and then simply <text:span text:style-name="Source_20_Text">inherit autotools</text:span>.</text:p>
      <text:p text:style-name="P7">By default, the <text:span text:style-name="Source_20_Text">autotools</text:span> class uses out-of-tree builds (<text:a xlink:type="simple" xlink:href="http://www.yoctoproject.org/docs/1.8/mega-manual/mega-manual.html#var-B"><text:span text:style-name="Source_20_Text">B</text:span></text:a> <text:span text:style-name="Source_20_Text">!=</text:span> <text:a xlink:type="simple" xlink:href="http://www.yoctoproject.org/docs/1.8/mega-manual/mega-manual.html#var-S"><text:span text:style-name="Source_20_Text">S</text:span></text:a>). If the software being built by a recipe does not support using out-of-tree builds, you should have the recipe inherit the <text:a xlink:type="simple" xlink:href="http://www.yoctoproject.org/docs/1.8/mega-manual/mega-manual.html#ref-classes-autotools-brokensep"><text:span text:style-name="Source_20_Text">autotools-brokensep</text:span></text:a> class.</text:p>
      <text:p text:style-name="P7">It's useful to have some idea of how the tasks defined by this class work and what they do behind the scenes.</text:p>
      <text:p text:style-name="P7"/>
      <text:p text:style-name="P7"><text:a xlink:type="simple" xlink:href="http://www.yoctoproject.org/docs/1.8/mega-manual/mega-manual.html#ref-tasks-configure"><text:span text:style-name="Source_20_Text">do_configure</text:span></text:a> - Regenerates the configure script (using <text:span text:style-name="Source_20_Text">autoreconf</text:span>) and then launches it with a standard set of arguments used during cross-compilation. You can pass additional parameters to <text:span text:style-name="Source_20_Text">configure</text:span> through the <text:a xlink:type="simple" xlink:href="http://www.yoctoproject.org/docs/1.8/mega-manual/mega-manual.html#var-EXTRA_OECONF"><text:span text:style-name="Source_20_Text">EXTRA_OECONF</text:span></text:a> variable. </text:p>
      <text:p text:style-name="P7"/>
      <text:p text:style-name="P7"><text:a xlink:type="simple" xlink:href="http://www.yoctoproject.org/docs/1.8/mega-manual/mega-manual.html#ref-tasks-compile"><text:span text:style-name="Source_20_Text">do_compile</text:span></text:a> - Runs <text:span text:style-name="Source_20_Text">make</text:span> with arguments that specify the compiler and linker. You can pass additional arguments through the <text:a xlink:type="simple" xlink:href="http://www.yoctoproject.org/docs/1.8/mega-manual/mega-manual.html#var-EXTRA_OEMAKE"><text:span text:style-name="Source_20_Text">EXTRA_OEMAKE</text:span></text:a> variable. </text:p>
      <text:p text:style-name="P7"/>
      <text:p text:style-name="P7"><text:a xlink:type="simple" xlink:href="http://www.yoctoproject.org/docs/1.8/mega-manual/mega-manual.html#ref-tasks-install"><text:span text:style-name="Source_20_Text">do_install</text:span></text:a> - Runs <text:span text:style-name="Source_20_Text">make install</text:span> and passes in <text:span text:style-name="Source_20_Text">${</text:span><text:a xlink:type="simple" xlink:href="http://www.yoctoproject.org/docs/1.8/mega-manual/mega-manual.html#var-D"><text:span text:style-name="Source_20_Text">D</text:span></text:a><text:span text:style-name="Source_20_Text">}</text:span> as <text:span text:style-name="Source_20_Text">DESTDIR</text:span>. </text:p>
      <text:p text:style-name="P7"/>
      <text:p text:style-name="P7"/>
      <text:h text:style-name="P46" text:outline-level="2"><text:bookmark text:name="ref-classes-autotools-brokensep"/><text:span text:style-name="Source_20_Text"><text:span text:style-name="T5">autotools-brokensep.bbclass</text:span></text:span></text:h>
      <text:p text:style-name="P9"><text:tab/>The <text:span text:style-name="Source_20_Text">autotools-brokensep</text:span> class behaves the same as the <text:a xlink:type="simple" xlink:href="http://www.yoctoproject.org/docs/1.8/mega-manual/mega-manual.html#ref-classes-autotools"><text:span text:style-name="Source_20_Text">autotools</text:span></text:a> class but builds with <text:a xlink:type="simple" xlink:href="http://www.yoctoproject.org/docs/1.8/mega-manual/mega-manual.html#var-B"><text:span text:style-name="Source_20_Text">B</text:span></text:a> == <text:a xlink:type="simple" xlink:href="http://www.yoctoproject.org/docs/1.8/mega-manual/mega-manual.html#var-S"><text:span text:style-name="Source_20_Text">S</text:span></text:a>. This method is useful when out-of-tree build support is either not present or is broken</text:p>
      <text:h text:style-name="P46" text:outline-level="2"><text:bookmark text:name="ref-classes-base"/><text:span text:style-name="Source_20_Text"><text:span text:style-name="T5">base.bbclass</text:span></text:span></text:h>
      <text:p text:style-name="P9"><text:tab/>The <text:span text:style-name="Source_20_Text">base</text:span> class is special in that every <text:span text:style-name="Source_20_Text">.bb</text:span> file implicitly inherits the class.This class contains definitions for standard basic tasks such as fetching, unpacking, configuring (empty by default), compiling (runs any <text:span text:style-name="Source_20_Text">Makefile</text:span> present), installing (empty by default) and packaging (empty by default). These classes <text:soft-page-break/>are often overridden or extended by other classes such as the <text:a xlink:type="simple" xlink:href="http://www.yoctoproject.org/docs/1.8/mega-manual/mega-manual.html#ref-classes-autotools"><text:span text:style-name="Source_20_Text">autotools</text:span></text:a> class or the <text:a xlink:type="simple" xlink:href="http://www.yoctoproject.org/docs/1.8/mega-manual/mega-manual.html#ref-classes-package"><text:span text:style-name="Source_20_Text">package</text:span></text:a> class. The class also contains some commonly used functions such as <text:span text:style-name="Source_20_Text">oe_runmake</text:span>. </text:p>
      <text:h text:style-name="P46" text:outline-level="2"><text:bookmark text:name="ref-classes-bin-package"/><text:span text:style-name="Source_20_Text"><text:span text:style-name="T5">bin_package.bbclass</text:span></text:span></text:h>
      <text:p text:style-name="P18"><text:span text:style-name="Source_20_Text"><text:span text:style-name="T5"><text:tab/></text:span></text:span>The <text:span text:style-name="Source_20_Text">bin_package</text:span> class is a helper class for recipes that extract the contents of a binary package (e.g. an RPM) and install those contents rather than building the binary from source.The binary package is extracted and new packages in the configured output package format are created. Extraction and installation of proprietary binaries is a good example use for this class. </text:p>
      <text:h text:style-name="P46" text:outline-level="2"><text:bookmark text:name="ref-classes-binconfig"/><text:span text:style-name="Source_20_Text"><text:span text:style-name="T5">binconfig.bbclass</text:span></text:span></text:h>
      <text:p text:style-name="P17"><text:span text:style-name="Source_20_Text"><text:span text:style-name="T5"><text:tab/></text:span></text:span>The <text:span text:style-name="Source_20_Text">binconfig</text:span> class helps to correct paths in shell scripts.Before <text:span text:style-name="Source_20_Text">pkg-config</text:span> had become widespread, libraries shipped shell scripts to give information about the libraries and include paths needed to build software (usually named <text:span text:style-name="Source_20_Text">LIBNAME-config</text:span>). This class assists any recipe using such scripts. </text:p>
      <text:p text:style-name="P17">During staging, the OpenEmbedded build system installs such scripts into the <text:span text:style-name="Source_20_Text">sysroots/</text:span> directory. Inheriting this class results in all paths in these scripts being changed to point into the <text:span text:style-name="Source_20_Text">sysroots/</text:span> directory so that all builds that use the script use the correct directories for the cross compiling layout. See the <text:a xlink:type="simple" xlink:href="http://www.yoctoproject.org/docs/1.8/mega-manual/mega-manual.html#var-BINCONFIG_GLOB"><text:span text:style-name="Source_20_Text">BINCONFIG_GLOB</text:span></text:a> variable for more information.</text:p>
      <text:h text:style-name="P47" text:outline-level="2"><text:bookmark text:name="ref-classes-binconfig-disabled"/><text:span text:style-name="Source_20_Text"><text:span text:style-name="T5">binconfig-disabled.bbclass</text:span></text:span></text:h>
      <text:p text:style-name="P17"><text:tab/>An alternative version of the <text:a xlink:type="simple" xlink:href="http://www.yoctoproject.org/docs/1.8/mega-manual/mega-manual.html#ref-classes-binconfig"><text:span text:style-name="Source_20_Text">binconfig</text:span></text:a> class, which disables binary configuration scripts by making them return an error in favor of using <text:span text:style-name="Source_20_Text">pkg-config</text:span> to query the information. The scripts to be disabled should be specified using the <text:a xlink:type="simple" xlink:href="http://www.yoctoproject.org/docs/1.8/mega-manual/mega-manual.html#var-BINCONFIG"><text:span text:style-name="Source_20_Text">BINCONFIG</text:span></text:a> variable within the recipe inheriting the class. </text:p>
      <text:h text:style-name="P47" text:outline-level="2"><text:bookmark text:name="ref-classes-blacklist"/><text:span text:style-name="Source_20_Text"><text:span text:style-name="T5">blacklist.bbclass</text:span></text:span></text:h>
      <text:p text:style-name="P17"><text:span text:style-name="Source_20_Text"><text:span text:style-name="T5"><text:tab/></text:span></text:span>The <text:span text:style-name="Source_20_Text">blacklist</text:span> class prevents the OpenEmbedded build system from building specific recipes (blacklists them). To use this class, inherit the class globally and set <text:a xlink:type="simple" xlink:href="http://www.yoctoproject.org/docs/1.8/mega-manual/mega-manual.html#var-PNBLACKLIST"><text:span text:style-name="Source_20_Text">PNBLACKLIST</text:span></text:a> for each recipe you wish to blacklist. Specify the <text:a xlink:type="simple" xlink:href="http://www.yoctoproject.org/docs/1.8/mega-manual/mega-manual.html#var-PN"><text:span text:style-name="Source_20_Text">PN</text:span></text:a> value as a variable flag (varflag) and provide a reason, which is reported, if the package is requested to be built as the value. For example, if you want to blacklist a recipe called "exoticware", you add the following to your <text:span text:style-name="Source_20_Text">local.conf</text:span> or distribution configuration: </text:p>
      <text:p text:style-name="P31"><text:s text:c="5"/>INHERIT += "blacklist"</text:p>
      <text:p text:style-name="P31"><text:s text:c="5"/>PNBLACKLIST[exoticware] = "Not supported by our organization."</text:p>
      <text:p text:style-name="P34"><text:bookmark text:name="ref-classes-bluetooth"/><text:span text:style-name="Source_20_Text"><text:span text:style-name="T5">bluetooth.bbclass</text:span></text:span></text:p>
      <text:p text:style-name="P17"><text:span text:style-name="Source_20_Text"><text:span text:style-name="T5"><text:tab/></text:span></text:span>The <text:span text:style-name="Source_20_Text">bluetooth</text:span> class defines a variable that expands to the recipe (package) providing core bluetooth support on the platform. </text:p>
      <text:h text:style-name="P47" text:outline-level="2"><text:bookmark text:name="ref-classes-boot-directdisk"/><text:span text:style-name="Source_20_Text"><text:span text:style-name="T5">boot-directdisk.bbclass</text:span></text:span></text:h>
      <text:p text:style-name="P17"><text:span text:style-name="Source_20_Text"><text:span text:style-name="T5"><text:tab/></text:span></text:span>The <text:span text:style-name="Source_20_Text">boot-directdisk</text:span> class creates an image that can be placed directly onto a hard disk using <text:span text:style-name="Source_20_Text">dd</text:span> and then booted. The image uses SYSLINUX. </text:p>
      <text:p text:style-name="P15">The end result is a 512 boot sector populated with a Master Boot Record (MBR) and partition table followed by an MSDOS FAT16 partition containing SYSLINUX and a Linux kernel completed by the <text:span text:style-name="Source_20_Text">ext2</text:span> and <text:span text:style-name="Source_20_Text">ext3</text:span> root filesystems. </text:p>
      <text:h text:style-name="P47" text:outline-level="2"><text:bookmark text:name="ref-classes-bootimg"/><text:span text:style-name="Source_20_Text"><text:span text:style-name="T5">bootimg.bbclass</text:span></text:span></text:h>
      <text:p text:style-name="P17"><text:span text:style-name="Source_20_Text"><text:span text:style-name="T5"><text:tab/></text:span></text:span>The <text:span text:style-name="Source_20_Text">bootimg</text:span> class creates a bootable image using SYSLINUX, your kernel, and an optional initial RAM disk (<text:span text:style-name="Source_20_Text">initrd</text:span>).</text:p>
      <text:p text:style-name="P17"><text:soft-page-break/>When you use this class, two things happen: </text:p>
      <text:list xml:id="list1773354534967706203" text:style-name="L1">
        <text:list-item>
          <text:p text:style-name="P58">A <text:span text:style-name="Source_20_Text">.hddimg</text:span> file is created. This file is an MSDOS filesystem that contains SYSLINUX, a kernel, an <text:span text:style-name="Source_20_Text">initrd</text:span>, and a root filesystem image. All three of these can be written to hard drives directly and also booted on a USB flash disks using <text:span text:style-name="Source_20_Text">dd</text:span>. </text:p>
        </text:list-item>
        <text:list-item>
          <text:p text:style-name="P59">A CD <text:span text:style-name="Source_20_Text">.iso</text:span> image is created. When this file is booted, the <text:span text:style-name="Source_20_Text">initrd</text:span> boots and processes the label selected in SYSLINUX. Actions based on the label are then performed (e.g. installing to a hard drive).</text:p>
          <text:p text:style-name="P72">The <text:span text:style-name="Source_20_Text">bootimg</text:span> class supports the <text:a xlink:type="simple" xlink:href="http://www.yoctoproject.org/docs/1.8/mega-manual/mega-manual.html#var-INITRD"><text:span text:style-name="Source_20_Text">INITRD</text:span></text:a>, <text:a xlink:type="simple" xlink:href="http://www.yoctoproject.org/docs/1.8/mega-manual/mega-manual.html#var-NOISO"><text:span text:style-name="Source_20_Text">NOISO</text:span></text:a>, <text:a xlink:type="simple" xlink:href="http://www.yoctoproject.org/docs/1.8/mega-manual/mega-manual.html#var-NOHDD"><text:span text:style-name="Source_20_Text">NOHDD</text:span></text:a>, and <text:a xlink:type="simple" xlink:href="http://www.yoctoproject.org/docs/1.8/mega-manual/mega-manual.html#var-ROOTFS"><text:span text:style-name="Source_20_Text">ROOTFS</text:span></text:a> variables. </text:p>
          <text:list>
            <text:list-header>
              <text:h text:style-name="P82" text:outline-level="2"><text:bookmark text:name="ref-classes-bugzilla"/><text:span text:style-name="Source_20_Text"><text:span text:style-name="T5">bugzilla.bbclass</text:span></text:span></text:h>
            </text:list-header>
          </text:list>
        </text:list-item>
      </text:list>
      <text:p text:style-name="P17"><text:span text:style-name="Source_20_Text"><text:span text:style-name="T5"><text:tab/></text:span></text:span>The <text:span text:style-name="Source_20_Text">bugzilla</text:span> class supports setting up an instance of Bugzilla in which you can automatically files bug reports in response to build failures. For this class to work, you need to enable the XML-RPC interface in the instance of Bugzilla. </text:p>
      <text:h text:style-name="P47" text:outline-level="2"><text:bookmark text:name="ref-classes-buildhistory"/><text:span text:style-name="Source_20_Text"><text:span text:style-name="T5">buildhistory.bbclass</text:span></text:span></text:h>
      <text:p text:style-name="P17"><text:span text:style-name="Source_20_Text"><text:span text:style-name="T5"><text:tab/></text:span></text:span>The <text:span text:style-name="Source_20_Text">buildhistory</text:span> class records a history of build output metadata, which can be used to detect possible regressions as well as used for analysis of the build output. For more information on using Build History,</text:p>
      <text:h text:style-name="P47" text:outline-level="2"><text:bookmark text:name="ref-classes-buildstats"/><text:span text:style-name="Source_20_Text"><text:span text:style-name="T5">buildstats.bbclass</text:span></text:span></text:h>
      <text:p text:style-name="P17"><text:span text:style-name="Source_20_Text"><text:span text:style-name="T5"><text:tab/></text:span></text:span>The <text:span text:style-name="Source_20_Text">buildstats</text:span> class records performance statistics about each task executed during the build (e.g. elapsed time, CPU usage, and I/O usage). </text:p>
      <text:h text:style-name="P47" text:outline-level="2"><text:bookmark text:name="ref-classes-buildstats-summary"/><text:span text:style-name="Source_20_Text"><text:span text:style-name="T5">buildstats-summary.bbclass</text:span></text:span></text:h>
      <text:p text:style-name="P17"><text:span text:style-name="Source_20_Text"><text:span text:style-name="T5"><text:tab/></text:span></text:span>When inherited globally, prints statistics at the end of the build on sstate re-use. In order to function, this class requires the <text:a xlink:type="simple" xlink:href="http://www.yoctoproject.org/docs/1.8/mega-manual/mega-manual.html#ref-classes-buildstats"><text:span text:style-name="Source_20_Text">buildstats</text:span></text:a> class be enabled. </text:p>
      <text:h text:style-name="P47" text:outline-level="2"><text:bookmark text:name="ref-classes-ccache"/><text:span text:style-name="Source_20_Text"><text:span text:style-name="T5">ccache.bbclass</text:span></text:span></text:h>
      <text:p text:style-name="P17"><text:span text:style-name="Source_20_Text"><text:span text:style-name="T5"><text:tab/></text:span></text:span>The <text:span text:style-name="Source_20_Text">ccache</text:span> class enables the <text:a xlink:type="simple" xlink:href="http://ccache.samba.org/" office:target-frame-name="_top" xlink:show="replace">C/C++ Compiler Cache</text:a> for the build. This class is used to give a minor performance boost during the build. However, using the class can lead to unexpected side-effects. Thus, it is recommended that you do not use this class. See <text:a xlink:type="simple" xlink:href="http://ccache.samba.org/" office:target-frame-name="_top" xlink:show="replace">http://ccache.samba.org/</text:a> for information on the C/C++ Compiler Cache. </text:p>
      <text:p text:style-name="P7"/>
      <text:p text:style-name="P7"/>
      <text:h text:style-name="P43" text:outline-level="2"><text:bookmark text:name="ref-classes-chrpath"/><text:span text:style-name="Source_20_Text"><text:span text:style-name="T5">chrpath.bbclass</text:span></text:span></text:h>
      <text:p text:style-name="P7"><text:tab/>The <text:span text:style-name="Source_20_Text">chrpath</text:span> class is a wrapper around the "chrpath" utility, which is used during the build process for <text:span text:style-name="Source_20_Text">nativesdk</text:span>, <text:span text:style-name="Source_20_Text">cross</text:span>, and <text:span text:style-name="Source_20_Text">cross-canadian</text:span> recipes to change <text:span text:style-name="Source_20_Text">RPATH</text:span> records within binaries in order to make them relocatable. </text:p>
      <text:h text:style-name="P43" text:outline-level="2"><text:bookmark text:name="ref-classes-clutter"/><text:span text:style-name="Source_20_Text"><text:span text:style-name="T5">clutter.bbclass</text:span></text:span></text:h>
      <text:p text:style-name="P7"><text:tab/><text:bookmark text:name="ref-classes-clutter1"/>The <text:span text:style-name="Source_20_Text">clutter</text:span> class consolidates the major and minor version naming and other common items used by Clutter and related recipes. </text:p>
      <text:h text:style-name="P43" text:outline-level="2"><text:bookmark text:name="ref-classes-cmake"/><text:span text:style-name="Source_20_Text"><text:span text:style-name="T5">cmake.bbclass</text:span></text:span></text:h>
      <text:p text:style-name="P7"><text:tab/>The <text:span text:style-name="Source_20_Text">cmake</text:span> class allows for recipes that need to build software using the CMake build system. You can <text:soft-page-break/>use the <text:a xlink:type="simple" xlink:href="http://www.yoctoproject.org/docs/1.8/mega-manual/mega-manual.html#var-EXTRA_OECMAKE"><text:span text:style-name="Source_20_Text">EXTRA_OECMAKE</text:span></text:a> variable to specify additional configuration options to be passed on the <text:span text:style-name="Source_20_Text">cmake</text:span> command line. </text:p>
      <text:h text:style-name="P43" text:outline-level="2"><text:bookmark text:name="ref-classes-cml1"/><text:span text:style-name="Source_20_Text"><text:span text:style-name="T5">cml1.bbclass</text:span></text:span></text:h>
      <text:p text:style-name="P7"><text:tab/>The <text:span text:style-name="Source_20_Text">cml1</text:span> class provides basic support for the Linux kernel style build configuration system. </text:p>
      <text:h text:style-name="P43" text:outline-level="2"><text:bookmark text:name="ref-classes-compress_doc"/><text:span text:style-name="Source_20_Text"><text:span text:style-name="T5">compress_doc.bbclass</text:span></text:span></text:h>
      <text:p text:style-name="P7"><text:tab/>Enables compression for man pages and info pages. This class is intended to be inherited globally. The default compression mechanism is gz (gzip) but you can select an alternative mechanism by setting the <text:a xlink:type="simple" xlink:href="http://www.yoctoproject.org/docs/1.8/mega-manual/mega-manual.html#var-DOC_COMPRESS"><text:span text:style-name="Source_20_Text">DOC_COMPRESS</text:span></text:a> variable</text:p>
      <text:h text:style-name="P43" text:outline-level="2"><text:bookmark text:name="ref-classes-copyleft_compliance"/><text:span text:style-name="Source_20_Text"><text:span text:style-name="T5">copyleft_compliance.bbclass</text:span></text:span></text:h>
      <text:p text:style-name="P7"><text:tab/>license compliance <text:span text:style-name="T20">and </text:span>This class is an alternative to the <text:span text:style-name="Source_20_Text">archiver</text:span> class and is still used by some users even though it has been deprecated in favor of the <text:a xlink:type="simple" xlink:href="http://www.yoctoproject.org/docs/1.8/mega-manual/mega-manual.html#ref-classes-archiver"><text:span text:style-name="Source_20_Text">archiver</text:span></text:a> class. </text:p>
      <text:p text:style-name="P7"/>
      <text:h text:style-name="P43" text:outline-level="2"><text:bookmark text:name="ref-classes-copyleft_filter"/><text:span text:style-name="Source_20_Text"><text:span text:style-name="T5">copyleft_filter.bbclass</text:span></text:span></text:h>
      <text:h text:style-name="P43" text:outline-level="2"><text:bookmark text:name="ref-classes-core-image"/><text:span text:style-name="Source_20_Text"><text:span text:style-name="T5">core-image.bbclass</text:span></text:span></text:h>
      <text:p text:style-name="P12"><text:span text:style-name="Source_20_Text"><text:span text:style-name="T5"><text:tab/></text:span></text:span>The <text:span text:style-name="Source_20_Text">core-image</text:span> class provides common definitions for the <text:span text:style-name="Source_20_Text">core-image-*</text:span> image recipes, such as support for additional <text:a xlink:type="simple" xlink:href="http://www.yoctoproject.org/docs/1.8/mega-manual/mega-manual.html#var-IMAGE_FEATURES"><text:span text:style-name="Source_20_Text">IMAGE_FEATURES</text:span></text:a>.</text:p>
      <text:h text:style-name="P43" text:outline-level="2"><text:bookmark text:name="ref-classes-cpan"/><text:span text:style-name="Source_20_Text"><text:span text:style-name="T5">cpan.bbclass</text:span></text:span></text:h>
      <text:p text:style-name="P12"><text:span text:style-name="Source_20_Text"><text:span text:style-name="T5"><text:tab/></text:span></text:span>The <text:span text:style-name="Source_20_Text">cpan</text:span> class supports Perl modules.</text:p>
      <text:p text:style-name="P12"><text:span text:style-name="Source_20_Text"><text:span text:style-name="T5"><text:tab/></text:span></text:span>Recipes for Perl modules are simple. These recipes usually only need to point to the source's archive and then inherit the proper class file. Building is split into two methods depending on which method the module authors used. </text:p>
      <text:list xml:id="list987072053029263354" text:style-name="L2">
        <text:list-item>
          <text:p text:style-name="P63">Modules that use old <text:span text:style-name="Source_20_Text">Makefile.PL</text:span>-based build system require <text:span text:style-name="Source_20_Text">cpan.bbclass</text:span> in their recipes.</text:p>
        </text:list-item>
        <text:list-item>
          <text:p text:style-name="P63">Modules that use <text:span text:style-name="Source_20_Text">Build.PL</text:span>-based build system require using <text:span text:style-name="Source_20_Text">cpan_build.bbclass</text:span> in their recipes. </text:p>
        </text:list-item>
      </text:list>
      <text:p text:style-name="P12"/>
      <text:h text:style-name="P46" text:outline-level="2"><text:bookmark text:name="ref-classes-cross"/><text:span text:style-name="Source_20_Text"><text:span text:style-name="T5">cross.bbclass</text:span></text:span></text:h>
      <text:p text:style-name="P18"><text:span text:style-name="Source_20_Text"><text:span text:style-name="T5"><text:tab/></text:span></text:span>The <text:span text:style-name="Source_20_Text">cross</text:span> class provides support for the recipes that build the cross-compilation tools. </text:p>
      <text:h text:style-name="P46" text:outline-level="2"><text:bookmark text:name="ref-classes-cross-canadian"/><text:span text:style-name="Source_20_Text"><text:span text:style-name="T5">cross-canadian.bbclass</text:span></text:span></text:h>
      <text:p text:style-name="P18"><text:span text:style-name="Source_20_Text"><text:span text:style-name="T5"><text:tab/></text:span></text:span>Canadian Cross-compilation tools for SDKs</text:p>
      <text:h text:style-name="P46" text:outline-level="2"><text:bookmark text:name="ref-classes-crosssdk"/><text:span text:style-name="Source_20_Text"><text:span text:style-name="T5">crosssdk.bbclass</text:span></text:span></text:h>
      <text:p text:style-name="P18"><text:span text:style-name="Source_20_Text"><text:span text:style-name="T5"><text:tab/></text:span></text:span>The <text:span text:style-name="Source_20_Text">crosssdk</text:span> class provides support for the recipes that build the cross-compilation tools used for building SDKs.</text:p>
      <text:h text:style-name="P46" text:outline-level="2"><text:bookmark text:name="ref-classes-debian"/><text:soft-page-break/><text:span text:style-name="Source_20_Text"><text:span text:style-name="T5">debian.bbclass</text:span></text:span></text:h>
      <text:p text:style-name="P18"><text:span text:style-name="Source_20_Text"><text:span text:style-name="T5"><text:tab/></text:span></text:span>Debian naming policy<text:span text:style-name="Source_20_Text"><text:span text:style-name="T5">,</text:span></text:span>Renaming includes the library name and version as part of the package name. </text:p>
      <text:p text:style-name="P18"><text:a xlink:type="simple" xlink:href="http://www.yoctoproject.org/docs/1.8/mega-manual/mega-manual.html#var-LEAD_SONAME"><text:span text:style-name="Source_20_Text">LEAD_SONAME</text:span></text:a><text:span text:style-name="Source_20_Text"><text:span text:style-name="T5"> </text:span></text:span><text:span text:style-name="Source_20_Text"><text:span text:style-name="T6">= </text:span></text:span>variable in the recipe to specify the library on which to apply the naming scheme</text:p>
      <text:h text:style-name="P46" text:outline-level="2"><text:bookmark text:name="ref-classes-deploy"/><text:span text:style-name="Source_20_Text"><text:span text:style-name="T5">deploy.bbclass</text:span></text:span></text:h>
      <text:p text:style-name="P18"><text:span text:style-name="Source_20_Text"><text:span text:style-name="T6"><text:tab/></text:span></text:span>The <text:span text:style-name="Source_20_Text">deploy</text:span> class handles deploying files to the <text:a xlink:type="simple" xlink:href="http://www.yoctoproject.org/docs/1.8/mega-manual/mega-manual.html#var-DEPLOY_DIR_IMAGE"><text:span text:style-name="Source_20_Text">DEPLOY_DIR_IMAGE</text:span></text:a> directory.The main function of this class is to allow the deploy step to be accelerated by shared state.Recipes that inherit this class should define their own <text:a xlink:type="simple" xlink:href="http://www.yoctoproject.org/docs/1.8/mega-manual/mega-manual.html#ref-tasks-deploy"><text:span text:style-name="Source_20_Text">do_deploy</text:span></text:a> function to copy the files to be deployed to <text:a xlink:type="simple" xlink:href="http://www.yoctoproject.org/docs/1.8/mega-manual/mega-manual.html#var-DEPLOYDIR"><text:span text:style-name="Source_20_Text">DEPLOYDIR</text:span></text:a>,and use <text:span text:style-name="Source_20_Text">addtask</text:span> to add the task at the appropriate place, which is usually after <text:a xlink:type="simple" xlink:href="http://www.yoctoproject.org/docs/1.8/mega-manual/mega-manual.html#ref-tasks-compile"><text:span text:style-name="Source_20_Text">do_compile</text:span></text:a> or <text:a xlink:type="simple" xlink:href="http://www.yoctoproject.org/docs/1.8/mega-manual/mega-manual.html#ref-tasks-install"><text:span text:style-name="Source_20_Text">do_install</text:span></text:a>. The class then takes care of staging the files from <text:span text:style-name="Source_20_Text">DEPLOYDIR</text:span> to <text:span text:style-name="Source_20_Text">DEPLOY_DIR_IMAGE</text:span>. </text:p>
      <text:h text:style-name="P46" text:outline-level="2"><text:bookmark text:name="ref-classes-devshell"/><text:span text:style-name="Source_20_Text"><text:span text:style-name="T5">devshell.bbclass</text:span></text:span></text:h>
      <text:p text:style-name="P18"><text:span text:style-name="Source_20_Text"><text:span text:style-name="T6"><text:tab/></text:span></text:span>The <text:span text:style-name="Source_20_Text">devshell</text:span> class adds the <text:span text:style-name="Source_20_Text">do_devshell</text:span> task. Distribution policy dictates whether to include this class. See the "<text:a xlink:type="simple" xlink:href="http://www.yoctoproject.org/docs/1.8/mega-manual/mega-manual.html#platdev-appdev-devshell" office:target-frame-name="_top" xlink:show="replace">Using a Development Shell</text:a>" section in the Yocto Project Development Manual for more information about using <text:span text:style-name="Source_20_Text">devshell</text:span>. </text:p>
      <text:h text:style-name="P46" text:outline-level="2"><text:bookmark text:name="ref-classes-distro_features_check"/><text:span text:style-name="Source_20_Text"><text:span text:style-name="T5">distro_features_check.bbclass</text:span></text:span></text:h>
      <text:p text:style-name="P18"><text:span text:style-name="Source_20_Text"><text:span text:style-name="T6"><text:tab/></text:span></text:span>The <text:span text:style-name="Source_20_Text">distro_features_check</text:span> class allows individual recipes to check for required and conflicting <text:a xlink:type="simple" xlink:href="http://www.yoctoproject.org/docs/1.8/mega-manual/mega-manual.html#var-DISTRO_FEATURES"><text:span text:style-name="Source_20_Text">DISTRO_FEATURES</text:span></text:a>.</text:p>
      <text:p text:style-name="P18">This class provides support for the <text:a xlink:type="simple" xlink:href="http://www.yoctoproject.org/docs/1.8/mega-manual/mega-manual.html#var-REQUIRED_DISTRO_FEATURES"><text:span text:style-name="Source_20_Text">REQUIRED_DISTRO_FEATURES</text:span></text:a> and <text:a xlink:type="simple" xlink:href="http://www.yoctoproject.org/docs/1.8/mega-manual/mega-manual.html#var-CONFLICT_DISTRO_FEATURES"><text:span text:style-name="Source_20_Text">CONFLICT_DISTRO_FEATURES</text:span></text:a> variables. If any conditions specified in the recipe using the above variables are not met, the recipe will be skipped. </text:p>
      <text:h text:style-name="P46" text:outline-level="2"/>
      <text:h text:style-name="P46" text:outline-level="2"><text:bookmark text:name="ref-classes-distrodata"/><text:span text:style-name="Source_20_Text"><text:span text:style-name="T5">distrodata.bbclass</text:span></text:span></text:h>
      <text:p text:style-name="P18"><text:span text:style-name="Source_20_Text"><text:span text:style-name="T6"><text:tab/></text:span></text:span>The <text:span text:style-name="Source_20_Text">distrodata</text:span> class provides for automatic checking for upstream recipe updates. The class creates a comma-separated value (CSV) spreadsheet that contains information about the recipes.The information provides the <text:span text:style-name="Source_20_Text">do_distrodata</text:span> and <text:span text:style-name="Source_20_Text">do_distro_check</text:span> tasks, which do upstream checking and also verify if a package is used in multiple major distributions. </text:p>
      <text:p text:style-name="P12"><text:span text:style-name="Source_20_Text"><text:span text:style-name="T5"><text:tab/></text:span></text:span></text:p>
      <text:p text:style-name="P18">The class is not included by default. To use it, you must include the following files and set the <text:a xlink:type="simple" xlink:href="http://www.yoctoproject.org/docs/1.8/mega-manual/mega-manual.html#var-INHERIT"><text:span text:style-name="Source_20_Text">INHERIT</text:span></text:a> variable: </text:p>
      <text:p text:style-name="P32"><text:s text:c="5"/>include conf/distro/include/distro_alias.inc</text:p>
      <text:p text:style-name="P31"><text:s text:c="5"/>include conf/distro/include/recipe_color.inc</text:p>
      <text:p text:style-name="P31"><text:s text:c="5"/>include conf/distro/include/maintainers.inc</text:p>
      <text:p text:style-name="P31"><text:s text:c="5"/>include conf/distro/include/upstream_tracking.inc</text:p>
      <text:p text:style-name="P31"><text:s text:c="5"/>include conf/distro/include/package_regex.inc</text:p>
      <text:p text:style-name="P35"><text:s text:c="5"/>INHERIT+= "distrodata"</text:p>
      <text:h text:style-name="P46" text:outline-level="2"><text:bookmark text:name="ref-classes-distutils"/><text:span text:style-name="Source_20_Text"><text:span text:style-name="T5">distutils.bbclass</text:span></text:span></text:h>
      <text:p text:style-name="P18"><text:span text:style-name="Source_20_Text"><text:span text:style-name="T5"><text:tab/></text:span></text:span>The <text:span text:style-name="Source_20_Text">distutils</text:span> class supports recipes for Python version 2.x extensions, which are simple. These recipes usually only need to point to the source's archive and then inherit the proper class. Building is split into two methods depending on which method the module authors used. </text:p>
      <text:list xml:id="list7413133925802009182" text:style-name="L3">
        <text:list-item>
          <text:p text:style-name="P60"><text:soft-page-break/>Extensions that use an Autotools-based build system require Autotools and <text:span text:style-name="Source_20_Text">distutils</text:span>-based classes in their recipes</text:p>
        </text:list-item>
        <text:list-item>
          <text:p text:style-name="P60">Extensions that use build systems based on <text:span text:style-name="Source_20_Text">distutils</text:span> require the <text:span text:style-name="Source_20_Text">distutils</text:span> class in their recipes. </text:p>
        </text:list-item>
        <text:list-item>
          <text:p text:style-name="P60">Extensions that use build systems based on <text:span text:style-name="Source_20_Text">setuptools</text:span> require the <text:a xlink:type="simple" xlink:href="http://www.yoctoproject.org/docs/1.8/mega-manual/mega-manual.html#ref-classes-setuptools"><text:span text:style-name="Source_20_Text">setuptools</text:span></text:a> class in their recipes. </text:p>
        </text:list-item>
      </text:list>
      <text:h text:style-name="P46" text:outline-level="2"><text:bookmark text:name="ref-classes-distutils3"/><text:span text:style-name="Source_20_Text"><text:span text:style-name="T5">distutils3.bbclass</text:span></text:span></text:h>
      <text:p text:style-name="P19"><text:span text:style-name="Source_20_Text"><text:span text:style-name="T5"><text:tab/></text:span></text:span>The <text:span text:style-name="Source_20_Text">distutils3</text:span> class supports recipes for Python version 3.x extensions, which are simple. These recipes usually only need to point to the source's archive and then inherit the proper class. Building is split into two methods depending on which method the module authors used. <text:span text:style-name="T21">(same thing as above mention in bulltes)</text:span></text:p>
      <text:h text:style-name="P48" text:outline-level="2"><text:bookmark text:name="ref-classes-externalsrc"/><text:span text:style-name="Source_20_Text"><text:span text:style-name="T5">externalsrc.bbclass</text:span></text:span></text:h>
      <text:p text:style-name="P20"><text:span text:style-name="Source_20_Text"><text:span text:style-name="T5"><text:tab/></text:span></text:span>The <text:span text:style-name="Source_20_Text">externalsrc</text:span> class supports building software from source code that is external to the OpenEmbedded build system.build system's normal fetch, unpack, and patch process is not used.</text:p>
      <text:p text:style-name="P20">By default, the OpenEmbedded build system uses the <text:a xlink:type="simple" xlink:href="http://www.yoctoproject.org/docs/1.8/mega-manual/mega-manual.html#var-S"><text:span text:style-name="Source_20_Text">S</text:span></text:a> and <text:a xlink:type="simple" xlink:href="http://www.yoctoproject.org/docs/1.8/mega-manual/mega-manual.html#var-B"><text:span text:style-name="Source_20_Text">B</text:span></text:a> variables to locate unpacked recipe source code and to build it</text:p>
      <text:p text:style-name="P20">When your recipe inherits the <text:span text:style-name="Source_20_Text">externalsrc</text:span> class, you use the <text:a xlink:type="simple" xlink:href="http://www.yoctoproject.org/docs/1.8/mega-manual/mega-manual.html#var-EXTERNALSRC"><text:span text:style-name="Source_20_Text">EXTERNALSRC</text:span></text:a> and <text:a xlink:type="simple" xlink:href="http://www.yoctoproject.org/docs/1.8/mega-manual/mega-manual.html#var-EXTERNALSRC_BUILD"><text:span text:style-name="Source_20_Text">EXTERNALSRC_BUILD</text:span></text:a> variables to ultimately define <text:span text:style-name="Source_20_Text">S</text:span> and <text:span text:style-name="Source_20_Text">B</text:span>. <text:span text:style-name="Source_20_Text"><text:span text:style-name="T5"><text:tab/><text:tab/></text:span></text:span></text:p>
      <text:h text:style-name="P49" text:outline-level="2"><text:bookmark text:name="ref-classes-extrausers"/><text:span text:style-name="Source_20_Text"><text:span text:style-name="T5">extrausers.bbclass</text:span></text:span></text:h>
      <text:p text:style-name="P20"><text:span text:style-name="Source_20_Text"><text:span text:style-name="T5"><text:tab/></text:span></text:span>The <text:span text:style-name="Source_20_Text">extrausers</text:span> class allows additional user and group configuration to be applied at the image level.Inheriting this class either globally or from an image recipe allows additional user and group operations to be performed using the <text:a xlink:type="simple" xlink:href="http://www.yoctoproject.org/docs/1.8/mega-manual/mega-manual.html#var-EXTRA_USERS_PARAMS"><text:span text:style-name="Source_20_Text">EXTRA_USERS_PARAMS</text:span></text:a> variable. </text:p>
      <text:h text:style-name="P49" text:outline-level="2"><text:bookmark text:name="ref-classes-fontcache"/><text:span text:style-name="Source_20_Text"><text:span text:style-name="T5">fontcache.bbclass</text:span></text:span></text:h>
      <text:p text:style-name="P20"><text:span text:style-name="Source_20_Text"><text:span text:style-name="T5"><text:tab/></text:span></text:span>The <text:span text:style-name="Source_20_Text">fontcache</text:span> class generates the proper post-install and post-remove (postinst and postrm) scriptlets for font packages.</text:p>
      <text:p text:style-name="P18">If the fonts being installed are in packages other than the main package, set <text:a xlink:type="simple" xlink:href="http://www.yoctoproject.org/docs/1.8/mega-manual/mega-manual.html#var-FONT_PACKAGES"><text:span text:style-name="Source_20_Text">FONT_PACKAGES</text:span></text:a> to specify the packages containing the fonts. </text:p>
      <text:h text:style-name="P46" text:outline-level="2"><text:bookmark text:name="ref-classes-gconf"/><text:span text:style-name="Source_20_Text"><text:span text:style-name="T5">gconf.bbclass</text:span></text:span></text:h>
      <text:p text:style-name="P18"><text:span text:style-name="Source_20_Text"><text:span text:style-name="T5"><text:tab/></text:span></text:span>The <text:span text:style-name="Source_20_Text">gconf</text:span> class provides common functionality for recipes that need to install GConf schemas.This package uses the appropriate post-install and post-remove (postinst/postrm) scriptlets to register and unregister the schemas in the target image.</text:p>
      <text:h text:style-name="P46" text:outline-level="2"><text:bookmark text:name="ref-classes-gettext"/><text:span text:style-name="Source_20_Text"><text:span text:style-name="T5">gettext.bbclass</text:span></text:span></text:h>
      <text:p text:style-name="P18"><text:span text:style-name="Source_20_Text"><text:span text:style-name="T5"><text:tab/></text:span></text:span>The <text:span text:style-name="Source_20_Text">gettext</text:span> class provides support for building software that uses the GNU <text:span text:style-name="Source_20_Text">gettext</text:span> internationalization and localization system. All recipes building software that use <text:span text:style-name="Source_20_Text">gettext</text:span> should inherit this class. </text:p>
      <text:h text:style-name="P46" text:outline-level="2"><text:bookmark text:name="ref-classes-gnome"/><text:span text:style-name="Source_20_Text"><text:span text:style-name="T5">gnome.bbclass</text:span></text:span></text:h>
      <text:p text:style-name="P18"><text:tab/>The <text:span text:style-name="Source_20_Text">gnome</text:span> class supports recipes that build software from the GNOME stack. This class inherits the <text:a xlink:type="simple" xlink:href="http://www.yoctoproject.org/docs/1.8/mega-manual/mega-manual.html#ref-classes-gnomebase"><text:span text:style-name="Source_20_Text">gnomebase</text:span></text:a>, <text:a xlink:type="simple" xlink:href="http://www.yoctoproject.org/docs/1.8/mega-manual/mega-manual.html#ref-classes-gtk-icon-cache"><text:span text:style-name="Source_20_Text">gtk-icon-cache</text:span></text:a>, <text:a xlink:type="simple" xlink:href="http://www.yoctoproject.org/docs/1.8/mega-manual/mega-manual.html#ref-classes-gconf"><text:span text:style-name="Source_20_Text">gconf</text:span></text:a> and <text:a xlink:type="simple" xlink:href="http://www.yoctoproject.org/docs/1.8/mega-manual/mega-manual.html#ref-classes-mime"><text:span text:style-name="Source_20_Text">mime</text:span></text:a> classes. The class also disables GObject introspection where applicable. </text:p>
      <text:h text:style-name="P43" text:outline-level="2"><text:bookmark text:name="ref-classes-gnomebase"/><text:soft-page-break/><text:span text:style-name="Source_20_Text"><text:span text:style-name="T5">gnomebase.bbclass<text:tab/></text:span></text:span></text:h>
      <text:p text:style-name="P12"><text:span text:style-name="Source_20_Text"><text:span text:style-name="T5"><text:tab/></text:span></text:span>The <text:span text:style-name="Source_20_Text">gnomebase</text:span> class is the base class for recipes that build software from the GNOME stack. This class sets <text:a xlink:type="simple" xlink:href="http://www.yoctoproject.org/docs/1.8/mega-manual/mega-manual.html#var-SRC_URI"><text:span text:style-name="Source_20_Text">SRC_URI</text:span></text:a> to download the source from the GNOME mirrors as well as extending <text:a xlink:type="simple" xlink:href="http://www.yoctoproject.org/docs/1.8/mega-manual/mega-manual.html#var-FILES"><text:span text:style-name="Source_20_Text">FILES</text:span></text:a> with the typical GNOME installation paths. </text:p>
      <text:h text:style-name="P43" text:outline-level="2"><text:bookmark text:name="ref-classes-grub-efi"/><text:span text:style-name="Source_20_Text"><text:span text:style-name="T5">grub-efi.bbclass</text:span></text:span></text:h>
      <text:p text:style-name="P12">The <text:span text:style-name="Source_20_Text">grub-efi</text:span> class provides <text:span text:style-name="Source_20_Text">grub-efi</text:span>-specific functions for building bootable images</text:p>
      <text:p text:style-name="P12">This class supports several variables: </text:p>
      <text:list xml:id="list1761191314130461439" text:style-name="L4">
        <text:list-item>
          <text:p text:style-name="P64"><text:a xlink:type="simple" xlink:href="http://www.yoctoproject.org/docs/1.8/mega-manual/mega-manual.html#var-INITRD"><text:span text:style-name="Source_20_Text">INITRD</text:span></text:a>: Indicates list of filesystem images to concatenate and use as an initial RAM disk (initrd) (optional).</text:p>
        </text:list-item>
        <text:list-item>
          <text:p text:style-name="P64"><text:a xlink:type="simple" xlink:href="http://www.yoctoproject.org/docs/1.8/mega-manual/mega-manual.html#var-ROOTFS"><text:span text:style-name="Source_20_Text">ROOTFS</text:span></text:a>: Indicates a filesystem image to include as the root filesystem (optional).</text:p>
        </text:list-item>
        <text:list-item>
          <text:p text:style-name="P64"><text:a xlink:type="simple" xlink:href="http://www.yoctoproject.org/docs/1.8/mega-manual/mega-manual.html#var-GRUB_GFXSERIAL"><text:span text:style-name="Source_20_Text">GRUB_GFXSERIAL</text:span></text:a>: Set this to "1" to have graphics and serial in the boot menu</text:p>
        </text:list-item>
        <text:list-item>
          <text:p text:style-name="P64"><text:a xlink:type="simple" xlink:href="http://www.yoctoproject.org/docs/1.8/mega-manual/mega-manual.html#var-LABELS"><text:span text:style-name="Source_20_Text">LABELS</text:span></text:a>: A list of targets for the automatic configuration. </text:p>
        </text:list-item>
        <text:list-item>
          <text:p text:style-name="P64"><text:a xlink:type="simple" xlink:href="http://www.yoctoproject.org/docs/1.8/mega-manual/mega-manual.html#var-APPEND"><text:span text:style-name="Source_20_Text">APPEND</text:span></text:a>: An override list of append strings for each <text:span text:style-name="Source_20_Text">LABEL</text:span>. </text:p>
        </text:list-item>
        <text:list-item>
          <text:p text:style-name="P64"><text:a xlink:type="simple" xlink:href="http://www.yoctoproject.org/docs/1.8/mega-manual/mega-manual.html#var-GRUB_OPTS"><text:span text:style-name="Source_20_Text">GRUB_OPTS</text:span></text:a>: Additional options to add to the configuration (optional). Options are delimited using semi-colon characters (<text:span text:style-name="Source_20_Text">;</text:span>).</text:p>
        </text:list-item>
        <text:list-item>
          <text:p text:style-name="P64"><text:a xlink:type="simple" xlink:href="http://www.yoctoproject.org/docs/1.8/mega-manual/mega-manual.html#var-GRUB_TIMEOUT"><text:span text:style-name="Source_20_Text">GRUB_TIMEOUT</text:span></text:a>: Timeout before executing the default <text:span text:style-name="Source_20_Text">LABEL</text:span> (optional). </text:p>
        </text:list-item>
      </text:list>
      <text:h text:style-name="Heading_20_2" text:outline-level="2"><text:bookmark text:name="ref-classes-gsettings"/><text:span text:style-name="Source_20_Text"><text:span text:style-name="T5">gsettings.bbclass</text:span></text:span></text:h>
      <text:p text:style-name="Text_20_body"><text:span text:style-name="Source_20_Text"><text:span text:style-name="T5"><text:tab/></text:span></text:span>The <text:span text:style-name="Source_20_Text">gsettings</text:span> class provides common functionality for recipes that need to install GSettings (glib) schemas. The schemas are assumed to be part of the main package. Appropriate post-install and post-remove (postinst/postrm) scriptlets are added to register and unregister the schemas in the target image. </text:p>
      <text:p text:style-name="Text_20_body"/>
      <text:h text:style-name="P45" text:outline-level="2"><text:bookmark text:name="ref-classes-gtk-doc"/><text:span text:style-name="Source_20_Text"><text:span text:style-name="T5">gtk-doc.bbclass</text:span></text:span></text:h>
      <text:p text:style-name="P15"><text:span text:style-name="Source_20_Text"><text:span text:style-name="T5"><text:tab/></text:span></text:span>The <text:span text:style-name="Source_20_Text">gtk-doc</text:span> class is a helper class to pull in the appropriate <text:span text:style-name="Source_20_Text">gtk-doc</text:span> dependencies and disable <text:span text:style-name="Source_20_Text">gtk-doc</text:span>.</text:p>
      <text:h text:style-name="P45" text:outline-level="2"><text:bookmark text:name="ref-classes-gtk-icon-cache"/><text:span text:style-name="Source_20_Text"><text:span text:style-name="T5">gtk-icon-cache.bbclass</text:span></text:span></text:h>
      <text:p text:style-name="P15"><text:span text:style-name="Source_20_Text"><text:span text:style-name="T5"><text:tab/></text:span></text:span>The <text:span text:style-name="Source_20_Text">gtk-icon-cache</text:span> class generates the proper post-install and post-remove (postinst/postrm) scriptlets for packages that use GTK+ and install icons. </text:p>
      <text:h text:style-name="P45" text:outline-level="2"><text:bookmark text:name="ref-classes-gtk-immodules-cache"/><text:span text:style-name="Source_20_Text"><text:span text:style-name="T5">gtk-immodules-cache.bbclass</text:span></text:span></text:h>
      <text:p text:style-name="P15"><text:tab/>The <text:span text:style-name="Source_20_Text">gtk-immodules-cache</text:span> class generates the proper post-install and post-remove (postinst/postrm) scriptlets for packages that install GTK+ input method modules for virtual keyboards. </text:p>
      <text:p text:style-name="P15">If the input method modules being installed are in packages other than the main package, set <text:a xlink:type="simple" xlink:href="http://www.yoctoproject.org/docs/1.8/mega-manual/mega-manual.html#var-GTKIMMODULES_PACKAGES"><text:span text:style-name="Source_20_Text">GTKIMMODULES_PACKAGES</text:span></text:a> to specify the packages containing the modules. </text:p>
      <text:h text:style-name="P45" text:outline-level="2"><text:bookmark text:name="ref-classes-gummiboot"/><text:soft-page-break/><text:span text:style-name="Source_20_Text"><text:span text:style-name="T5">gummiboot.bbclass</text:span></text:span></text:h>
      <text:p text:style-name="P15"><text:span text:style-name="Source_20_Text"><text:span text:style-name="T5"><text:tab/></text:span></text:span>gummiboot bootloader for building bootable images<text:span text:style-name="Source_20_Text"><text:span text:style-name="T5">.</text:span></text:span>This is an internal class and is not intended to be used directly. Set the <text:a xlink:type="simple" xlink:href="http://www.yoctoproject.org/docs/1.8/mega-manual/mega-manual.html#var-EFI_PROVIDER"><text:span text:style-name="Source_20_Text">EFI_PROVIDER</text:span></text:a> variable to "gummiboot" to use this class. </text:p>
      <text:h text:style-name="P45" text:outline-level="2"><text:bookmark text:name="ref-classes-gzipnative"/><text:span text:style-name="Source_20_Text"><text:span text:style-name="T5">gzipnative.bbclass</text:span></text:span></text:h>
      <text:p text:style-name="P15"><text:span text:style-name="Source_20_Text"><text:span text:style-name="T5"><text:tab/></text:span></text:span>The <text:span text:style-name="Source_20_Text">gzipnative</text:span> class enables the use of native versions of <text:span text:style-name="Source_20_Text">gzip</text:span> and <text:span text:style-name="Source_20_Text">pigz</text:span> rather than the versions of these tools from the build host. </text:p>
      <text:h text:style-name="P45" text:outline-level="2"><text:bookmark text:name="ref-classes-icecc"/><text:span text:style-name="Source_20_Text"><text:span text:style-name="T5">icecc.bbclass</text:span></text:span></text:h>
      <text:p text:style-name="P21"><text:span text:style-name="Source_20_Text"><text:span text:style-name="T5"><text:tab/></text:span></text:span>The <text:span text:style-name="Source_20_Text">icecc</text:span> class supports <text:a xlink:type="simple" xlink:href="https://github.com/icecc/icecream" office:target-frame-name="_top" xlink:show="replace">Icecream</text:a>, which facilitates taking compile jobs and distributing them among remote machines. </text:p>
      <text:p text:style-name="P15"><text:a xlink:type="simple" xlink:href="http://www.yoctoproject.org/docs/1.8/mega-manual/mega-manual.html#var-ICECC_USER_PACKAGE_BL"><text:span text:style-name="Source_20_Text">ICECC_USER_PACKAGE_BL</text:span></text:a><text:span text:style-name="Source_20_Text"><text:span text:style-name="T5"> </text:span></text:span><text:span text:style-name="Source_20_Text"><text:span text:style-name="T7">= Package Black listed </text:span></text:span></text:p>
      <text:p text:style-name="P15"><text:a xlink:type="simple" xlink:href="http://www.yoctoproject.org/docs/1.8/mega-manual/mega-manual.html#var-ICECC_USER_CLASS_BL"><text:span text:style-name="Source_20_Text">ICECC_USER_CLASS_BL</text:span></text:a><text:span text:style-name="Source_20_Text"><text:span text:style-name="T5"> </text:span></text:span><text:span text:style-name="Source_20_Text"><text:span text:style-name="T7">= Class Black listed</text:span></text:span></text:p>
      <text:p text:style-name="P21"><text:span text:style-name="Source_20_Text"><text:span text:style-name="T8">(</text:span></text:span><text:span text:style-name="Source_20_Text"><text:span text:style-name="T7">in your local.conf file</text:span></text:span><text:span text:style-name="Source_20_Text"><text:span text:style-name="T8">)</text:span></text:span></text:p>
      <text:p text:style-name="P21"><text:a xlink:type="simple" xlink:href="http://www.yoctoproject.org/docs/1.8/mega-manual/mega-manual.html#var-ICECC_USER_PACKAGE_WL"><text:span text:style-name="Source_20_Text">ICECC_USER_PACKAGE_WL</text:span></text:a> variable in your <text:span text:style-name="Source_20_Text">local.conf</text:span> file to force <text:span text:style-name="Source_20_Text">icecc</text:span> to be enabled for recipes using an empty <text:a xlink:type="simple" xlink:href="http://www.yoctoproject.org/docs/1.8/mega-manual/mega-manual.html#var-PARALLEL_MAKE"><text:span text:style-name="Source_20_Text">PARALLEL_MAKE</text:span></text:a> variable. </text:p>
      <text:p text:style-name="P22"><text:a xlink:type="simple" xlink:href="http://www.yoctoproject.org/docs/1.8/mega-manual/mega-manual.html#var-ICECC_DISABLED"><text:span text:style-name="Source_20_Text">ICECC_DISABLED</text:span></text:a> variable to "1"<text:span text:style-name="Source_20_Text"><text:span text:style-name="T5"> </text:span></text:span><text:span text:style-name="Source_20_Text"><text:span text:style-name="T9">[</text:span></text:span>disable the feature<text:span text:style-name="Source_20_Text"><text:span text:style-name="T9">]</text:span></text:span></text:p>
      <text:h text:style-name="P50" text:outline-level="2"><text:bookmark text:name="ref-classes-image"/><text:span text:style-name="Source_20_Text"><text:span text:style-name="T5">image.bbclass</text:span></text:span></text:h>
      <text:p text:style-name="P22"><text:span text:style-name="Source_20_Text"><text:tab/></text:span>The <text:span text:style-name="Source_20_Text">image</text:span> class helps support creating images in different formats. First, the root filesystem is created from packages using one of the <text:span text:style-name="Source_20_Text">rootfs*.bbclass</text:span> files (depending on the package format used) and then one or more image files are created. </text:p>
      <text:list xml:id="list5756006583904544640" text:style-name="L5">
        <text:list-item>
          <text:p text:style-name="P61">The <text:a xlink:type="simple" xlink:href="http://www.yoctoproject.org/docs/1.8/mega-manual/mega-manual.html#var-IMAGE_FSTYPES"><text:span text:style-name="Source_20_Text">IMAGE_FSTYPES</text:span></text:a> variable controls the types of images to generate. </text:p>
        </text:list-item>
        <text:list-item>
          <text:p text:style-name="P61">The <text:a xlink:type="simple" xlink:href="http://www.yoctoproject.org/docs/1.8/mega-manual/mega-manual.html#var-IMAGE_INSTALL"><text:span text:style-name="Source_20_Text">IMAGE_INSTALL</text:span></text:a> variable controls the list of packages to install into the image.</text:p>
        </text:list-item>
      </text:list>
      <text:p text:style-name="P26"/>
      <text:p text:style-name="P26"/>
      <text:h text:style-name="P52" text:outline-level="2"><text:bookmark text:name="ref-classes-image_types"/><text:span text:style-name="Source_20_Text"><text:span text:style-name="T5">image_types.bbclass</text:span></text:span></text:h>
      <text:p text:style-name="P23"><text:span text:style-name="Source_20_Text"><text:span text:style-name="T10"><text:tab/></text:span></text:span>The <text:span text:style-name="Source_20_Text">image_types</text:span> class defines all of the standard image output types that you can enable through the <text:a xlink:type="simple" xlink:href="http://www.yoctoproject.org/docs/1.8/mega-manual/mega-manual.html#var-IMAGE_FSTYPES"><text:span text:style-name="Source_20_Text">IMAGE_FSTYPES</text:span></text:a> variable. You can use this class as a reference on how to add support for custom image output types. </text:p>
      <text:p text:style-name="P23">By default, this class is enabled through the <text:a xlink:type="simple" xlink:href="http://www.yoctoproject.org/docs/1.8/mega-manual/mega-manual.html#var-IMAGE_CLASSES"><text:span text:style-name="Source_20_Text">IMAGE_CLASSES</text:span></text:a> variable in <text:a xlink:type="simple" xlink:href="http://www.yoctoproject.org/docs/1.8/mega-manual/mega-manual.html#ref-classes-image"><text:span text:style-name="Source_20_Text">image.bbclass</text:span></text:a>. If you define your own image types using a custom BitBake class and then use <text:span text:style-name="Source_20_Text">IMAGE_CLASSES</text:span> to enable it, the custom class must either inherit <text:span text:style-name="Source_20_Text">image_types</text:span> or <text:span text:style-name="Source_20_Text">image_types</text:span> must also appear in <text:span text:style-name="Source_20_Text">IMAGE_CLASSES</text:span>. </text:p>
      <text:h text:style-name="P51" text:outline-level="2"><text:bookmark text:name="ref-classes-image_types_uboot"/><text:span text:style-name="Source_20_Text"><text:span text:style-name="T5">image_types_uboot.bbclass</text:span></text:span></text:h>
      <text:p text:style-name="P23"><text:span text:style-name="Source_20_Text"><text:span text:style-name="T10"><text:tab/></text:span></text:span>defines additional image types specifically for the U-Boot bootloader. </text:p>
      <text:h text:style-name="P51" text:outline-level="2"><text:bookmark text:name="ref-classes-image-live"/><text:span text:style-name="Source_20_Text"><text:span text:style-name="T5">image-live.bbclass</text:span></text:span></text:h>
      <text:p text:style-name="P23"><text:span text:style-name="Source_20_Text"><text:span text:style-name="T10"><text:tab/></text:span></text:span>The <text:span text:style-name="Source_20_Text">image-live</text:span> class supports building "live" images. </text:p>
      <text:p text:style-name="P23">Normally, you do not use this class directly. Instead, you add "live" to <text:a xlink:type="simple" xlink:href="http://www.yoctoproject.org/docs/1.8/mega-manual/mega-manual.html#var-IMAGE_FSTYPES"><text:span text:style-name="Source_20_Text">IMAGE_FSTYPES</text:span></text:a>. </text:p>
      <text:p text:style-name="P23"><text:soft-page-break/>For example, if you were building an ISO image, you would add "live" to <text:span text:style-name="Source_20_Text">IMAGE_FSTYPES</text:span>, set the <text:a xlink:type="simple" xlink:href="http://www.yoctoproject.org/docs/1.8/mega-manual/mega-manual.html#var-NOISO"><text:span text:style-name="Source_20_Text">NOISO</text:span></text:a> variable to "0" and the build system would use the <text:span text:style-name="Source_20_Text">image-live</text:span> class to build the ISO image. </text:p>
      <text:h text:style-name="P51" text:outline-level="2"><text:span text:style-name="Source_20_Text"><text:span text:style-name="T5">image-mklibs.bbclass</text:span></text:span></text:h>
      <text:p text:style-name="P23"><text:span text:style-name="Source_20_Text"><text:span text:style-name="T10"><text:tab/></text:span></text:span>use of the <text:span text:style-name="Source_20_Text">mklibs</text:span> utility during the <text:a xlink:type="simple" xlink:href="http://www.yoctoproject.org/docs/1.8/mega-manual/mega-manual.html#ref-tasks-rootfs"><text:span text:style-name="Source_20_Text">do_rootfs</text:span></text:a> task,which optimizes the size of libraries contained in the image</text:p>
      <text:p text:style-name="P23">By default,</text:p>
      <text:p text:style-name="P23"><text:tab/>USER_CLASSES ?= "buildstats image-mklibs image-prelink"</text:p>
      <text:h text:style-name="P51" text:outline-level="2"><text:bookmark text:name="ref-classes-image-prelink"/><text:span text:style-name="Source_20_Text"><text:span text:style-name="T5">image-prelink.bbclass</text:span></text:span></text:h>
      <text:p text:style-name="P23"><text:tab/>use of the <text:span text:style-name="Source_20_Text">prelink</text:span> utility during the <text:a xlink:type="simple" xlink:href="http://www.yoctoproject.org/docs/1.8/mega-manual/mega-manual.html#ref-tasks-rootfs"><text:span text:style-name="Source_20_Text">do_rootfs</text:span></text:a> task, which optimizes the dynamic linking of shared libraries to reduce executable startup time. </text:p>
      <text:h text:style-name="P51" text:outline-level="2"><text:bookmark text:name="ref-classes-image-swab"/><text:span text:style-name="Source_20_Text"><text:span text:style-name="T5">image-swab.bbclass</text:span></text:span></text:h>
      <text:p text:style-name="P23"><text:tab/>The <text:span text:style-name="Source_20_Text">image-swab</text:span> class enables the <text:a xlink:type="simple" xlink:href="http://www.yoctoproject.org/tools-resources/projects/swabber" office:target-frame-name="_top" xlink:show="replace">Swabber</text:a> tool in order to detect and log accesses to the host system during the OpenEmbedded build process. </text:p>
      <text:h text:style-name="P51" text:outline-level="2"><text:bookmark text:name="ref-classes-image-vmdk"/><text:span text:style-name="Source_20_Text"><text:span text:style-name="T5">image-vmdk.bbclass</text:span></text:span></text:h>
      <text:p text:style-name="P23"><text:tab/>The <text:span text:style-name="Source_20_Text">image-vmdk</text:span> class supports building VMware VMDK images. Normally, you do not use this class directly. Instead, you add "vmdk" to <text:a xlink:type="simple" xlink:href="http://www.yoctoproject.org/docs/1.8/mega-manual/mega-manual.html#var-IMAGE_FSTYPES"><text:span text:style-name="Source_20_Text">IMAGE_FSTYPES</text:span></text:a>. </text:p>
      <text:h text:style-name="P51" text:outline-level="2"><text:bookmark text:name="ref-classes-insane"/><text:span text:style-name="Source_20_Text"><text:span text:style-name="T5">insane.bbclass</text:span></text:span></text:h>
      <text:p text:style-name="P23"><text:tab/>The <text:span text:style-name="Source_20_Text">insane</text:span> class adds a step to the package generation process so that output quality assurance checks are generated by the OpenEmbedded build system.</text:p>
      <text:h text:style-name="P51" text:outline-level="2"/>
      <text:h text:style-name="P51" text:outline-level="2"><text:bookmark text:name="ref-classes-insserv"/><text:span text:style-name="Source_20_Text"><text:span text:style-name="T5">insserv.bbclass</text:span></text:span></text:h>
      <text:p text:style-name="P23"><text:span text:style-name="Source_20_Text"><text:span text:style-name="T5"><text:tab/></text:span></text:span>The <text:span text:style-name="Source_20_Text">insserv</text:span> class uses the <text:span text:style-name="Source_20_Text">insserv</text:span> utility to update the order of symbolic links in <text:span text:style-name="Source_20_Text">/etc/rc?.d/</text:span> within an image based on dependencies specified by LSB headers in the <text:span text:style-name="Source_20_Text">init.d</text:span> scripts themselves. </text:p>
      <text:h text:style-name="P51" text:outline-level="2"><text:bookmark text:name="ref-classes-kernel"/><text:span text:style-name="Source_20_Text"><text:span text:style-name="T5">kernel.bbclass</text:span></text:span></text:h>
      <text:p text:style-name="P23"><text:span text:style-name="Source_20_Text"><text:span text:style-name="T5"><text:tab/></text:span></text:span>The <text:span text:style-name="Source_20_Text">kernel</text:span> class handles building Linux kernels. The class contains code to build all kernel trees. All needed headers are staged into the <text:a xlink:type="simple" xlink:href="http://www.yoctoproject.org/docs/1.8/mega-manual/mega-manual.html#var-STAGING_KERNEL_DIR"><text:span text:style-name="Source_20_Text">STAGING_KERNEL_DIR</text:span></text:a> directory to allow out-of-tree module builds using the <text:a xlink:type="simple" xlink:href="http://www.yoctoproject.org/docs/1.8/mega-manual/mega-manual.html#ref-classes-module"><text:span text:style-name="Source_20_Text">module</text:span></text:a> class. </text:p>
      <text:p text:style-name="P23">This means that each built kernel module is packaged separately and inter-module dependencies are created by parsing the <text:span text:style-name="Source_20_Text">modinfo</text:span> output. </text:p>
      <text:p text:style-name="P23">Various other classes are used by the <text:span text:style-name="Source_20_Text">kernel</text:span> and <text:span text:style-name="Source_20_Text">module</text:span> classes internally including the <text:a xlink:type="simple" xlink:href="http://www.yoctoproject.org/docs/1.8/mega-manual/mega-manual.html#ref-classes-kernel-arch"><text:span text:style-name="Source_20_Text">kernel-arch</text:span></text:a>, <text:a xlink:type="simple" xlink:href="http://www.yoctoproject.org/docs/1.8/mega-manual/mega-manual.html#ref-classes-module-base"><text:span text:style-name="Source_20_Text">module-base</text:span></text:a>, and <text:a xlink:type="simple" xlink:href="http://www.yoctoproject.org/docs/1.8/mega-manual/mega-manual.html#ref-classes-linux-kernel-base"><text:span text:style-name="Source_20_Text">linux-kernel-base</text:span></text:a> classes. </text:p>
      <text:h text:style-name="P51" text:outline-level="2"><text:bookmark text:name="ref-classes-kernel-arch"/><text:span text:style-name="Source_20_Text"><text:span text:style-name="T5">kernel-arch.bbclass</text:span></text:span></text:h>
      <text:p text:style-name="P23"><text:span text:style-name="Source_20_Text"><text:span text:style-name="T5"><text:tab/></text:span></text:span>The <text:span text:style-name="Source_20_Text">kernel-arch</text:span> class sets the <text:span text:style-name="Source_20_Text">ARCH</text:span> environment variable for Linux kernel compilation (including modules). </text:p>
      <text:h text:style-name="P51" text:outline-level="2"><text:bookmark text:name="ref-classes-kernel-module-split"/><text:soft-page-break/><text:span text:style-name="Source_20_Text"><text:span text:style-name="T5">kernel-module-split.bbclass</text:span></text:span></text:h>
      <text:p text:style-name="P23"><text:span text:style-name="Source_20_Text"><text:span text:style-name="T5"><text:tab/></text:span></text:span>The <text:span text:style-name="Source_20_Text">kernel-module-split</text:span> class provides common functionality for splitting Linux kernel modules into separate packages. </text:p>
      <text:h text:style-name="P51" text:outline-level="2"><text:bookmark text:name="ref-classes-kernel-yocto"/><text:span text:style-name="Source_20_Text"><text:span text:style-name="T5">kernel-yocto.bbclass</text:span></text:span></text:h>
      <text:p text:style-name="P23"><text:span text:style-name="Source_20_Text"><text:span text:style-name="T5"><text:tab/></text:span></text:span>common functionality for building from linux-yocto style kernel source repositories</text:p>
      <text:h text:style-name="P51" text:outline-level="2"><text:bookmark text:name="ref-classes-lib_package"/><text:span text:style-name="Source_20_Text"><text:span text:style-name="T5">lib_package.bbclass</text:span></text:span></text:h>
      <text:p text:style-name="P23"><text:span text:style-name="Source_20_Text"><text:span text:style-name="T5"><text:tab/></text:span></text:span>The <text:span text:style-name="Source_20_Text">lib_package</text:span> class supports recipes that build libraries and produce executable binaries, where those binaries should not be installed by default along with the library. Instead, the binaries are added to a separate <text:span text:style-name="Source_20_Text">${</text:span><text:a xlink:type="simple" xlink:href="http://www.yoctoproject.org/docs/1.8/mega-manual/mega-manual.html#var-PN"><text:span text:style-name="Source_20_Text">PN</text:span></text:a><text:span text:style-name="Source_20_Text">}-bin</text:span> package to make their installation optional.</text:p>
      <text:h text:style-name="P51" text:outline-level="2"><text:bookmark text:name="ref-classes-license"/><text:span text:style-name="Source_20_Text"><text:span text:style-name="T5">license.bbclass</text:span></text:span></text:h>
      <text:p text:style-name="P23"><text:span text:style-name="Source_20_Text"><text:span text:style-name="T5"><text:tab/></text:span></text:span>The <text:span text:style-name="Source_20_Text">license</text:span> class provides license manifest creation and license exclusion. This class is enabled by default using the default value for the <text:a xlink:type="simple" xlink:href="http://www.yoctoproject.org/docs/1.8/mega-manual/mega-manual.html#var-INHERIT_DISTRO"><text:span text:style-name="Source_20_Text">INHERIT_DISTRO</text:span></text:a> variable. </text:p>
      <text:h text:style-name="P51" text:outline-level="2"><text:bookmark text:name="ref-classes-linux-kernel-base"/><text:span text:style-name="Source_20_Text"><text:span text:style-name="T5">linux-kernel-base.bbclass</text:span></text:span></text:h>
      <text:p text:style-name="P23"><text:span text:style-name="Source_20_Text"><text:span text:style-name="T5"><text:tab/></text:span></text:span>The <text:span text:style-name="Source_20_Text">linux-kernel-base</text:span> class provides common functionality for recipes that build out of the Linux kernel source tree. These builds goes beyond the kernel itself. For example, the Perf recipe also inherits this class. </text:p>
      <text:h text:style-name="P51" text:outline-level="2"><text:bookmark text:name="ref-classes-logging"/><text:span text:style-name="Source_20_Text"><text:span text:style-name="T5">logging.bbclass</text:span></text:span></text:h>
      <text:p text:style-name="P23"><text:span text:style-name="Source_20_Text"><text:span text:style-name="T5"><text:tab/></text:span></text:span>provides the standard shell functions used to log messages for various BitBake severity levels .This class is enabled by default since it is inherited by the <text:span text:style-name="Source_20_Text">base</text:span> class. </text:p>
      <text:h text:style-name="P51" text:outline-level="2"><text:bookmark text:name="ref-classes-meta"/><text:span text:style-name="Source_20_Text"><text:span text:style-name="T5">meta.bbclass</text:span></text:span></text:h>
      <text:p text:style-name="P23"><text:span text:style-name="Source_20_Text"><text:span text:style-name="T5"><text:tab/></text:span></text:span>The <text:span text:style-name="Source_20_Text">meta</text:span> class is inherited by recipes that do not build any output packages themselves, but act as a "meta" target for building other recipes.</text:p>
      <text:h text:style-name="P51" text:outline-level="2"><text:bookmark text:name="ref-classes-metadata_scm"/><text:span text:style-name="Source_20_Text"><text:span text:style-name="T5">metadata_scm.bbclass</text:span></text:span></text:h>
      <text:p text:style-name="P23"><text:span text:style-name="Source_20_Text"><text:span text:style-name="T5"><text:tab/></text:span></text:span>provides functionality for querying the branch and revision of a Source Code Manager (SCM) repository.</text:p>
      <text:p text:style-name="P23">The <text:a xlink:type="simple" xlink:href="http://www.yoctoproject.org/docs/1.8/mega-manual/mega-manual.html#ref-classes-base"><text:span text:style-name="Source_20_Text">base</text:span></text:a> class uses this class to print the revisions of each layer before starting every build.The <text:span text:style-name="Source_20_Text">metadata_scm</text:span> class is enabled by default because it is inherited by the <text:span text:style-name="Source_20_Text">base</text:span> class. </text:p>
      <text:h text:style-name="P51" text:outline-level="2"><text:bookmark text:name="ref-classes-mime"/><text:span text:style-name="Source_20_Text"><text:span text:style-name="T5">mime.bbclass</text:span></text:span></text:h>
      <text:p text:style-name="P23"><text:tab/>The <text:span text:style-name="Source_20_Text">mime</text:span> class generates the proper post-install and post-remove (postinst/postrm) scriptlets for packages that install MIME type files. These scriptlets call <text:span text:style-name="Source_20_Text">update-mime-database</text:span> to add the MIME types to the shared database. </text:p>
      <text:h text:style-name="P51" text:outline-level="2"><text:bookmark text:name="ref-classes-mirrors"/><text:span text:style-name="Source_20_Text"><text:span text:style-name="T5">mirrors.bbclass</text:span></text:span></text:h>
      <text:p text:style-name="P23"><text:span text:style-name="T22"><text:tab/></text:span>The <text:span text:style-name="Source_20_Text">mirrors</text:span> class sets up some standard <text:a xlink:type="simple" xlink:href="http://www.yoctoproject.org/docs/1.8/mega-manual/mega-manual.html#var-MIRRORS"><text:span text:style-name="Source_20_Text">MIRRORS</text:span></text:a> entries for source code mirrors.These mirrors provide a fall-back path in case the upstream source specified in <text:a xlink:type="simple" xlink:href="http://www.yoctoproject.org/docs/1.8/mega-manual/mega-manual.html#var-SRC_URI"><text:span text:style-name="Source_20_Text">SRC_URI</text:span></text:a> within recipes is unavailable.</text:p>
      <text:p text:style-name="P23">This class is enabled by default since it is inherited by the <text:a xlink:type="simple" xlink:href="http://www.yoctoproject.org/docs/1.8/mega-manual/mega-manual.html#ref-classes-base"><text:span text:style-name="Source_20_Text">base</text:span></text:a> class. </text:p>
      <text:h text:style-name="P51" text:outline-level="2"><text:bookmark text:name="ref-classes-module"/><text:soft-page-break/><text:span text:style-name="Source_20_Text"><text:span text:style-name="T5">module.bbclass</text:span></text:span></text:h>
      <text:p text:style-name="P23"><text:tab/>The <text:span text:style-name="Source_20_Text">module</text:span> class provides support for building out-of-tree Linux kernel modules. The class inherits the <text:a xlink:type="simple" xlink:href="http://www.yoctoproject.org/docs/1.8/mega-manual/mega-manual.html#ref-classes-module-base"><text:span text:style-name="Source_20_Text">module-base</text:span></text:a> and <text:a xlink:type="simple" xlink:href="http://www.yoctoproject.org/docs/1.8/mega-manual/mega-manual.html#ref-classes-kernel-module-split"><text:span text:style-name="Source_20_Text">kernel-module-split</text:span></text:a> classes, and implements the <text:a xlink:type="simple" xlink:href="http://www.yoctoproject.org/docs/1.8/mega-manual/mega-manual.html#ref-tasks-compile"><text:span text:style-name="Source_20_Text">do_compile</text:span></text:a> and <text:a xlink:type="simple" xlink:href="http://www.yoctoproject.org/docs/1.8/mega-manual/mega-manual.html#ref-tasks-install"><text:span text:style-name="Source_20_Text">do_install</text:span></text:a> tasks. The class provides everything needed to build and package a kernel module. </text:p>
      <text:h text:style-name="P51" text:outline-level="2"><text:bookmark text:name="ref-classes-module-base"/><text:span text:style-name="Source_20_Text"><text:span text:style-name="T5">module-base.bbclass</text:span></text:span></text:h>
      <text:p text:style-name="P23"><text:span text:style-name="Source_20_Text"><text:span text:style-name="T5"><text:tab/></text:span></text:span>The <text:span text:style-name="Source_20_Text">module-base</text:span> class provides the base functionality for building Linux kernel modules. Typically, a recipe that builds software that includes one or more kernel modules and has its own means of building the module inherits this class as opposed to inheriting the <text:a xlink:type="simple" xlink:href="http://www.yoctoproject.org/docs/1.8/mega-manual/mega-manual.html#ref-classes-module"><text:span text:style-name="Source_20_Text">module</text:span></text:a> class. </text:p>
      <text:h text:style-name="P51" text:outline-level="2"><text:bookmark text:name="ref-classes-multilib*"/><text:span text:style-name="Source_20_Text"><text:span text:style-name="T5">multilib*.bbclass</text:span></text:span></text:h>
      <text:p text:style-name="P23"><text:span text:style-name="Source_20_Text"><text:span text:style-name="T5"><text:tab/></text:span></text:span>The <text:span text:style-name="Source_20_Text">multilib*</text:span> classes provide support for building libraries with different target optimizations or target architectures and installing them side-by-side in the same image. </text:p>
      <text:h text:style-name="P51" text:outline-level="2"><text:bookmark text:name="ref-classes-native"/><text:span text:style-name="Source_20_Text"><text:span text:style-name="T5">native.bbclass</text:span></text:span></text:h>
      <text:p text:style-name="P23"><text:span text:style-name="Source_20_Text"><text:span text:style-name="T5"><text:tab/></text:span></text:span>The <text:span text:style-name="Source_20_Text">native</text:span> class provides common functionality for recipes that wish to build tools to run on the build host</text:p>
      <text:p text:style-name="P33"><text:a xlink:type="simple" xlink:href="http://www.yoctoproject.org/docs/1.8/mega-manual/mega-manual.html#var-BBCLASSEXTEND"><text:span text:style-name="Source_20_Text">BBCLASSEXTEND</text:span></text:a> = "native"</text:p>
      <text:h text:style-name="P51" text:outline-level="2"><text:bookmark text:name="ref-classes-nativesdk"/><text:span text:style-name="Source_20_Text"><text:span text:style-name="T5">nativesdk.bbclass</text:span></text:span></text:h>
      <text:p text:style-name="P23"><text:span text:style-name="Source_20_Text"><text:span text:style-name="T5"><text:tab/></text:span></text:span>The <text:span text:style-name="Source_20_Text">nativesdk</text:span> class provides common functionality for recipes that wish to build tools to run as part of an SDK</text:p>
      <text:h text:style-name="P51" text:outline-level="2"><text:bookmark text:name="ref-classes-oelint"/><text:span text:style-name="Source_20_Text"><text:span text:style-name="T5">oelint.bbclass</text:span></text:span></text:h>
      <text:p text:style-name="P23"><text:span text:style-name="Source_20_Text"><text:span text:style-name="T5"><text:tab/></text:span></text:span>The <text:span text:style-name="Source_20_Text">oelint</text:span> class is an obsolete lint checking tool that exists in <text:span text:style-name="Source_20_Text">meta/classes</text:span> in the <text:a xlink:type="simple" xlink:href="http://www.yoctoproject.org/docs/1.8/mega-manual/mega-manual.html#source-directory" office:target-frame-name="_top" xlink:show="replace">Source Directory</text:a>. </text:p>
      <text:h text:style-name="P51" text:outline-level="2"><text:bookmark text:name="ref-classes-own-mirrors"/><text:span text:style-name="Source_20_Text"><text:span text:style-name="T5">own-mirrors.bbclass</text:span></text:span></text:h>
      <text:p text:style-name="P23"><text:span text:style-name="Source_20_Text"><text:span text:style-name="T5"><text:tab/></text:span></text:span>makes it easier to set up your own <text:a xlink:type="simple" xlink:href="http://www.yoctoproject.org/docs/1.8/mega-manual/mega-manual.html#var-PREMIRRORS"><text:span text:style-name="Source_20_Text">PREMIRRORS</text:span></text:a> from which to first fetch source before attempting to fetch it from the upstream specified in <text:a xlink:type="simple" xlink:href="http://www.yoctoproject.org/docs/1.8/mega-manual/mega-manual.html#var-SRC_URI"><text:span text:style-name="Source_20_Text">SRC_URI</text:span></text:a> within each recipe</text:p>
      <text:p text:style-name="P23">To use this class, inherit it globally and specify <text:a xlink:type="simple" xlink:href="http://www.yoctoproject.org/docs/1.8/mega-manual/mega-manual.html#var-SOURCE_MIRROR_URL"><text:span text:style-name="Source_20_Text">SOURCE_MIRROR_URL</text:span></text:a>. Here is an example: </text:p>
      <text:p text:style-name="P31"><text:s text:c="5"/>INHERIT += "own-mirrors"</text:p>
      <text:p text:style-name="P31"><text:s text:c="5"/>SOURCE_MIRROR_URL = "http://example.com/my-source-mirror"</text:p>
      <text:p text:style-name="P35">You can specify only a single URL in <text:span text:style-name="Source_20_Text">SOURCE_MIRROR_URL</text:span>. </text:p>
      <text:h text:style-name="P51" text:outline-level="2"><text:bookmark text:name="ref-classes-package"/><text:span text:style-name="Source_20_Text"><text:span text:style-name="T5">package.bbclass</text:span></text:span></text:h>
      <text:p text:style-name="P23"><text:span text:style-name="Source_20_Text"><text:span text:style-name="T5"><text:tab/></text:span></text:span>The <text:span text:style-name="Source_20_Text">package</text:span> class supports generating packages from a build's output.</text:p>
      <text:p text:style-name="P23">these package-specific classes: <text:a xlink:type="simple" xlink:href="http://www.yoctoproject.org/docs/1.8/mega-manual/mega-manual.html#ref-classes-package_deb"><text:span text:style-name="Source_20_Text">package_deb</text:span></text:a>, <text:a xlink:type="simple" xlink:href="http://www.yoctoproject.org/docs/1.8/mega-manual/mega-manual.html#ref-classes-package_rpm"><text:span text:style-name="Source_20_Text">package_rpm</text:span></text:a>, <text:a xlink:type="simple" xlink:href="http://www.yoctoproject.org/docs/1.8/mega-manual/mega-manual.html#ref-classes-package_ipk"><text:span text:style-name="Source_20_Text">package_ipk</text:span></text:a></text:p>
      <text:p text:style-name="P23">building a package with IPK takes about thirty percent less time as compared to using RPM to build the same or similar package</text:p>
      <text:p text:style-name="P23">Consequently, you might consider setting <text:span text:style-name="Source_20_Text">PACKAGE_CLASSES</text:span> to "package_ipk" if you are building smaller systems. </text:p>
      <text:h text:style-name="P51" text:outline-level="2"><text:bookmark text:name="ref-classes-package_deb"/><text:soft-page-break/><text:span text:style-name="Source_20_Text"><text:span text:style-name="T5">package_deb.bbclass</text:span></text:span></text:h>
      <text:p text:style-name="P23"><text:span text:style-name="Source_20_Text"><text:tab/></text:span>provides support for creating packages that use the Debian (i.e. <text:span text:style-name="Source_20_Text">.deb</text:span>) file format. The class ensures the packages are written out in a <text:span text:style-name="Source_20_Text">.deb</text:span> file format to the <text:span text:style-name="Source_20_Text">${</text:span><text:a xlink:type="simple" xlink:href="http://www.yoctoproject.org/docs/1.8/mega-manual/mega-manual.html#var-DEPLOY_DIR_DEB"><text:span text:style-name="Source_20_Text">DEPLOY_DIR_DEB</text:span></text:a><text:span text:style-name="Source_20_Text">}</text:span> directory. </text:p>
      <text:p text:style-name="P23">This class inherits the <text:a xlink:type="simple" xlink:href="http://www.yoctoproject.org/docs/1.8/mega-manual/mega-manual.html#ref-classes-package"><text:span text:style-name="Source_20_Text">package</text:span></text:a> class and is enabled through the <text:a xlink:type="simple" xlink:href="http://www.yoctoproject.org/docs/1.8/mega-manual/mega-manual.html#var-PACKAGE_CLASSES"><text:span text:style-name="Source_20_Text">PACKAGE_CLASSES</text:span></text:a> variable in the <text:span text:style-name="Source_20_Text">local.conf</text:span> file. </text:p>
      <text:h text:style-name="P51" text:outline-level="2"><text:bookmark text:name="ref-classes-package_ipk"/><text:span text:style-name="Source_20_Text"><text:span text:style-name="T5">package_ipk.bbclass</text:span></text:span></text:h>
      <text:p text:style-name="P24"><text:span text:style-name="Source_20_Text"><text:span text:style-name="T5"><text:tab/></text:span></text:span>provides support for creating packages that use the IPK (i.e. <text:span text:style-name="Source_20_Text">.ipk</text:span>) file format.</text:p>
      <text:p text:style-name="P24"><text:span text:style-name="Source_20_Text">${</text:span><text:a xlink:type="simple" xlink:href="http://www.yoctoproject.org/docs/1.8/mega-manual/mega-manual.html#var-DEPLOY_DIR_IPK"><text:span text:style-name="Source_20_Text">DEPLOY_DIR_IPK</text:span></text:a><text:span text:style-name="Source_20_Text">}</text:span> directory.</text:p>
      <text:h text:style-name="P51" text:outline-level="2"><text:bookmark text:name="ref-classes-package_rpm"/><text:span text:style-name="Source_20_Text"><text:span text:style-name="T5">package_rpm.bbclass</text:span></text:span></text:h>
      <text:p text:style-name="P23"><text:tab/>provides support for creating packages that use the RPM (i.e. <text:span text:style-name="Source_20_Text">.rpm</text:span>) file format.</text:p>
      <text:p text:style-name="P23"><text:span text:style-name="Source_20_Text">${</text:span><text:a xlink:type="simple" xlink:href="http://www.yoctoproject.org/docs/1.8/mega-manual/mega-manual.html#var-DEPLOY_DIR_RPM"><text:span text:style-name="Source_20_Text">DEPLOY_DIR_RPM</text:span></text:a><text:span text:style-name="Source_20_Text">}</text:span> directory.</text:p>
      <text:h text:style-name="P51" text:outline-level="2"><text:bookmark text:name="ref-classes-packagedata"/><text:span text:style-name="Source_20_Text"><text:span text:style-name="T5">packagedata.bbclass</text:span></text:span></text:h>
      <text:p text:style-name="P23"><text:tab/>The <text:span text:style-name="Source_20_Text">packagedata</text:span> class provides common functionality for reading <text:span text:style-name="Source_20_Text">pkgdata</text:span> files found in <text:a xlink:type="simple" xlink:href="http://www.yoctoproject.org/docs/1.8/mega-manual/mega-manual.html#var-PKGDATA_DIR"><text:span text:style-name="Source_20_Text">PKGDATA_DIR</text:span></text:a>. These files contain information about each output package produced by the OpenEmbedded build system. </text:p>
      <text:p text:style-name="P23">This class is enabled by default because it is inherited by the <text:a xlink:type="simple" xlink:href="http://www.yoctoproject.org/docs/1.8/mega-manual/mega-manual.html#ref-classes-package"><text:span text:style-name="Source_20_Text">package</text:span></text:a> class.</text:p>
      <text:h text:style-name="P51" text:outline-level="2"><text:bookmark text:name="ref-classes-packagegroup"/><text:span text:style-name="Source_20_Text"><text:span text:style-name="T5">packagegroup.bbclass</text:span></text:span></text:h>
      <text:p text:style-name="P23"><text:tab/>The <text:span text:style-name="Source_20_Text">packagegroup</text:span> class sets default values appropriate for package group recipes (e.g. <text:a xlink:type="simple" xlink:href="http://www.yoctoproject.org/docs/1.8/mega-manual/mega-manual.html#var-PACKAGES"><text:span text:style-name="Source_20_Text">PACKAGES</text:span></text:a>, <text:a xlink:type="simple" xlink:href="http://www.yoctoproject.org/docs/1.8/mega-manual/mega-manual.html#var-PACKAGE_ARCH"><text:span text:style-name="Source_20_Text">PACKAGE_ARCH</text:span></text:a>, <text:a xlink:type="simple" xlink:href="http://www.yoctoproject.org/docs/1.8/mega-manual/mega-manual.html#var-ALLOW_EMPTY"><text:span text:style-name="Source_20_Text">ALLOW_EMPTY</text:span></text:a>, and so forth). It is highly recommended that all package group recipes inherit this class. </text:p>
      <text:p text:style-name="P23">Previously, this class was called the <text:span text:style-name="Source_20_Text">task</text:span> class</text:p>
      <text:h text:style-name="P51" text:outline-level="2"><text:bookmark text:name="ref-classes-packageinfo"/><text:span text:style-name="Source_20_Text"><text:span text:style-name="T5">packageinfo.bbclass</text:span></text:span></text:h>
      <text:p text:style-name="P23"><text:tab/>The <text:span text:style-name="Source_20_Text">packageinfo</text:span> class gives a BitBake user interface the ability to retrieve information about output packages from the <text:span text:style-name="Source_20_Text">pkgdata</text:span> files. </text:p>
      <text:p text:style-name="P23">This class is enabled automatically when using the <text:a xlink:type="simple" xlink:href="http://www.yoctoproject.org/tools-resources/projects/hob" office:target-frame-name="_top" xlink:show="replace">Hob</text:a> user interface. </text:p>
      <text:h text:style-name="P51" text:outline-level="2"><text:bookmark text:name="ref-classes-patch"/><text:span text:style-name="Source_20_Text"><text:span text:style-name="T5">patch.bbclass</text:span></text:span></text:h>
      <text:p text:style-name="P23"><text:tab/>The <text:span text:style-name="Source_20_Text">patch</text:span> class provides all functionality for applying patches during the <text:a xlink:type="simple" xlink:href="http://www.yoctoproject.org/docs/1.8/mega-manual/mega-manual.html#ref-tasks-patch"><text:span text:style-name="Source_20_Text">do_patch</text:span></text:a> task. </text:p>
      <text:p text:style-name="P23">This class is enabled by default because it is inherited by the <text:a xlink:type="simple" xlink:href="http://www.yoctoproject.org/docs/1.8/mega-manual/mega-manual.html#ref-classes-base"><text:span text:style-name="Source_20_Text">base</text:span></text:a> class. </text:p>
      <text:h text:style-name="P51" text:outline-level="2"><text:bookmark text:name="ref-classes-perlnative"/><text:span text:style-name="Source_20_Text"><text:span text:style-name="T5">perlnative.bbclass</text:span></text:span></text:h>
      <text:p text:style-name="P23"><text:bookmark text:name="ref-classes-pixbufcache"/><text:span text:style-name="Source_20_Text">pixbufcache.bbclass</text:span></text:p>
      <text:p text:style-name="P23"><text:tab/>generates the proper post-install and post-remove (postinst/postrm) scriptlets for packages that install pixbuf loaders, which are used with <text:span text:style-name="Source_20_Text">gdk-pixbuf</text:span></text:p>
      <text:h text:style-name="P51" text:outline-level="2"><text:bookmark text:name="ref-classes-pkgconfig"/><text:soft-page-break/><text:span text:style-name="Source_20_Text"><text:span text:style-name="T5">pkgconfig.bbclass</text:span></text:span></text:h>
      <text:p text:style-name="P23"><text:span text:style-name="Source_20_Text"><text:tab/></text:span>The <text:span text:style-name="Source_20_Text">pkg-config</text:span> class provides a standard way to get header and library information. This class aims to smooth integration of <text:span text:style-name="Source_20_Text">pkg-config</text:span> into libraries that use it. </text:p>
      <text:p text:style-name="P23"><text:bookmark text:name="ref-classes-populate-sdk"/><text:span text:style-name="Source_20_Text">populate_sdk.bbclass</text:span></text:p>
      <text:p text:style-name="P23"><text:bookmark text:name="ref-classes-populate-sdk-*"/><text:span text:style-name="Source_20_Text">populate_sdk_*.bbclass</text:span></text:p>
      <text:p text:style-name="P23"><text:bookmark text:name="ref-classes-prexport"/><text:span text:style-name="Source_20_Text">prexport.bbclass</text:span></text:p>
      <text:p text:style-name="P23"><text:tab/>The <text:span text:style-name="Source_20_Text">prexport</text:span> class provides functionality for exporting <text:a xlink:type="simple" xlink:href="http://www.yoctoproject.org/docs/1.8/mega-manual/mega-manual.html#var-PR"><text:span text:style-name="Source_20_Text">PR</text:span></text:a> values. </text:p>
      <text:p text:style-name="P23"><text:bookmark text:name="ref-classes-primport"/><text:span text:style-name="Source_20_Text">primport.bbclass</text:span></text:p>
      <text:p text:style-name="P23"><text:tab/>provides functionality for importing <text:a xlink:type="simple" xlink:href="http://www.yoctoproject.org/docs/1.8/mega-manual/mega-manual.html#var-PR"><text:span text:style-name="Source_20_Text">PR</text:span></text:a> values</text:p>
      <text:p text:style-name="P23"><text:bookmark text:name="ref-classes-prserv"/><text:span text:style-name="Source_20_Text">prserv.bbclass</text:span></text:p>
      <text:p text:style-name="P23"><text:tab/>provides functionality for using a <text:a xlink:type="simple" xlink:href="http://www.yoctoproject.org/docs/1.8/mega-manual/mega-manual.html#working-with-a-pr-service" office:target-frame-name="_top" xlink:show="replace">PR service</text:a> in order to automatically manage the incrementing of the <text:a xlink:type="simple" xlink:href="http://www.yoctoproject.org/docs/1.8/mega-manual/mega-manual.html#var-PR"><text:span text:style-name="Source_20_Text">PR</text:span></text:a> variable for each recipe</text:p>
      <text:p text:style-name="P23">This class is enabled by default because it is inherited by the <text:a xlink:type="simple" xlink:href="http://www.yoctoproject.org/docs/1.8/mega-manual/mega-manual.html#ref-classes-package"><text:span text:style-name="Source_20_Text">package</text:span></text:a> class.</text:p>
      <text:p text:style-name="P23"><text:bookmark text:name="ref-classes-ptest"/><text:span text:style-name="Source_20_Text">ptest.bbclass</text:span></text:p>
      <text:p text:style-name="P23"><text:tab/>provides functionality for packaging and installing runtime tests for recipes that build software that provides these tests</text:p>
      <text:p text:style-name="P23"><text:bookmark text:name="ref-classes-ptest-gnome"/><text:span text:style-name="Source_20_Text">ptest-gnome.bbclass</text:span></text:p>
      <text:p text:style-name="P23"><text:bookmark text:name="ref-classes-python-dir"/><text:span text:style-name="Source_20_Text">python-dir.bbclass : </text:span>provides the base version, location, and site package location for Python</text:p>
      <text:p text:style-name="P23"><text:bookmark text:name="ref-classes-pythonnative"/><text:span text:style-name="Source_20_Text">pythonnative.bbclass</text:span></text:p>
      <text:p text:style-name="P23"><text:bookmark text:name="ref-classes-qemu"/><text:span text:style-name="Source_20_Text">qemu.bbclass</text:span></text:p>
      <text:p text:style-name="P23"><text:bookmark text:name="ref-classes-qmake*"/><text:span text:style-name="Source_20_Text">qmake*.bbclass</text:span></text:p>
      <text:p text:style-name="P23"><text:bookmark text:name="ref-classes-qt4*"/><text:span text:style-name="Source_20_Text">qt4*.bbclass</text:span></text:p>
      <text:p text:style-name="P23"><text:bookmark text:name="ref-classes-relocatable"/><text:span text:style-name="Source_20_Text">relocatable.bbclass</text:span></text:p>
      <text:p text:style-name="P23"><text:span text:style-name="Source_20_Text"><text:tab/></text:span>The <text:span text:style-name="Source_20_Text">relocatable</text:span> class enables relocation of binaries when they are installed into the sysroot. </text:p>
      <text:p text:style-name="P15">This class makes use of the <text:a xlink:type="simple" xlink:href="http://www.yoctoproject.org/docs/1.8/mega-manual/mega-manual.html#ref-classes-chrpath"><text:span text:style-name="Source_20_Text">chrpath</text:span></text:a> class and is used by both the <text:a xlink:type="simple" xlink:href="http://www.yoctoproject.org/docs/1.8/mega-manual/mega-manual.html#ref-classes-cross"><text:span text:style-name="Source_20_Text">cross</text:span></text:a> and <text:a xlink:type="simple" xlink:href="http://www.yoctoproject.org/docs/1.8/mega-manual/mega-manual.html#ref-classes-native"><text:span text:style-name="Source_20_Text">native</text:span></text:a> classes. </text:p>
      <text:p text:style-name="P23"><text:bookmark text:name="ref-classes-report-error"/><text:span text:style-name="Source_20_Text">report-error.bbclass</text:span></text:p>
      <text:p text:style-name="P23"><text:span text:style-name="Source_20_Text"><text:tab/></text:span>The <text:span text:style-name="Source_20_Text">report-error</text:span> class supports enabling the <text:a xlink:type="simple" xlink:href="http://www.yoctoproject.org/docs/1.8/mega-manual/mega-manual.html#using-the-error-reporting-tool" office:target-frame-name="_top" xlink:show="replace">error reporting tool</text:a>, which allows you to submit build error information to a central database. </text:p>
      <text:p text:style-name="P23">report files using a JSON format are created and stored in <text:span text:style-name="Source_20_Text">${</text:span><text:a xlink:type="simple" xlink:href="http://www.yoctoproject.org/docs/1.8/mega-manual/mega-manual.html#var-LOG_DIR"><text:span text:style-name="Source_20_Text">LOG_DIR</text:span></text:a><text:span text:style-name="Source_20_Text">}/error-report</text:span>. </text:p>
      <text:p text:style-name="P23"><text:bookmark text:name="ref-classes-rm-work"/><text:span text:style-name="Source_20_Text">rm_work.bbclass</text:span></text:p>
      <text:p text:style-name="P23"><text:span text:style-name="Source_20_Text"><text:tab/></text:span>The <text:span text:style-name="Source_20_Text">rm_work</text:span> class supports deletion of temporary workspace, which can ease your hard drive demands during builds. </text:p>
      <text:p text:style-name="P23"><text:span text:style-name="Source_20_Text"><text:tab/></text:span> <text:s text:c="3"/>INHERIT += "rm_work" <text:span text:style-name="T23">(In local.conf file)</text:span></text:p>
      <text:p text:style-name="P33"><text:s/>RM_WORK_EXCLUDE += "busybox glibc" <text:span text:style-name="T24">[Exclude this parts]</text:span></text:p>
      <text:p text:style-name="P33"><text:bookmark text:name="ref-classes-rootfs*"/><text:span text:style-name="Source_20_Text">rootfs*.bbclass</text:span></text:p>
      <text:p text:style-name="P23"><text:tab/>The <text:span text:style-name="Source_20_Text">rootfs*</text:span> classes support creating the root filesystem for an image and consist of the following classes:</text:p>
      <text:p text:style-name="P23"><text:soft-page-break/><text:span text:style-name="Source_20_Text">rootfs_deb<text:tab/>rootfs_rpm<text:tab/>rootfs_ipk</text:span></text:p>
      <text:p text:style-name="P23"><text:bookmark text:name="ref-classes-sanity"/><text:span text:style-name="Source_20_Text">sanity.bbclass</text:span></text:p>
      <text:p text:style-name="P23"><text:span text:style-name="Source_20_Text"><text:tab/></text:span>The <text:span text:style-name="Source_20_Text">sanity</text:span> class checks to see if prerequisite software is present on the host system so that users can be notified of potential problems that might affect their build. The class also performs basic user configuration checks from the <text:span text:style-name="Source_20_Text">local.conf</text:span> configuration file to prevent common mistakes that cause build failures. Distribution policy usually determines whether to include this class.</text:p>
      <text:p text:style-name="P23"><text:bookmark text:name="ref-classes-scons"/><text:span text:style-name="Source_20_Text">scons.bbclass</text:span></text:p>
      <text:p text:style-name="P23"><text:span text:style-name="Source_20_Text"><text:tab/></text:span>uses the SCons build system<text:span text:style-name="Source_20_Text">.</text:span>You can use the <text:a xlink:type="simple" xlink:href="http://www.yoctoproject.org/docs/1.8/mega-manual/mega-manual.html#var-EXTRA_OESCONS"><text:span text:style-name="Source_20_Text">EXTRA_OESCONS</text:span></text:a> variable to specify additional configuration options you want to pass SCons command line</text:p>
      <text:p text:style-name="P23"><text:bookmark text:name="ref-classes-sdl"/><text:span text:style-name="Source_20_Text">sdl.bbclass</text:span></text:p>
      <text:p text:style-name="P23"><text:span text:style-name="Source_20_Text"><text:tab/></text:span>uses the Simple DirectMedia Layer (SDL) library</text:p>
      <text:p text:style-name="P23"><text:bookmark text:name="ref-classes-setuptools"/><text:span text:style-name="Source_20_Text">setuptools.bbclass</text:span></text:p>
      <text:p text:style-name="P23"><text:bookmark text:name="ref-classes-setuptools3"/><text:span text:style-name="Source_20_Text">setuptools3.bbclass</text:span></text:p>
      <text:p text:style-name="P23"><text:bookmark text:name="ref-classes-sip"/><text:span text:style-name="Source_20_Text">sip.bbclass</text:span></text:p>
      <text:p text:style-name="P23"><text:span text:style-name="Source_20_Text"><text:tab/></text:span>supports recipes that build or package SIP-based Python bindings</text:p>
      <text:p text:style-name="P23"><text:bookmark text:name="ref-classes-siteconfig"/><text:span text:style-name="Source_20_Text">siteconfig.bbclass</text:span></text:p>
      <text:p text:style-name="P23"><text:span text:style-name="Source_20_Text"><text:tab/></text:span>provides functionality for handling site configuration. The class is used by the <text:a xlink:type="simple" xlink:href="http://www.yoctoproject.org/docs/1.8/mega-manual/mega-manual.html#ref-classes-autotools"><text:span text:style-name="Source_20_Text">autotools</text:span></text:a> class to accelerate the <text:a xlink:type="simple" xlink:href="http://www.yoctoproject.org/docs/1.8/mega-manual/mega-manual.html#ref-tasks-configure"><text:span text:style-name="Source_20_Text">do_configure</text:span></text:a> task. </text:p>
      <text:p text:style-name="P23"><text:bookmark text:name="ref-classes-siteinfo"/><text:span text:style-name="Source_20_Text">siteinfo.bbclass</text:span></text:p>
      <text:p text:style-name="P23"><text:tab/><text:bookmark text:name="ref-classes-siteinfo1"/>The <text:span text:style-name="Source_20_Text">siteinfo</text:span> class provides information about the targets that might be needed by other classes or recipes. </text:p>
      <text:p text:style-name="P23">The class also provides variables like <text:a xlink:type="simple" xlink:href="http://www.yoctoproject.org/docs/1.8/mega-manual/mega-manual.html#var-SITEINFO_ENDIANNESS"><text:span text:style-name="Source_20_Text">SITEINFO_ENDIANNESS</text:span></text:a> and <text:a xlink:type="simple" xlink:href="http://www.yoctoproject.org/docs/1.8/mega-manual/mega-manual.html#var-SITEINFO_BITS"><text:span text:style-name="Source_20_Text">SITEINFO_BITS</text:span></text:a> that can be used elsewhere in the metadata. </text:p>
      <text:p text:style-name="P15">Because the <text:a xlink:type="simple" xlink:href="http://www.yoctoproject.org/docs/1.8/mega-manual/mega-manual.html#ref-classes-base"><text:span text:style-name="Source_20_Text">base</text:span></text:a> class includes the <text:span text:style-name="Source_20_Text">siteinfo</text:span> class, it is always active. </text:p>
      <text:p text:style-name="P23"><text:bookmark text:name="ref-classes-spdx"/><text:span text:style-name="Source_20_Text">spdx.bbclass</text:span></text:p>
      <text:p text:style-name="P23"><text:tab/>integrates real-time license scanning, generation of SPDX standard output, and verification of license information during the build.</text:p>
      <text:p text:style-name="P23"><text:bookmark text:name="ref-classes-sstate"/><text:span text:style-name="Source_20_Text">sstate.bbclass</text:span></text:p>
      <text:p text:style-name="P23"><text:tab/>provides support for Shared State (sstate). By default, the class is enabled through the <text:a xlink:type="simple" xlink:href="http://www.yoctoproject.org/docs/1.8/mega-manual/mega-manual.html#var-INHERIT_DISTRO"><text:span text:style-name="Source_20_Text">INHERIT_DISTRO</text:span></text:a> variable's default value. </text:p>
      <text:p text:style-name="P23"><text:bookmark text:name="ref-classes-staging"/><text:span text:style-name="Source_20_Text">staging.bbclass</text:span></text:p>
      <text:p text:style-name="P23"><text:tab/>The <text:span text:style-name="Source_20_Text">staging</text:span> class provides support for staging files into the sysroot during the <text:a xlink:type="simple" xlink:href="http://www.yoctoproject.org/docs/1.8/mega-manual/mega-manual.html#ref-tasks-populate_sysroot"><text:span text:style-name="Source_20_Text">do_populate_sysroot</text:span></text:a> task. The class is enabled by default because it is inherited by the <text:a xlink:type="simple" xlink:href="http://www.yoctoproject.org/docs/1.8/mega-manual/mega-manual.html#ref-classes-base"><text:span text:style-name="Source_20_Text">base</text:span></text:a> class. </text:p>
      <text:p text:style-name="P23"><text:bookmark text:name="ref-classes-syslinux"/><text:span text:style-name="Source_20_Text">syslinux.bbclass</text:span></text:p>
      <text:p text:style-name="P25"><text:tab/>class supports the following variables</text:p>
      <text:list xml:id="list7988615845089139044" text:style-name="L6">
        <text:list-item>
          <text:p text:style-name="P73"><text:a xlink:type="simple" xlink:href="http://www.yoctoproject.org/docs/1.8/mega-manual/mega-manual.html#var-INITRD"><text:span text:style-name="Source_20_Text">INITRD</text:span></text:a>: Indicates list of filesystem images to concatenate and use as an initial RAM disk (initrd). This variable is optional.</text:p>
        </text:list-item>
      </text:list>
      <text:list xml:id="list4030905500650821906" text:style-name="L7">
        <text:list-item>
          <text:p text:style-name="P62"><text:a xlink:type="simple" xlink:href="http://www.yoctoproject.org/docs/1.8/mega-manual/mega-manual.html#var-ROOTFS"><text:span text:style-name="Source_20_Text">ROOTFS</text:span></text:a>: Indicates a filesystem image to include as the root filesystem. This variable is optional.</text:p>
        </text:list-item>
        <text:list-item>
          <text:p text:style-name="P62"><text:soft-page-break/><text:a xlink:type="simple" xlink:href="http://www.yoctoproject.org/docs/1.8/mega-manual/mega-manual.html#var-AUTO_SYSLINUXMENU"><text:span text:style-name="Source_20_Text">AUTO_SYSLINUXMENU</text:span></text:a>: Enables creating an automatic menu when set to "1". </text:p>
        </text:list-item>
        <text:list-item>
          <text:p text:style-name="P62"><text:a xlink:type="simple" xlink:href="http://www.yoctoproject.org/docs/1.8/mega-manual/mega-manual.html#var-LABELS"><text:span text:style-name="Source_20_Text">LABELS</text:span></text:a>: Lists targets for automatic configuration. </text:p>
        </text:list-item>
        <text:list-item>
          <text:p text:style-name="P62"><text:a xlink:type="simple" xlink:href="http://www.yoctoproject.org/docs/1.8/mega-manual/mega-manual.html#var-APPEND"><text:span text:style-name="Source_20_Text">APPEND</text:span></text:a>: Lists append string overrides for each label. </text:p>
        </text:list-item>
        <text:list-item>
          <text:p text:style-name="P62"><text:a xlink:type="simple" xlink:href="http://www.yoctoproject.org/docs/1.8/mega-manual/mega-manual.html#var-SYSLINUX_OPTS"><text:span text:style-name="Source_20_Text">SYSLINUX_OPTS</text:span></text:a>: Lists additional options to add to the syslinux file. Semicolon characters separate multiple options. </text:p>
        </text:list-item>
        <text:list-item>
          <text:p text:style-name="P62"><text:a xlink:type="simple" xlink:href="http://www.yoctoproject.org/docs/1.8/mega-manual/mega-manual.html#var-SYSLINUX_SPLASH"><text:span text:style-name="Source_20_Text">SYSLINUX_SPLASH</text:span></text:a>: Lists a background for the VGA boot menu when you are using the boot menu.</text:p>
        </text:list-item>
        <text:list-item>
          <text:p text:style-name="P62"><text:a xlink:type="simple" xlink:href="http://www.yoctoproject.org/docs/1.8/mega-manual/mega-manual.html#var-SYSLINUX_DEFAULT_CONSOLE"><text:span text:style-name="Source_20_Text">SYSLINUX_DEFAULT_CONSOLE</text:span></text:a>: Set to "console=ttyX" to change kernel boot default console. </text:p>
        </text:list-item>
        <text:list-item>
          <text:p text:style-name="P62"><text:a xlink:type="simple" xlink:href="http://www.yoctoproject.org/docs/1.8/mega-manual/mega-manual.html#var-SYSLINUX_SERIAL"><text:span text:style-name="Source_20_Text">SYSLINUX_SERIAL</text:span></text:a>: Sets an alternate serial port. Or, turns off serial when the variable is set with an empty string.</text:p>
        </text:list-item>
        <text:list-item>
          <text:p text:style-name="P62"><text:a xlink:type="simple" xlink:href="http://www.yoctoproject.org/docs/1.8/mega-manual/mega-manual.html#var-SYSLINUX_SERIAL_TTY"><text:span text:style-name="Source_20_Text">SYSLINUX_SERIAL_TTY</text:span></text:a>: Sets an alternate "console=tty..." kernel boot argument. </text:p>
        </text:list-item>
      </text:list>
      <text:p text:style-name="P25"/>
      <text:p text:style-name="P25"/>
      <text:p text:style-name="P25"/>
      <text:p text:style-name="P25"/>
      <text:p text:style-name="P25"><text:bookmark text:name="ref-classes-systemd"/><text:span text:style-name="Source_20_Text">systemd.bbclass</text:span></text:p>
      <text:p text:style-name="P25"><text:span text:style-name="T25"><text:tab/></text:span>provides support for recipes that install systemd unit files</text:p>
      <text:p text:style-name="P25">The functionality for this class is disabled unless you have "systemd" in <text:a xlink:type="simple" xlink:href="http://www.yoctoproject.org/docs/1.8/mega-manual/mega-manual.html#var-DISTRO_FEATURES"><text:span text:style-name="Source_20_Text">DISTRO_FEATURES</text:span></text:a></text:p>
      <text:p text:style-name="P25">you need to set <text:a xlink:type="simple" xlink:href="http://www.yoctoproject.org/docs/1.8/mega-manual/mega-manual.html#var-SYSTEMD_PACKAGES"><text:span text:style-name="Source_20_Text">SYSTEMD_PACKAGES</text:span></text:a> in your recipe to identify the packages in which the files will be installed. </text:p>
      <text:p text:style-name="P23">You should set <text:a xlink:type="simple" xlink:href="http://www.yoctoproject.org/docs/1.8/mega-manual/mega-manual.html#var-SYSTEMD_SERVICE"><text:span text:style-name="Source_20_Text">SYSTEMD_SERVICE</text:span></text:a> to the name of the service file.</text:p>
      <text:p text:style-name="P23">You should also use a package name override to indicate the package to which the value applies. If the value applies to the recipe's main package, use <text:span text:style-name="Source_20_Text">${</text:span><text:a xlink:type="simple" xlink:href="http://www.yoctoproject.org/docs/1.8/mega-manual/mega-manual.html#var-PN"><text:span text:style-name="Source_20_Text">PN</text:span></text:a><text:span text:style-name="Source_20_Text">}</text:span>. Here is an example from the connman recipe: </text:p>
      <text:p text:style-name="Preformatted_20_Text"><text:s text:c="5"/>SYSTEMD_SERVICE_${PN} = "connman.service"</text:p>
      <text:p text:style-name="P34"><text:s text:c="8"/></text:p>
      <text:p text:style-name="P23">Services are set up to start on boot automatically unless you have set <text:a xlink:type="simple" xlink:href="http://www.yoctoproject.org/docs/1.8/mega-manual/mega-manual.html#var-SYSTEMD_AUTO_ENABLE"><text:span text:style-name="Source_20_Text">SYSTEMD_AUTO_ENABLE</text:span></text:a> to "disable". </text:p>
      <text:p text:style-name="P23"><text:bookmark text:name="ref-classes-terminal"/><text:span text:style-name="Source_20_Text">terminal.bbclass</text:span></text:p>
      <text:p text:style-name="P23"><text:span text:style-name="Source_20_Text"><text:tab/></text:span>provides support for starting a terminal session. The <text:a xlink:type="simple" xlink:href="../../Yocto_docs/Yocto%20Project%20Mega-Manual.html#var-OE_TERMINAL"><text:span text:style-name="Source_20_Text">OE_TERMINAL</text:span></text:a> variable controls which terminal emulator is used for the session. </text:p>
      <text:p text:style-name="P23"><text:span text:style-name="Source_20_Text">testimage.bbclass</text:span></text:p>
      <text:p text:style-name="P23"><text:tab/>supports running automated tests against images using QEMU and on actual hardware. The class handles loading the tests and starting the image. </text:p>
      <text:p text:style-name="P23"><text:bookmark text:name="ref-classes-texinfo"/><text:span text:style-name="Source_20_Text">texinfo.bbclass</text:span></text:p>
      <text:p text:style-name="P23"><text:tab/>This class should be inherited by recipes whose upstream packages invoke the <text:span text:style-name="Source_20_Text">texinfo</text:span> utilities at build-time.</text:p>
      <text:p text:style-name="P23"><text:bookmark text:name="ref-classes-tinderclient"/><text:span text:style-name="Source_20_Text">tinderclient.bbclass</text:span></text:p>
      <text:p text:style-name="P23"><text:tab/>submits build results to an external Tinderbox instance. </text:p>
      <text:p text:style-name="P23"><text:bookmark text:name="ref-classes-toaster"/><text:span text:style-name="Source_20_Text">toaster.bbclass</text:span></text:p>
      <text:p text:style-name="P23"><text:soft-page-break/><text:tab/>collects information about packages and images and sends them as events that the BitBake user interface can receive. The class is enabled when the Toaster user interface is running. </text:p>
      <text:p text:style-name="P23"><text:bookmark text:name="ref-classes-toolchain-scripts"/><text:span text:style-name="Source_20_Text">toolchain-scripts.bbclass</text:span></text:p>
      <text:p text:style-name="P23"><text:tab/>provides the scripts used for setting up the environment for installed SDKs. </text:p>
      <text:p text:style-name="P23"><text:bookmark text:name="ref-classes-typecheck"/><text:span text:style-name="Source_20_Text">typecheck.bbclass</text:span></text:p>
      <text:p text:style-name="P23"><text:tab/>provides support for validating the values of variables set at the configuration level against their defined types. The OpenEmbedded build system allows you to define the type of a variable using the "type" varflag. Here is an example: </text:p>
      <text:p text:style-name="P23"><text:tab/> IMAGE_FEATURES[type] = "list"</text:p>
      <text:p text:style-name="P23"><text:bookmark text:name="ref-classes-uboot-config"/><text:span text:style-name="Source_20_Text">uboot-config.bbclass</text:span></text:p>
      <text:p text:style-name="P23"><text:tab/>provides support for U-Boot configuration for a machine. Specify the machine in your recipe as follows: </text:p>
      <text:p text:style-name="P23"><text:tab/> <text:s text:c="3"/>UBOOT_CONFIG ??= &lt;default&gt;</text:p>
      <text:p text:style-name="P34"><text:s text:c="4"/><text:tab/> <text:s/>UBOOT_CONFIG[foo] = "config,images"</text:p>
      <text:p text:style-name="P23">You can also specify the machine using this method: </text:p>
      <text:p text:style-name="Preformatted_20_Text"><text:s text:c="5"/>UBOOT_MACHINE = "config"</text:p>
      <text:p text:style-name="P34">See the <text:a xlink:type="simple" xlink:href="../../Yocto_docs/Yocto%20Project%20Mega-Manual.html#var-UBOOT_CONFIG"><text:span text:style-name="Source_20_Text">UBOOT_CONFIG</text:span></text:a> and <text:a xlink:type="simple" xlink:href="../../Yocto_docs/Yocto%20Project%20Mega-Manual.html#var-UBOOT_MACHINE"><text:span text:style-name="Source_20_Text">UBOOT_MACHINE</text:span></text:a> variables for additional information. </text:p>
      <text:p text:style-name="P34"><text:bookmark text:name="ref-classes-uninative"/><text:span text:style-name="Source_20_Text">uninative.bbclass</text:span></text:p>
      <text:p text:style-name="P34"><text:tab/>Provides a means of reusing <text:span text:style-name="Source_20_Text">native/cross</text:span> over multiple distros. <text:span text:style-name="T26">(currently exprimental)</text:span></text:p>
      <text:p text:style-name="P23"><text:bookmark text:name="ref-classes-update-alternatives"/><text:span text:style-name="Source_20_Text">update-alternatives.bbclass</text:span></text:p>
      <text:p text:style-name="P23"><text:tab/>helps the alternatives system when multiple sources provide the same command.<text:span text:style-name="Source_20_Text">update-alternatives</text:span> class handles renaming the binaries so that multiple packages can be installed without conflicts.</text:p>
      <text:p text:style-name="P23">To use this class, you need to define a number of variables: </text:p>
      <text:p text:style-name="P23"><text:tab/><text:a xlink:type="simple" xlink:href="../../Yocto_docs/Yocto%20Project%20Mega-Manual.html#var-ALTERNATIVE"><text:span text:style-name="Source_20_Text">ALTERNATIVE</text:span></text:a></text:p>
      <text:p text:style-name="P23"><text:span text:style-name="Source_20_Text"><text:tab/></text:span><text:a xlink:type="simple" xlink:href="../../Yocto_docs/Yocto%20Project%20Mega-Manual.html#var-ALTERNATIVE_LINK_NAME"><text:span text:style-name="Source_20_Text">ALTERNATIVE_LINK_NAME</text:span></text:a></text:p>
      <text:p text:style-name="P23"><text:span text:style-name="Source_20_Text"><text:tab/></text:span><text:a xlink:type="simple" xlink:href="../../Yocto_docs/Yocto%20Project%20Mega-Manual.html#var-ALTERNATIVE_TARGET"><text:span text:style-name="Source_20_Text">ALTERNATIVE_TARGET</text:span></text:a></text:p>
      <text:p text:style-name="P23"><text:span text:style-name="Source_20_Text"><text:tab/></text:span><text:a xlink:type="simple" xlink:href="../../Yocto_docs/Yocto%20Project%20Mega-Manual.html#var-ALTERNATIVE_PRIORITY"><text:span text:style-name="Source_20_Text">ALTERNATIVE_PRIORITY</text:span></text:a></text:p>
      <text:p text:style-name="P23"><text:bookmark text:name="ref-classes-update-rc.d"/><text:span text:style-name="Source_20_Text">update-rc.d.bbclass</text:span></text:p>
      <text:p text:style-name="P23"><text:span text:style-name="Source_20_Text"><text:tab/></text:span>uses <text:span text:style-name="Source_20_Text">update-rc.d</text:span> to safely install an initialization script on behalf of the package. The OpenEmbedded build system takes care of details such as making sure the script is stopped before a package is removed and started when the package is installed.</text:p>
      <text:p text:style-name="P23">Three variables control this class: <text:a xlink:type="simple" xlink:href="../../Yocto_docs/Yocto%20Project%20Mega-Manual.html#var-INITSCRIPT_PACKAGES"><text:span text:style-name="Source_20_Text">INITSCRIPT_PACKAGES</text:span></text:a>, <text:a xlink:type="simple" xlink:href="../../Yocto_docs/Yocto%20Project%20Mega-Manual.html#var-INITSCRIPT_NAME"><text:span text:style-name="Source_20_Text">INITSCRIPT_NAME</text:span></text:a> and <text:a xlink:type="simple" xlink:href="../../Yocto_docs/Yocto%20Project%20Mega-Manual.html#var-INITSCRIPT_PARAMS"><text:span text:style-name="Source_20_Text">INITSCRIPT_PARAMS</text:span></text:a>. </text:p>
      <text:p text:style-name="P23"><text:bookmark text:name="ref-classes-useradd"/><text:span text:style-name="Source_20_Text">useradd.bbclass</text:span></text:p>
      <text:p text:style-name="P23"><text:span text:style-name="Source_20_Text"><text:tab/></text:span>supports the addition of users or groups for usage by the package on the target.</text:p>
      <text:p text:style-name="P23">The <text:span text:style-name="Source_20_Text">useradd</text:span> class supports the <text:a xlink:type="simple" xlink:href="../../Yocto_docs/Yocto%20Project%20Mega-Manual.html#var-USERADD_PACKAGES"><text:span text:style-name="Source_20_Text">USERADD_PACKAGES</text:span></text:a>, <text:a xlink:type="simple" xlink:href="../../Yocto_docs/Yocto%20Project%20Mega-Manual.html#var-USERADD_PARAM"><text:span text:style-name="Source_20_Text">USERADD_PARAM</text:span></text:a>, <text:a xlink:type="simple" xlink:href="../../Yocto_docs/Yocto%20Project%20Mega-Manual.html#var-GROUPADD_PARAM"><text:span text:style-name="Source_20_Text">GROUPADD_PARAM</text:span></text:a>, and <text:a xlink:type="simple" xlink:href="../../Yocto_docs/Yocto%20Project%20Mega-Manual.html#var-GROUPMEMS_PARAM"><text:span text:style-name="Source_20_Text">GROUPMEMS_PARAM</text:span></text:a> variables.</text:p>
      <text:p text:style-name="P23"><text:bookmark text:name="ref-classes-useradd-staticids"/><text:soft-page-break/><text:span text:style-name="Source_20_Text">useradd-staticids.bbclass</text:span></text:p>
      <text:p text:style-name="P23"><text:span text:style-name="Source_20_Text"><text:tab/></text:span>supports the addition of users or groups that have static user identification (<text:span text:style-name="Source_20_Text">uid</text:span>) and group identification (<text:span text:style-name="Source_20_Text">gid</text:span>) values</text:p>
      <text:p text:style-name="P23">The default behavior of the OpenEmbedded build system for assigning <text:span text:style-name="Source_20_Text">uid</text:span> and <text:span text:style-name="Source_20_Text">gid</text:span> values when packages add users and groups during package install time is to add them dynamically.</text:p>
      <text:p text:style-name="P23">you need to set some variables<text:span text:style-name="Source_20_Text">: </text:span><text:a xlink:type="simple" xlink:href="../../Yocto_docs/Yocto%20Project%20Mega-Manual.html#var-USERADDEXTENSION"><text:span text:style-name="Source_20_Text">USERADDEXTENSION</text:span></text:a>, <text:a xlink:type="simple" xlink:href="../../Yocto_docs/Yocto%20Project%20Mega-Manual.html#var-USERADD_UID_TABLES"><text:span text:style-name="Source_20_Text">USERADD_UID_TABLES</text:span></text:a>, <text:a xlink:type="simple" xlink:href="../../Yocto_docs/Yocto%20Project%20Mega-Manual.html#var-USERADD_GID_TABLES"><text:span text:style-name="Source_20_Text">USERADD_GID_TABLES</text:span></text:a>, and <text:a xlink:type="simple" xlink:href="../../Yocto_docs/Yocto%20Project%20Mega-Manual.html#var-USERADD_ERROR_DYNAMIC"><text:span text:style-name="Source_20_Text">USERADD_ERROR_DYNAMIC</text:span></text:a> variables</text:p>
      <text:p text:style-name="P23"><text:bookmark text:name="ref-classes-utility-tasks"/><text:span text:style-name="Source_20_Text">utility-tasks.bbclass</text:span></text:p>
      <text:p text:style-name="P23"><text:span text:style-name="Source_20_Text"><text:tab/></text:span>support for various "utility" type tasks that are applicable to all recipes, such as <text:a xlink:type="simple" xlink:href="../../Yocto_docs/Yocto%20Project%20Mega-Manual.html#ref-tasks-clean"><text:span text:style-name="Source_20_Text">do_clean</text:span></text:a> and <text:a xlink:type="simple" xlink:href="../../Yocto_docs/Yocto%20Project%20Mega-Manual.html#ref-tasks-listtasks"><text:span text:style-name="Source_20_Text">do_listtasks</text:span></text:a>. </text:p>
      <text:p text:style-name="P23">This class is enabled by default because it is inherited by the <text:a xlink:type="simple" xlink:href="../../Yocto_docs/Yocto%20Project%20Mega-Manual.html#ref-classes-base"><text:span text:style-name="Source_20_Text">base</text:span></text:a> class. </text:p>
      <text:p text:style-name="P23"/>
      <text:p text:style-name="P23"/>
      <text:p text:style-name="P23"><text:bookmark text:name="ref-classes-utils"/><text:span text:style-name="Source_20_Text">utils.bbclass</text:span></text:p>
      <text:p text:style-name="P23"><text:tab/>The <text:span text:style-name="Source_20_Text">utils</text:span> class provides some useful Python functions that are typically used in inline Python expressions (e.g. <text:span text:style-name="Source_20_Text">${@...}</text:span>). One example use is for <text:span text:style-name="Source_20_Text">bb.utils.contains()</text:span>. </text:p>
      <text:p text:style-name="Text_20_body">This class is enabled by default because it is inherited by the <text:a xlink:type="simple" xlink:href="../../Yocto_docs/Yocto%20Project%20Mega-Manual.html#ref-classes-base"><text:span text:style-name="Source_20_Text">base</text:span></text:a> class. </text:p>
      <text:p text:style-name="P23"/>
      <text:p text:style-name="P23"><text:bookmark text:name="ref-classes-vala"/><text:span text:style-name="Source_20_Text">vala.bbclass</text:span></text:p>
      <text:p text:style-name="P23"><text:tab/>supports recipes that need to build software written using the Vala programming language.</text:p>
      <text:p text:style-name="P23"><text:bookmark text:name="ref-classes-waf"/><text:span text:style-name="Source_20_Text">waf.bbclass</text:span></text:p>
      <text:p text:style-name="P23"><text:tab/>supports recipes that need to build software that uses the Waf build system. You can use the <text:a xlink:type="simple" xlink:href="../../Yocto_docs/Yocto%20Project%20Mega-Manual.html#var-EXTRA_OECONF"><text:span text:style-name="Source_20_Text">EXTRA_OECONF</text:span></text:a> variable to specify additional configuration options to be passed on the Waf command line. </text:p>
      <text:p text:style-name="P27"/>
      <text:p text:style-name="P13"/>
      <text:p text:style-name="P13"/>
      <text:p text:style-name="P13"/>
      <text:p text:style-name="P13"/>
      <text:p text:style-name="P13"/>
      <text:p text:style-name="P13"/>
      <text:p text:style-name="P13"/>
      <text:p text:style-name="P13"/>
      <text:p text:style-name="P13"/>
      <text:p text:style-name="P13"/>
      <text:p text:style-name="P53"><text:soft-page-break/><text:span text:style-name="T28"><text:s text:c="36"/></text:span><text:span text:style-name="T27">Tasks</text:span></text:p>
      <text:p text:style-name="P13"><text:span text:style-name="T2">Tasks are units of execution for BitBake.</text:span>Recipes (<text:span text:style-name="Source_20_Text">.bb</text:span> files) use tasks to complete configuring, compiling, and packaging software.</text:p>
      <text:h text:style-name="P38" text:outline-level="3"><text:bookmark text:name="ref-tasks-build"/><text:span text:style-name="Source_20_Text">do_build</text:span></text:h>
      <text:p text:style-name="P13">The default task for all recipes. This task depends on all other normal tasks required to build a recipe. </text:p>
      <text:h text:style-name="P38" text:outline-level="3"><text:bookmark text:name="ref-tasks-compile"/><text:span text:style-name="Source_20_Text">do_compile</text:span></text:h>
      <text:p text:style-name="P13">Compiles the source in the compilation directory, which is pointed to by the <text:a xlink:type="simple" xlink:href="../../Yocto_docs/Yocto%20Project%20Mega-Manual.html#var-B"><text:span text:style-name="Source_20_Text">B</text:span></text:a> variable. </text:p>
      <text:h text:style-name="P38" text:outline-level="3"><text:bookmark text:name="ref-tasks-compile_ptest_base"/><text:span text:style-name="Source_20_Text">do_compile_ptest_base</text:span></text:h>
      <text:p text:style-name="P13">Compiles the runtime test suite included in the software being built. </text:p>
      <text:h text:style-name="P38" text:outline-level="3"><text:bookmark text:name="ref-tasks-configure"/><text:span text:style-name="Source_20_Text">do_configure</text:span></text:h>
      <text:p text:style-name="P13">Configures the source by enabling and disabling any build-time and configuration options for the software being built. </text:p>
      <text:h text:style-name="P38" text:outline-level="3"><text:bookmark text:name="ref-tasks-configure_ptest_base"/><text:span text:style-name="Source_20_Text">do_configure_ptest_base</text:span></text:h>
      <text:p text:style-name="P13">Configures the runtime test suite included in the software being built. </text:p>
      <text:h text:style-name="P38" text:outline-level="3"><text:bookmark text:name="ref-tasks-deploy"/><text:span text:style-name="Source_20_Text">do_deploy</text:span></text:h>
      <text:p text:style-name="P13">Writes output files that are to be deployed to the deploy directory, which is defined by the <text:a xlink:type="simple" xlink:href="../../Yocto_docs/Yocto%20Project%20Mega-Manual.html#var-DEPLOYDIR"><text:span text:style-name="Source_20_Text">DEPLOYDIR</text:span></text:a> variable. </text:p>
      <text:p text:style-name="P13">The <text:span text:style-name="Source_20_Text">do_deploy</text:span> task is a shared state (sstate) task, which means that the task can be accelerated through sstate use. Realize also that if the task is re-executed, any previous output is removed (i.e. "cleaned"). </text:p>
      <text:h text:style-name="P38" text:outline-level="3"><text:bookmark text:name="ref-tasks-fetch"/><text:span text:style-name="Source_20_Text">do_fetch</text:span></text:h>
      <text:p text:style-name="P13">Fetches the source code. This task uses the <text:a xlink:type="simple" xlink:href="../../Yocto_docs/Yocto%20Project%20Mega-Manual.html#var-SRC_URI"><text:span text:style-name="Source_20_Text">SRC_URI</text:span></text:a> variable and the argument's prefix to determine the correct fetcher module.</text:p>
      <text:h text:style-name="Heading_20_3" text:outline-level="3"><text:bookmark text:name="ref-tasks-install"/><text:span text:style-name="Source_20_Text">do_install</text:span></text:h>
      <text:p text:style-name="Text_20_body">Copies files from the compilation directory, which is defined by the <text:a xlink:type="simple" xlink:href="http://www.yoctoproject.org/docs/1.8/mega-manual/mega-manual.html#var-B"><text:span text:style-name="Source_20_Text">B</text:span></text:a> variable, to a holding area defined by the <text:a xlink:type="simple" xlink:href="http://www.yoctoproject.org/docs/1.8/mega-manual/mega-manual.html#var-D"><text:span text:style-name="Source_20_Text">D</text:span></text:a> variable. </text:p>
      <text:h text:style-name="Heading_20_3" text:outline-level="3"><text:bookmark text:name="ref-tasks-install_ptest_base"/><text:span text:style-name="Source_20_Text">do_install_ptest_base</text:span></text:h>
      <text:p text:style-name="Text_20_body">Copies the runtime test suite files from the compilation directory to a holding area. </text:p>
      <text:h text:style-name="Heading_20_3" text:outline-level="3"><text:bookmark text:name="ref-tasks-package"/><text:span text:style-name="Source_20_Text">do_package</text:span></text:h>
      <text:p text:style-name="Text_20_body">Analyzes the content of the holding area and splits it into subsets based on available packages and files. </text:p>
      <text:p text:style-name="Text_20_body"/>
      <text:h text:style-name="Heading_20_3" text:outline-level="3"><text:bookmark text:name="ref-tasks-package_qa"/><text:soft-page-break/><text:span text:style-name="Source_20_Text">do_package_qa</text:span></text:h>
      <text:p text:style-name="Text_20_body">Runs QA checks on packaged files. For more information on these checks, see the <text:a xlink:type="simple" xlink:href="http://www.yoctoproject.org/docs/1.8/mega-manual/mega-manual.html#ref-classes-insane"><text:span text:style-name="Source_20_Text">insane</text:span></text:a> class. </text:p>
      <text:h text:style-name="Heading_20_3" text:outline-level="3"><text:bookmark text:name="ref-tasks-package_write_deb"/><text:span text:style-name="Source_20_Text">do_package_write_deb</text:span></text:h>
      <text:p text:style-name="Text_20_body">Creates Debian packages (i.e. <text:span text:style-name="Source_20_Text">*.deb</text:span> files) and places them in the <text:span text:style-name="Source_20_Text">${</text:span><text:a xlink:type="simple" xlink:href="http://www.yoctoproject.org/docs/1.8/mega-manual/mega-manual.html#var-DEPLOY_DIR_DEB"><text:span text:style-name="Source_20_Text">DEPLOY_DIR_DEB</text:span></text:a><text:span text:style-name="Source_20_Text">}</text:span> directory in the package feeds area. For more information, see the "<text:a xlink:type="simple" xlink:href="http://www.yoctoproject.org/docs/1.8/mega-manual/mega-manual.html#package-feeds-dev-environment">Package Feeds</text:a>" section. </text:p>
      <text:h text:style-name="Heading_20_3" text:outline-level="3"><text:bookmark text:name="ref-tasks-package_write_ipk"/><text:span text:style-name="Source_20_Text">do_package_write_ipk</text:span></text:h>
      <text:p text:style-name="Text_20_body">Creates IPK packages (i.e. <text:span text:style-name="Source_20_Text">*.ipk</text:span> files) and places them in the <text:span text:style-name="Source_20_Text">${</text:span><text:a xlink:type="simple" xlink:href="../../Yocto_docs/Yocto%20Project%20Mega-Manual.html#var-DEPLOY_DIR_IPK"><text:span text:style-name="Source_20_Text">DEPLOY_DIR_IPK</text:span></text:a><text:span text:style-name="Source_20_Text">}</text:span> directory in the package feeds area. For more information, see the "<text:a xlink:type="simple" xlink:href="../../Yocto_docs/Yocto%20Project%20Mega-Manual.html#package-feeds-dev-environment">Package Feeds</text:a>" section. </text:p>
      <text:h text:style-name="Heading_20_3" text:outline-level="3"><text:bookmark text:name="ref-tasks-package_write_rpm"/><text:span text:style-name="Source_20_Text">do_package_write_rpm</text:span></text:h>
      <text:p text:style-name="Text_20_body">Creates RPM packages (i.e. <text:span text:style-name="Source_20_Text">*.rpm</text:span> files) and places them in the <text:span text:style-name="Source_20_Text">${</text:span><text:a xlink:type="simple" xlink:href="../../Yocto_docs/Yocto%20Project%20Mega-Manual.html#var-DEPLOY_DIR_RPM"><text:span text:style-name="Source_20_Text">DEPLOY_DIR_RPM</text:span></text:a><text:span text:style-name="Source_20_Text">}</text:span> directory in the package feeds area. For more information, see the "<text:a xlink:type="simple" xlink:href="../../Yocto_docs/Yocto%20Project%20Mega-Manual.html#package-feeds-dev-environment">Package Feeds</text:a>" section. </text:p>
      <text:h text:style-name="Heading_20_3" text:outline-level="3"><text:bookmark text:name="ref-tasks-packagedata"/><text:span text:style-name="Source_20_Text">do_packagedata</text:span></text:h>
      <text:p text:style-name="Text_20_body">Creates package metadata used by the build system to generate the final packages. </text:p>
      <text:h text:style-name="Heading_20_3" text:outline-level="3"><text:bookmark text:name="ref-tasks-patch"/><text:span text:style-name="Source_20_Text">do_patch</text:span></text:h>
      <text:p text:style-name="Text_20_body">Locates patch files and applies them to the source code. See the "<text:a xlink:type="simple" xlink:href="../../Yocto_docs/Yocto%20Project%20Mega-Manual.html#patching-dev-environment">Patching</text:a>" section for more information. </text:p>
      <text:h text:style-name="Heading_20_3" text:outline-level="3"><text:bookmark text:name="ref-tasks-populate_lic"/><text:span text:style-name="Source_20_Text">do_populate_lic</text:span></text:h>
      <text:p text:style-name="Text_20_body">Writes license information for the recipe that is collected later when the image is constructed. </text:p>
      <text:h text:style-name="Heading_20_3" text:outline-level="3"><text:bookmark text:name="ref-tasks-populate_sdk"/><text:span text:style-name="Source_20_Text">do_populate_sdk</text:span></text:h>
      <text:p text:style-name="Text_20_body">Creates the file and directory structure for an installable SDK. See the "<text:a xlink:type="simple" xlink:href="../../Yocto_docs/Yocto%20Project%20Mega-Manual.html#sdk-generation-dev-environment">SDK Generation</text:a>" section for more information. </text:p>
      <text:h text:style-name="Heading_20_3" text:outline-level="3"><text:bookmark text:name="ref-tasks-populate_sysroot"/><text:span text:style-name="Source_20_Text">do_populate_sysroot</text:span></text:h>
      <text:p text:style-name="Text_20_body">Copies a subset of files installed by the <text:a xlink:type="simple" xlink:href="../../Yocto_docs/Yocto%20Project%20Mega-Manual.html#ref-tasks-install"><text:span text:style-name="Source_20_Text">do_install</text:span></text:a> task into the sysroot in order to make them available to other recipes. </text:p>
      <text:p text:style-name="Text_20_body">The <text:span text:style-name="Source_20_Text">do_populate_sysroot</text:span> task is a shared state (sstate) task, which means that the task can be accelerated through sstate use. Realize also that if the task is re-executed, any previous output is removed (i.e. "cleaned"). </text:p>
      <text:h text:style-name="Heading_20_3" text:outline-level="3"><text:bookmark text:name="ref-tasks-rm_work"/><text:span text:style-name="Source_20_Text">do_rm_work</text:span></text:h>
      <text:p text:style-name="Text_20_body">Removes work files after the OpenEmbedded build system has finished with them. You can learn more by looking at the "<text:a xlink:type="simple" xlink:href="../../Yocto_docs/Yocto%20Project%20Mega-Manual.html#ref-classes-rm-work"><text:span text:style-name="Source_20_Text">rm_work.bbclass</text:span></text:a>" section. </text:p>
      <text:h text:style-name="Heading_20_3" text:outline-level="3"><text:soft-page-break/></text:h>
      <text:h text:style-name="Heading_20_3" text:outline-level="3"><text:bookmark text:name="ref-tasks-rm_work_all"/><text:span text:style-name="Source_20_Text">do_rm_work_all</text:span></text:h>
      <text:p text:style-name="Text_20_body">Top-level task for removing work files after the build system has finished with them. </text:p>
      <text:h text:style-name="Heading_20_3" text:outline-level="3"><text:bookmark text:name="ref-tasks-unpack"/><text:span text:style-name="Source_20_Text">do_unpack</text:span></text:h>
      <text:p text:style-name="Text_20_body">Unpacks the source code into a working directory pointed to by <text:span text:style-name="Source_20_Text">${</text:span><text:a xlink:type="simple" xlink:href="../../Yocto_docs/Yocto%20Project%20Mega-Manual.html#var-WORKDIR"><text:span text:style-name="Source_20_Text">WORKDIR</text:span></text:a><text:span text:style-name="Source_20_Text">}</text:span>. The <text:a xlink:type="simple" xlink:href="../../Yocto_docs/Yocto%20Project%20Mega-Manual.html#var-S"><text:span text:style-name="Source_20_Text">S</text:span></text:a> variable also plays a role in where unpacked source files ultimately reside. For more information on how source files are unpacked, see the "<text:a xlink:type="simple" xlink:href="../../Yocto_docs/Yocto%20Project%20Mega-Manual.html#source-fetching-dev-environment">Source Fetching</text:a>" section and the <text:span text:style-name="Source_20_Text">WORKDIR</text:span> and <text:span text:style-name="Source_20_Text">S</text:span> variable descriptions. </text:p>
      <text:h text:style-name="Heading_20_2" text:outline-level="2"><text:bookmark text:name="manually-called-tasks"/>Manually Called Tasks</text:h>
      <text:p text:style-name="Text_20_body">These tasks are typically manually triggered (e.g. by using the <text:span text:style-name="Source_20_Text">bitbake -c</text:span> command-line option): </text:p>
      <text:h text:style-name="P79" text:outline-level="3"><text:bookmark text:name="ref-tasks-checkuri"/><text:span text:style-name="Source_20_Text">do_checkuri : </text:span>Validates the <text:a xlink:type="simple" xlink:href="../../Yocto_docs/Yocto%20Project%20Mega-Manual.html#var-SRC_URI"><text:span text:style-name="Source_20_Text">SRC_URI</text:span></text:a> value. </text:h>
      <text:h text:style-name="P79" text:outline-level="3"><text:bookmark text:name="ref-tasks-checkuriall"/><text:span text:style-name="Source_20_Text">do_checkuriall : </text:span><text:bookmark text:name="ref-tasks-checkuriall1"/>Validates the <text:a xlink:type="simple" xlink:href="../../Yocto_docs/Yocto%20Project%20Mega-Manual.html#var-SRC_URI"><text:span text:style-name="Source_20_Text">SRC_URI</text:span></text:a> value for all recipes required to build a target. </text:h>
      <text:h text:style-name="P79" text:outline-level="3"><text:bookmark text:name="ref-tasks-clean"/><text:span text:style-name="Source_20_Text">do_clean</text:span></text:h>
      <text:p text:style-name="P65">Removes all output files for a target from the <text:a xlink:type="simple" xlink:href="../../Yocto_docs/Yocto%20Project%20Mega-Manual.html#ref-tasks-unpack"><text:span text:style-name="Source_20_Text">do_unpack</text:span></text:a> task forward (i.e. <text:a xlink:type="simple" xlink:href="../../Yocto_docs/Yocto%20Project%20Mega-Manual.html#ref-tasks-patch"><text:span text:style-name="Source_20_Text">do_unpack</text:span></text:a>, <text:a xlink:type="simple" xlink:href="../../Yocto_docs/Yocto%20Project%20Mega-Manual.html#ref-tasks-configure"><text:span text:style-name="Source_20_Text">do_configure</text:span></text:a>, <text:a xlink:type="simple" xlink:href="../../Yocto_docs/Yocto%20Project%20Mega-Manual.html#ref-tasks-compile"><text:span text:style-name="Source_20_Text">do_compile</text:span></text:a>, <text:a xlink:type="simple" xlink:href="../../Yocto_docs/Yocto%20Project%20Mega-Manual.html#ref-tasks-install"><text:span text:style-name="Source_20_Text">do_install</text:span></text:a>, and <text:a xlink:type="simple" xlink:href="../../Yocto_docs/Yocto%20Project%20Mega-Manual.html#ref-tasks-package"><text:span text:style-name="Source_20_Text">do_package</text:span></text:a>). </text:p>
      <text:p text:style-name="P65">You can run this task using BitBake as follows: </text:p>
      <text:p text:style-name="Preformatted_20_Text"><text:s text:c="5"/>$ bitbake -c clean <text:span text:style-name="Emphasis"><text:span text:style-name="Source_20_Text">recipe</text:span></text:span></text:p>
      <text:p text:style-name="Preformatted_20_Text"><text:span text:style-name="Emphasis"><text:span text:style-name="Source_20_Text"/></text:span></text:p>
      <text:p text:style-name="P34">Running this task does not remove the <text:a xlink:type="simple" xlink:href="../../Yocto_docs/Yocto%20Project%20Mega-Manual.html#shared-state-cache">sstate</text:a>) cache files. Consequently, if no changes have been made and the recipe is rebuilt after cleaning, output files are simply restored from the sstate cache. If you want to remove the sstate cache files for the recipe, you need to use the <text:a xlink:type="simple" xlink:href="../../Yocto_docs/Yocto%20Project%20Mega-Manual.html#ref-tasks-cleansstate"><text:span text:style-name="Source_20_Text">do_cleansstate</text:span></text:a> task instead (i.e. <text:span text:style-name="Source_20_Text">bitbake -c cleansstate</text:span> <text:span text:style-name="Emphasis"><text:span text:style-name="Source_20_Text">recipe</text:span></text:span>). </text:p>
      <text:h text:style-name="P79" text:outline-level="3"><text:bookmark text:name="ref-tasks-cleanall"/><text:span text:style-name="Source_20_Text">do_cleanall</text:span></text:h>
      <text:p text:style-name="P65">Removes all output files, shared state (<text:a xlink:type="simple" xlink:href="../../Yocto_docs/Yocto%20Project%20Mega-Manual.html#shared-state-cache">sstate</text:a>) cache, and downloaded source files for a target (i.e. the contents of <text:a xlink:type="simple" xlink:href="../../Yocto_docs/Yocto%20Project%20Mega-Manual.html#var-DL_DIR"><text:span text:style-name="Source_20_Text">DL_DIR</text:span></text:a>). Essentially, the <text:span text:style-name="Source_20_Text">do_cleanall</text:span> task is identical to the <text:a xlink:type="simple" xlink:href="../../Yocto_docs/Yocto%20Project%20Mega-Manual.html#ref-tasks-cleansstate"><text:span text:style-name="Source_20_Text">do_cleansstate</text:span></text:a> task with the added removal of downloaded source files. </text:p>
      <text:p text:style-name="P65">You can run this task using BitBake as follows: </text:p>
      <text:p text:style-name="Preformatted_20_Text"><text:s text:c="5"/>$ bitbake -c cleanall <text:span text:style-name="Emphasis"><text:span text:style-name="Source_20_Text">recipe</text:span></text:span></text:p>
      <text:p text:style-name="P55"><text:s/>Typically, you would not normally use the <text:span text:style-name="Source_20_Text">cleanall</text:span> task. Do so only if you want to start fresh with the <text:a xlink:type="simple" xlink:href="../../Yocto_docs/Yocto%20Project%20Mega-Manual.html#ref-tasks-fetch"><text:span text:style-name="Source_20_Text">do_fetch</text:span></text:a> task. </text:p>
      <text:h text:style-name="P80" text:outline-level="3"><text:bookmark text:name="ref-tasks-cleansstate"/><text:span text:style-name="Source_20_Text">do_cleansstate</text:span></text:h>
      <text:p text:style-name="P56">Removes all output files and shared state (<text:a xlink:type="simple" xlink:href="../../Yocto_docs/Yocto%20Project%20Mega-Manual.html#shared-state-cache">sstate</text:a>) cache for a target. Essentially, the <text:span text:style-name="Source_20_Text">do_cleansstate</text:span> task is identical to the <text:a xlink:type="simple" xlink:href="../../Yocto_docs/Yocto%20Project%20Mega-Manual.html#ref-tasks-clean"><text:span text:style-name="Source_20_Text">do_clean</text:span></text:a> task with the added removal of shared state (<text:a xlink:type="simple" xlink:href="../../Yocto_docs/Yocto%20Project%20Mega-Manual.html#shared-state-cache">sstate</text:a>) cache.</text:p>
      <text:p text:style-name="P74"/>
      <text:p text:style-name="P74"><text:soft-page-break/>You can run this task using BitBake as follows: </text:p>
      <text:p text:style-name="P56"><text:s/>$ bitbake -c cleansstate <text:span text:style-name="Emphasis"><text:span text:style-name="Source_20_Text">recipe</text:span></text:span></text:p>
      <text:p text:style-name="P56">When you run the <text:span text:style-name="Source_20_Text">do_cleansstate</text:span> task, the OpenEmbedded build system no longer uses any sstate. Consequently, building the recipe from scratch is guaranteed. </text:p>
      <text:p text:style-name="P57"><text:s/>"-f" <text:span text:style-name="T30">= </text:span>The <text:span text:style-name="Source_20_Text">do_cleansstate</text:span> task cannot remove sstate from a remote sstate mirror.If you need to build a target from scratch using remote mirrors, use the "-f" option as follows</text:p>
      <text:p text:style-name="P57"><text:tab/>bitbake -f -c do_cleansstate <text:span text:style-name="Emphasis"><text:span text:style-name="Source_20_Text">target</text:span></text:span></text:p>
      <text:h text:style-name="P81" text:outline-level="3"><text:bookmark text:name="ref-tasks-fetchall"/><text:span text:style-name="Source_20_Text">do_fetchall</text:span></text:h>
      <text:p text:style-name="P57">Fetches all remote sources required to build a target. </text:p>
      <text:h text:style-name="P81" text:outline-level="3"><text:bookmark text:name="ref-tasks-listtasks"/><text:span text:style-name="Source_20_Text">do_listtasks</text:span></text:h>
      <text:p text:style-name="P57">Lists all defined tasks for a target. </text:p>
      <text:h text:style-name="P81" text:outline-level="3"><text:bookmark text:name="ref-tasks-package_index"/><text:span text:style-name="Source_20_Text">do_package_index</text:span></text:h>
      <text:p text:style-name="P57">Creates or updates the index in the <text:a xlink:type="simple" xlink:href="../../Yocto_docs/Yocto%20Project%20Mega-Manual.html#package-feeds-dev-environment">Package Feeds</text:a> area. </text:p>
      <text:p text:style-name="P57">This task is not triggered with the <text:span text:style-name="Source_20_Text">bitbake -c</text:span> command-line option</text:p>
      <text:p text:style-name="P57">Because this task is specifically for the <text:span text:style-name="Source_20_Text">package-index</text:span> recipe, you run it using <text:span text:style-name="Source_20_Text">bitbake package-index</text:span>. </text:p>
      <text:h text:style-name="P83" text:outline-level="2"/>
      <text:h text:style-name="P83" text:outline-level="2"><text:bookmark text:name="image-related-tasks"/>Image-Related Tasks</text:h>
      <text:p text:style-name="P57">The following tasks are applicable to image recipes. </text:p>
      <text:h text:style-name="P81" text:outline-level="3"><text:bookmark text:name="ref-tasks-bootimg"/><text:span text:style-name="Source_20_Text">do_bootimg</text:span></text:h>
      <text:p text:style-name="P57">Creates a bootable live image. See the <text:a xlink:type="simple" xlink:href="../../Yocto_docs/Yocto%20Project%20Mega-Manual.html#var-IMAGE_FSTYPES"><text:span text:style-name="Source_20_Text">IMAGE_FSTYPES</text:span></text:a> variable for additional information on live image types. </text:p>
      <text:h text:style-name="P81" text:outline-level="3"><text:bookmark text:name="ref-tasks-bundle_initramfs"/><text:span text:style-name="Source_20_Text">do_bundle_initramfs</text:span></text:h>
      <text:p text:style-name="P57">Combines an initial RAM disk (initramfs) image and kernel together to form a single image. The <text:a xlink:type="simple" xlink:href="../../Yocto_docs/Yocto%20Project%20Mega-Manual.html#var-CONFIG_INITRAMFS_SOURCE"><text:span text:style-name="Source_20_Text">CONFIG_INITRAMFS_SOURCE</text:span></text:a> variable has some more information about these types of images. </text:p>
      <text:h text:style-name="P81" text:outline-level="3"><text:bookmark text:name="ref-tasks-rootfs"/><text:span text:style-name="Source_20_Text">do_rootfs</text:span></text:h>
      <text:p text:style-name="P57">Creates the root filesystem (file and directory structure) for an image. See the "<text:a xlink:type="simple" xlink:href="../../Yocto_docs/Yocto%20Project%20Mega-Manual.html#image-generation-dev-environment">Image Generation</text:a>" section for more information on how the root filesystem is created. </text:p>
      <text:h text:style-name="P81" text:outline-level="3"><text:bookmark text:name="ref-tasks-testimage"/><text:soft-page-break/><text:span text:style-name="Source_20_Text">do_testimage</text:span></text:h>
      <text:p text:style-name="P57">Boots an image and performs runtime tests within the image. For information on automatically testing images, see the "<text:a xlink:type="simple" xlink:href="../../Yocto_docs/Yocto%20Project%20Mega-Manual.html#performing-automated-runtime-testing" office:target-frame-name="_top" xlink:show="replace">Performing Automated Runtime Testing</text:a>" section in the Yocto Project Development Manual. </text:p>
      <text:h text:style-name="P81" text:outline-level="3"><text:bookmark text:name="ref-tasks-testimage_auto"/><text:span text:style-name="Source_20_Text">do_testimage_auto</text:span></text:h>
      <text:p text:style-name="P57">Boots an image and performs runtime tests within the image immediately after it has been built. This task is enabled when you set <text:a xlink:type="simple" xlink:href="../../Yocto_docs/Yocto%20Project%20Mega-Manual.html#var-TEST_IMAGE"><text:span text:style-name="Source_20_Text">TEST_IMAGE</text:span></text:a> equal to "1". </text:p>
      <text:h text:style-name="P81" text:outline-level="3"><text:bookmark text:name="ref-tasks-vmdkimg"/><text:span text:style-name="Source_20_Text">do_vmdkimg</text:span></text:h>
      <text:p text:style-name="P57">Creates a <text:span text:style-name="Source_20_Text">.vmdk</text:span> image for use with <text:a xlink:type="simple" xlink:href="http://www.vmware.com/" office:target-frame-name="_top" xlink:show="replace">VMware</text:a> and compatible virtual machine hosts. </text:p>
      <text:h text:style-name="P83" text:outline-level="2"><text:bookmark text:name="kernel-related-tasks"/>Kernel-Related Tasks</text:h>
      <text:p text:style-name="P57">The following tasks are applicable to kernel recipes. Some of these tasks (e.g. the <text:a xlink:type="simple" xlink:href="../../Yocto_docs/Yocto%20Project%20Mega-Manual.html#ref-tasks-menuconfig"><text:span text:style-name="Source_20_Text">do_menuconfig</text:span></text:a> task) are also applicable to recipes that use Linux kernel style configuration such as the BusyBox recipe.</text:p>
      <text:h text:style-name="P81" text:outline-level="3"><text:bookmark text:name="ref-tasks-compile_kernelmodules"/><text:span text:style-name="Source_20_Text">do_compile_kernelmodules</text:span></text:h>
      <text:p text:style-name="P57">Compiles loadable modules for the Linux kernel. </text:p>
      <text:h text:style-name="P81" text:outline-level="3"><text:span text:style-name="Source_20_Text">do_diffconfig</text:span></text:h>
      <text:p text:style-name="P57">Compares the old and new config files after running the <text:a xlink:type="simple" xlink:href="../../Yocto_docs/Yocto%20Project%20Mega-Manual.html#ref-tasks-menuconfig"><text:span text:style-name="Source_20_Text">do_menuconfig</text:span></text:a> task for the kernel. </text:p>
      <text:h text:style-name="P81" text:outline-level="3"><text:bookmark text:name="ref-tasks-kernel_checkout"/><text:span text:style-name="Source_20_Text">do_kernel_checkout</text:span></text:h>
      <text:p text:style-name="P57">Checks out source/meta branches for a linux-yocto style kernel. </text:p>
      <text:h text:style-name="P81" text:outline-level="3"><text:bookmark text:name="ref-tasks-kernel_configcheck"/><text:span text:style-name="Source_20_Text">do_kernel_configcheck</text:span></text:h>
      <text:p text:style-name="P57">Validates the kernel configuration for a linux-yocto style kernel. </text:p>
      <text:h text:style-name="P81" text:outline-level="3"><text:bookmark text:name="ref-tasks-kernel_configme"/><text:span text:style-name="Source_20_Text">do_kernel_configme</text:span></text:h>
      <text:p text:style-name="P75">Assembles the kernel configuration for a linux-yocto style kernel. </text:p>
      <text:h text:style-name="P81" text:outline-level="3"><text:bookmark text:name="ref-tasks-kernel_link_vmlinux"/><text:span text:style-name="Source_20_Text">do_kernel_link_vmlinux</text:span></text:h>
      <text:p text:style-name="P75">Creates a symbolic link in <text:span text:style-name="Source_20_Text">arch/$arch/boot</text:span> for vmlinux kernel images. </text:p>
      <text:h text:style-name="P81" text:outline-level="3"><text:bookmark text:name="ref-tasks-menuconfig"/><text:span text:style-name="Source_20_Text">do_menuconfig</text:span></text:h>
      <text:p text:style-name="P75">Runs <text:span text:style-name="Source_20_Text">make menuconfig</text:span> for the kernel. For information on <text:span text:style-name="Source_20_Text">menuconfig</text:span>, see the "<text:a xlink:type="simple" xlink:href="../../Yocto_docs/Yocto%20Project%20Mega-Manual.html#using-menuconfig" office:target-frame-name="_top" xlink:show="replace">Using  </text:a><text:a xlink:type="simple" xlink:href="../../Yocto_docs/Yocto%20Project%20Mega-Manual.html#using-menuconfig" office:target-frame-name="_top" xlink:show="replace"><text:span text:style-name="Source_20_Text">menuconfig</text:span></text:a>" section in the Yocto Project Development Manual. </text:p>
      <text:h text:style-name="P81" text:outline-level="3"><text:bookmark text:name="ref-tasks-savedefconfig"/><text:soft-page-break/><text:span text:style-name="Source_20_Text">do_savedefconfig</text:span></text:h>
      <text:p text:style-name="P75">Creates a minimal Linux kernel configuration file. </text:p>
      <text:h text:style-name="P81" text:outline-level="3"><text:bookmark text:name="ref-tasks-sizecheck"/><text:span text:style-name="Source_20_Text">do_sizecheck</text:span></text:h>
      <text:p text:style-name="P75">Checks the size of the kernel image against <text:a xlink:type="simple" xlink:href="../../Yocto_docs/Yocto%20Project%20Mega-Manual.html#var-KERNEL_IMAGE_MAXSIZE"><text:span text:style-name="Source_20_Text">KERNEL_IMAGE_MAXSIZE</text:span></text:a> when set. </text:p>
      <text:h text:style-name="P81" text:outline-level="3"><text:bookmark text:name="ref-tasks-strip"/><text:span text:style-name="Source_20_Text">do_strip</text:span></text:h>
      <text:p text:style-name="P75">Strips unneeded sections out of the Linux kernel image.</text:p>
      <text:h text:style-name="P81" text:outline-level="3"><text:bookmark text:name="ref-tasks-uboot_mkimage"/><text:span text:style-name="Source_20_Text">do_uboot_mkimage</text:span></text:h>
      <text:p text:style-name="P75">Creates a uImage file from the kernel for the U-Boot bootloader. </text:p>
      <text:h text:style-name="P81" text:outline-level="3"><text:bookmark text:name="ref-tasks-validate_branches"/><text:span text:style-name="Source_20_Text">do_validate_branches</text:span></text:h>
      <text:p text:style-name="P75"><text:bookmark text:name="ref-tasks-validate_branches1"/>Ensures that the source, metadata (or both) branches are on the locations specified by their <text:a xlink:type="simple" xlink:href="../../Yocto_docs/Yocto%20Project%20Mega-Manual.html#var-SRCREV"><text:span text:style-name="Source_20_Text">SRCREV</text:span></text:a> values for a linux-yocto style kernel. </text:p>
      <text:h text:style-name="P83" text:outline-level="2"><text:bookmark text:name="miscellaneous-tasks"/>Miscellaneous Tasks</text:h>
      <text:p text:style-name="P75">The following sections describe miscellaneous tasks. </text:p>
      <text:h text:style-name="P81" text:outline-level="3"><text:bookmark text:name="ref-tasks-generate_qt_config_file"/><text:span text:style-name="Source_20_Text">do_generate_qt_config_file</text:span></text:h>
      <text:p text:style-name="P75">Writes a <text:span text:style-name="Source_20_Text">qt.conf</text:span> configuration file used for building a Qt-based application</text:p>
      <text:h text:style-name="P81" text:outline-level="3"><text:bookmark text:name="ref-tasks-spdx"/><text:span text:style-name="Source_20_Text">do_spdx</text:span></text:h>
      <text:p text:style-name="P75">A build stage that takes the source code and scans it on a remote FOSSOLOGY server in order to produce an SPDX document. This task applies only to the <text:a xlink:type="simple" xlink:href="../../Yocto_docs/Yocto%20Project%20Mega-Manual.html#ref-classes-spdx"><text:span text:style-name="Source_20_Text">spdx</text:span></text:a> class. </text:p>
      <text:h text:style-name="P84" text:outline-level="2">Images :</text:h>
      <text:h text:style-name="P83" text:outline-level="2"/>
      <text:p text:style-name="P75"/>
      <text:p text:style-name="P75"/>
      <text:p text:style-name="P75"/>
      <text:p text:style-name="P75"/>
      <text:h text:style-name="P84" text:outline-level="2"><text:soft-page-break/>Features :</text:h>
      <text:p text:style-name="P76"><text:a xlink:type="simple" xlink:href="../../Yocto_docs/Yocto%20Project%20Mega-Manual.html#var-DISTRO_FEATURES"><text:span text:style-name="Source_20_Text">DISTRO_FEATURES</text:span></text:a> variable</text:p>
      <text:p text:style-name="P76"><text:a xlink:type="simple" xlink:href="../../Yocto_docs/Yocto%20Project%20Mega-Manual.html#var-MACHINE_FEATURES"><text:span text:style-name="Source_20_Text">MACHINE_FEATURES</text:span></text:a> variable</text:p>
      <text:p text:style-name="P78"><text:span text:style-name="T31">git grep 'contains.*MACHINE_FEATURES.*feature'</text:span></text:p>
      <text:p text:style-name="P76"><text:a xlink:type="simple" xlink:href="../../Yocto_docs/Yocto%20Project%20Mega-Manual.html#ref-features-machine"><text:span text:style-name="T29">Machine Features</text:span></text:a></text:p>
      <text:p text:style-name="P78"><text:span text:style-name="Emphasis">acpi:</text:span> Hardware has ACPI (x86/x86_64 only) </text:p>
      <text:list xml:id="list1054477467797366580" text:style-name="L8">
        <text:list-item>
          <text:p text:style-name="P66"><text:span text:style-name="Emphasis">alsa:</text:span> Hardware has ALSA audio drivers </text:p>
        </text:list-item>
        <text:list-item>
          <text:p text:style-name="P66"><text:span text:style-name="Emphasis">apm:</text:span> Hardware uses APM (or APM emulation) </text:p>
        </text:list-item>
        <text:list-item>
          <text:p text:style-name="P66"><text:span text:style-name="Emphasis">bluetooth:</text:span> Hardware has integrated BT </text:p>
        </text:list-item>
        <text:list-item>
          <text:p text:style-name="P66"><text:span text:style-name="Emphasis">efi:</text:span> Support for booting through EFI </text:p>
        </text:list-item>
        <text:list-item>
          <text:p text:style-name="P66"><text:span text:style-name="Emphasis">ext2:</text:span> Hardware HDD or Microdrive </text:p>
        </text:list-item>
        <text:list-item>
          <text:p text:style-name="P66"><text:span text:style-name="Emphasis">irda:</text:span> Hardware has IrDA support </text:p>
        </text:list-item>
        <text:list-item>
          <text:p text:style-name="P66"><text:span text:style-name="Emphasis">keyboard:</text:span> Hardware has a keyboard </text:p>
        </text:list-item>
        <text:list-item>
          <text:p text:style-name="P66"><text:span text:style-name="Emphasis">pcbios:</text:span> Support for booting through BIOS </text:p>
        </text:list-item>
        <text:list-item>
          <text:p text:style-name="P66"><text:span text:style-name="Emphasis">pci:</text:span> Hardware has a PCI bus </text:p>
        </text:list-item>
        <text:list-item>
          <text:p text:style-name="P66"><text:span text:style-name="Emphasis">pcmcia:</text:span> Hardware has PCMCIA or CompactFlash sockets </text:p>
        </text:list-item>
        <text:list-item>
          <text:p text:style-name="P66"><text:span text:style-name="Emphasis">phone:</text:span> Mobile phone (voice) support </text:p>
        </text:list-item>
        <text:list-item>
          <text:p text:style-name="P66"><text:span text:style-name="Emphasis">qvga:</text:span> Machine has a QVGA (320x240) display </text:p>
        </text:list-item>
        <text:list-item>
          <text:p text:style-name="P66"><text:span text:style-name="Emphasis">rtc:</text:span> Machine has a Real-Time Clock </text:p>
        </text:list-item>
        <text:list-item>
          <text:p text:style-name="P66"><text:span text:style-name="Emphasis">screen:</text:span> Hardware has a screen </text:p>
        </text:list-item>
        <text:list-item>
          <text:p text:style-name="P66"><text:span text:style-name="Emphasis">serial:</text:span> Hardware has serial support (usually RS232) </text:p>
        </text:list-item>
        <text:list-item>
          <text:p text:style-name="P66"><text:span text:style-name="Emphasis">touchscreen:</text:span> Hardware has a touchscreen </text:p>
        </text:list-item>
        <text:list-item>
          <text:p text:style-name="P66"><text:span text:style-name="Emphasis">usbgadget:</text:span> Hardware is USB gadget device capable </text:p>
        </text:list-item>
        <text:list-item>
          <text:p text:style-name="P66"><text:span text:style-name="Emphasis">usbhost:</text:span> Hardware is USB Host capable </text:p>
        </text:list-item>
        <text:list-item>
          <text:p text:style-name="P66"><text:span text:style-name="Emphasis">vfat:</text:span> FAT file system support </text:p>
        </text:list-item>
        <text:list-item>
          <text:p text:style-name="P66"><text:span text:style-name="Emphasis">wifi:</text:span> Hardware has integrated WiFi </text:p>
        </text:list-item>
      </text:list>
      <text:p text:style-name="P78"/>
      <text:h text:style-name="P85" text:outline-level="2"><text:bookmark text:name="ref-features-distro"/><text:soft-page-break/>Distro Features</text:h>
      <text:p text:style-name="P78"><text:span text:style-name="Emphasis">alsa:</text:span> Include ALSA support (OSS compatibility kernel modules installed if available). </text:p>
      <text:list xml:id="list4439473013319058700" text:style-name="L9">
        <text:list-item>
          <text:p text:style-name="P67"><text:span text:style-name="Emphasis">bluetooth:</text:span> Include bluetooth support (integrated BT only).</text:p>
        </text:list-item>
        <text:list-item>
          <text:p text:style-name="P67"><text:span text:style-name="Emphasis">cramfs:</text:span> Include CramFS support.</text:p>
        </text:list-item>
        <text:list-item>
          <text:p text:style-name="P67"><text:span text:style-name="Emphasis">directfb:</text:span> Include DirectFB support. </text:p>
        </text:list-item>
        <text:list-item>
          <text:p text:style-name="P67"><text:span text:style-name="Emphasis">ext2:</text:span> Include tools for supporting for devices with internal HDD/Microdrive for storing files (instead of Flash only devices). </text:p>
        </text:list-item>
        <text:list-item>
          <text:p text:style-name="P67"><text:span text:style-name="Emphasis">ipsec:</text:span> Include IPSec support.</text:p>
        </text:list-item>
        <text:list-item>
          <text:p text:style-name="P67"><text:span text:style-name="Emphasis">ipv6:</text:span> Include IPv6 support. </text:p>
        </text:list-item>
        <text:list-item>
          <text:p text:style-name="P67"><text:span text:style-name="Emphasis">irda:</text:span> Include IrDA support. </text:p>
        </text:list-item>
        <text:list-item>
          <text:p text:style-name="P67"><text:span text:style-name="Emphasis">keyboard:</text:span> Include keyboard support (e.g. keymaps will be loaded during boot). </text:p>
        </text:list-item>
        <text:list-item>
          <text:p text:style-name="P67"><text:span text:style-name="Emphasis">nfs:</text:span> Include NFS client support (for mounting NFS exports on device). </text:p>
        </text:list-item>
        <text:list-item>
          <text:p text:style-name="P67"><text:span text:style-name="Emphasis">opengl:</text:span> Include the Open Graphics Library, which is a cross-language, multi-platform application programming interface used for rendering two and three-dimensional graphics.</text:p>
        </text:list-item>
        <text:list-item>
          <text:p text:style-name="P67"><text:span text:style-name="Emphasis">pci:</text:span> Include PCI bus support.</text:p>
        </text:list-item>
        <text:list-item>
          <text:p text:style-name="P67"><text:span text:style-name="Emphasis">pcmcia:</text:span> Include PCMCIA/CompactFlash support.</text:p>
        </text:list-item>
        <text:list-item>
          <text:p text:style-name="P67"><text:span text:style-name="Emphasis">ppp:</text:span> Include PPP dialup support.</text:p>
        </text:list-item>
        <text:list-item>
          <text:p text:style-name="P67"><text:span text:style-name="Emphasis">ptest:</text:span> Enables building the package tests where supported by individual recipes. For more information on package tests, see the "<text:a xlink:type="simple" xlink:href="../../Yocto_docs/Yocto%20Project%20Mega-Manual.html#testing-packages-with-ptest" office:target-frame-name="_top" xlink:show="replace">Testing Packages With ptest</text:a>" section in the Yocto Project Development Manual. </text:p>
        </text:list-item>
        <text:list-item>
          <text:p text:style-name="P67"><text:span text:style-name="Emphasis">smbfs:</text:span> Include SMB networks client support (for mounting Samba/Microsoft Windows shares on device).</text:p>
        </text:list-item>
        <text:list-item>
          <text:p text:style-name="P67"><text:span text:style-name="Emphasis">systemd:</text:span> Include support for this <text:span text:style-name="Source_20_Text">init</text:span> manager, which is a full replacement of for <text:span text:style-name="Source_20_Text">init</text:span> with parallel starting of services, reduced shell overhead, and other features. This <text:span text:style-name="Source_20_Text">init</text:span> manager is used by many distributions.</text:p>
        </text:list-item>
        <text:list-item>
          <text:p text:style-name="P67"><text:span text:style-name="Emphasis">usbgadget:</text:span> Include USB Gadget Device support (for USB networking/serial/storage). </text:p>
        </text:list-item>
        <text:list-item>
          <text:p text:style-name="P67"><text:span text:style-name="Emphasis">usbhost:</text:span> Include USB Host support (allows to connect external keyboard, mouse, storage, network etc).</text:p>
        </text:list-item>
        <text:list-item>
          <text:p text:style-name="P67"><text:span text:style-name="Emphasis">wayland:</text:span> Include the Wayland display server protocol and the library that supports it.</text:p>
        </text:list-item>
        <text:list-item>
          <text:p text:style-name="P67"><text:span text:style-name="Emphasis">wifi:</text:span> Include WiFi support (integrated only).</text:p>
        </text:list-item>
        <text:list-item>
          <text:p text:style-name="P67"><text:span text:style-name="Emphasis">x11:</text:span> Include the X server and libraries.</text:p>
        </text:list-item>
      </text:list>
      <text:p text:style-name="P78"/>
      <text:h text:style-name="P85" text:outline-level="2"><text:bookmark text:name="ref-features-image"/><text:soft-page-break/>Image Features</text:h>
      <text:p text:style-name="P78"><text:a xlink:type="simple" xlink:href="../../Yocto_docs/Yocto%20Project%20Mega-Manual.html#var-IMAGE_FEATURES"><text:span text:style-name="Source_20_Text">IMAGE_FEATURES</text:span></text:a> and <text:a xlink:type="simple" xlink:href="../../Yocto_docs/Yocto%20Project%20Mega-Manual.html#var-EXTRA_IMAGE_FEATURES"><text:span text:style-name="Source_20_Text">EXTRA_IMAGE_FEATURES</text:span></text:a> variables</text:p>
      <text:p text:style-name="P78">The following image features are available for all images: </text:p>
      <text:list xml:id="list1874401119362640072" text:style-name="L10">
        <text:list-header>
          <text:p text:style-name="P69"><text:span text:style-name="Emphasis">allow-empty-password:</text:span> Allows Dropbear and OpenSSH to accept root logins and logins from accounts having an empty password string. </text:p>
        </text:list-header>
      </text:list>
      <text:list xml:id="list1830772373942582139" text:style-name="L11">
        <text:list-item>
          <text:p text:style-name="P70"><text:span text:style-name="Emphasis">dbg-pkgs:</text:span> Installs debug symbol packages for all packages installed in a given image. </text:p>
        </text:list-item>
        <text:list-item>
          <text:p text:style-name="P70"><text:span text:style-name="Emphasis">debug-tweaks:</text:span> Makes an image suitable for development (e.g. allows root logins without passwords and enables post-installation logging). See the 'allow-empty-password', 'empty-root-password', and 'post-install-logging' features in this list for additional information. </text:p>
        </text:list-item>
        <text:list-item>
          <text:p text:style-name="P70"><text:span text:style-name="Emphasis">dev-pkgs:</text:span> Installs development packages (headers and extra library links) for all packages installed in a given image. </text:p>
        </text:list-item>
        <text:list-item>
          <text:p text:style-name="P70"><text:span text:style-name="Emphasis">doc-pkgs:</text:span> Installs documentation packages for all packages installed in a given image. </text:p>
        </text:list-item>
        <text:list-item>
          <text:p text:style-name="P70"><text:span text:style-name="Emphasis">empty-root-password:</text:span> Sets the root password to an empty string, which allows logins with a blank password. </text:p>
        </text:list-item>
        <text:list-item>
          <text:p text:style-name="P70"><text:span text:style-name="Emphasis">package-management:</text:span> Installs package management tools and preserves the package manager database. </text:p>
        </text:list-item>
        <text:list-item>
          <text:p text:style-name="P70"><text:span text:style-name="Emphasis">post-install-logging:</text:span> Enables logging postinstall script runs to the <text:span text:style-name="Source_20_Text">/var/log/postinstall.log</text:span> file on first boot of the image on the target system. </text:p>
        </text:list-item>
        <text:list-item>
          <text:p text:style-name="P70"><text:span text:style-name="Emphasis">ptest-pkgs:</text:span> Installs ptest packages for all ptest-enabled recipes. </text:p>
        </text:list-item>
        <text:list-item>
          <text:p text:style-name="P70"><text:span text:style-name="Emphasis">read-only-rootfs:</text:span> Creates an image whose root filesystem is read-only. See the "<text:a xlink:type="simple" xlink:href="../../Yocto_docs/Yocto%20Project%20Mega-Manual.html#creating-a-read-only-root-filesystem" office:target-frame-name="_top" xlink:show="replace">Creating a Read-Only Root Filesystem</text:a>" section in the Yocto Project Development Manual for more information. </text:p>
        </text:list-item>
        <text:list-item>
          <text:p text:style-name="P70"><text:span text:style-name="Emphasis">splash:</text:span> Enables showing a splash screen during boot. By default, this screen is provided by <text:span text:style-name="Source_20_Text">psplash</text:span>, which does allow customization. If you prefer to use an alternative splash screen package, you can do so by setting the <text:span text:style-name="Source_20_Text">SPLASH</text:span> variable to a different package name (or names) within the image recipe or at the distro configuration level. </text:p>
        </text:list-item>
        <text:list-item>
          <text:p text:style-name="P70"><text:span text:style-name="Emphasis">staticdev-pkgs:</text:span> Installs static development packages, which are static libraries (i.e. <text:span text:style-name="Source_20_Text">*.a</text:span> files), for all packages installed in a given image. </text:p>
        </text:list-item>
      </text:list>
      <text:p text:style-name="P68"/>
      <text:p text:style-name="P68">Some image features are available only when you inherit the <text:a xlink:type="simple" xlink:href="../../Yocto_docs/Yocto%20Project%20Mega-Manual.html#ref-classes-core-image"><text:span text:style-name="Source_20_Text">core-image</text:span></text:a> class. The current list of these valid features is as follows: </text:p>
      <text:list xml:id="list1650662732345466665" text:style-name="L12">
        <text:list-item>
          <text:p text:style-name="P71"><text:span text:style-name="Emphasis">eclipse-debug:</text:span> Provides Eclipse remote debugging support. </text:p>
        </text:list-item>
        <text:list-item>
          <text:p text:style-name="P71"><text:span text:style-name="Emphasis">hwcodecs:</text:span> Installs hardware acceleration codecs. </text:p>
        </text:list-item>
        <text:list-item>
          <text:p text:style-name="P71"><text:span text:style-name="Emphasis">nfs-server:</text:span> Installs an NFS server. </text:p>
        </text:list-item>
        <text:list-item>
          <text:p text:style-name="P71"><text:soft-page-break/><text:span text:style-name="Emphasis">qt4-pkgs:</text:span> Supports Qt4/X11 and demo applications. </text:p>
        </text:list-item>
        <text:list-item>
          <text:p text:style-name="P71"><text:span text:style-name="Emphasis">ssh-server-dropbear:</text:span> Installs the Dropbear minimal SSH server. </text:p>
        </text:list-item>
        <text:list-item>
          <text:p text:style-name="P71"><text:span text:style-name="Emphasis">ssh-server-openssh:</text:span> Installs the OpenSSH SSH server, which is more full-featured than Dropbear. Note that if both the OpenSSH SSH server and the Dropbear minimal SSH server are present in <text:span text:style-name="Source_20_Text">IMAGE_FEATURES</text:span>, then OpenSSH will take precedence and Dropbear will not be installed. </text:p>
        </text:list-item>
        <text:list-item>
          <text:p text:style-name="P71"><text:span text:style-name="Emphasis">tools-debug:</text:span> Installs debugging tools such as <text:span text:style-name="Source_20_Text">strace</text:span> and <text:span text:style-name="Source_20_Text">gdb</text:span>. For information on GDB, see the "<text:a xlink:type="simple" xlink:href="../../Yocto_docs/Yocto%20Project%20Mega-Manual.html#platdev-gdb-remotedebug" office:target-frame-name="_top" xlink:show="replace">Debugging With the GNU Project Debugger (GDB) Remotely</text:a>" section in the Yocto Project Development Manual. For information on tracing and profiling, see the Yocto Project Profiling and Tracing Manual. </text:p>
        </text:list-item>
        <text:list-item>
          <text:p text:style-name="P71"><text:span text:style-name="Emphasis">tools-profile:</text:span> Installs profiling tools such as <text:span text:style-name="Source_20_Text">oprofile</text:span>, <text:span text:style-name="Source_20_Text">exmap</text:span>, and <text:span text:style-name="Source_20_Text">LTTng</text:span>. For general information on user-space tools, see the "<text:a xlink:type="simple" xlink:href="../../Yocto_docs/Yocto%20Project%20Mega-Manual.html#user-space-tools" office:target-frame-name="_top" xlink:show="replace">User-Space Tools</text:a>" section in the Yocto Project Application Developer's Guide. </text:p>
        </text:list-item>
        <text:list-item>
          <text:p text:style-name="P71"><text:span text:style-name="Emphasis">tools-sdk:</text:span> Installs a full SDK that runs on the device. </text:p>
        </text:list-item>
        <text:list-item>
          <text:p text:style-name="P71"><text:span text:style-name="Emphasis">tools-testapps:</text:span> Installs device testing tools (e.g. touchscreen debugging). </text:p>
        </text:list-item>
        <text:list-item>
          <text:p text:style-name="P71"><text:span text:style-name="Emphasis">x11:</text:span> Installs the X server. </text:p>
        </text:list-item>
        <text:list-item>
          <text:p text:style-name="P71"><text:span text:style-name="Emphasis">x11-base:</text:span> Installs the X server with a minimal environment. </text:p>
        </text:list-item>
        <text:list-item>
          <text:p text:style-name="P71"><text:span text:style-name="Emphasis">x11-sato:</text:span> Installs the OpenedHand Sato environment. </text:p>
        </text:list-item>
      </text:list>
      <text:p text:style-name="P68"/>
      <text:h text:style-name="P85" text:outline-level="2"><text:bookmark text:name="ref-features-backfill"/>Feature Backfilling</text:h>
      <text:p text:style-name="P78"><text:a xlink:type="simple" xlink:href="../../Yocto_docs/Yocto%20Project%20Mega-Manual.html#var-DISTRO_FEATURES_BACKFILL"><text:span text:style-name="Source_20_Text">DISTRO_FEATURES_BACKFILL</text:span></text:a> and <text:a xlink:type="simple" xlink:href="../../Yocto_docs/Yocto%20Project%20Mega-Manual.html#var-MACHINE_FEATURES_BACKFILL"><text:span text:style-name="Source_20_Text">MACHINE_FEATURES_BACKFILL</text:span></text:a> variables</text:p>
      <text:p text:style-name="P77"/>
      <text:p text:style-name="P75"/>
      <text:p text:style-name="P75"/>
      <text:p text:style-name="P12"><text:span text:style-name="Source_20_Text"><text:span text:style-name="T5"/></text:span></text:p>
      <text:p text:style-name="P12"><text:span text:style-name="Source_20_Text"><text:span text:style-name="T5"/></text:span></text:p>
      <text:p text:style-name="P12"><text:span text:style-name="Source_20_Text"/></text:p>
      <text:p text:style-name="P12"><text:span text:style-name="Source_20_Text"><text:span text:style-name="T5"/></text:span></text:p>
      <text:p text:style-name="P12"><text:span text:style-name="Source_20_Text"><text:span text:style-name="T5"/></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1:57:44.637989313</meta:creation-date>
    <meta:generator>LibreOffice/4.2.8.2$Linux_X86_64 LibreOffice_project/420m0$Build-2</meta:generator>
    <dc:date>2016-04-11T11:34:51.002772754</dc:date>
    <meta:editing-duration>PT8H1M42S</meta:editing-duration>
    <meta:editing-cycles>491</meta:editing-cycles>
    <meta:document-statistic meta:table-count="0" meta:image-count="0" meta:object-count="0" meta:page-count="32" meta:paragraph-count="696" meta:word-count="8546" meta:character-count="58880" meta:non-whitespace-character-count="50545"/>
  </office:meta>
</office:document-meta>
</file>